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メイリオ" svg:font-family="メイリオ" style:font-family-generic="modern" style:font-pitch="variable"/>
    <style:font-face style:name="メイリオ1" svg:font-family="メイリオ" style:font-family-generic="swiss" style:font-pitch="variable"/>
    <style:font-face style:name="游ゴシック" svg:font-family="游ゴシック" style:font-family-generic="system" style:font-pitch="variable"/>
    <style:font-face style:name="游ゴシック1" svg:font-family="游ゴシック" style:font-family-generic="swiss" style:font-pitch="variable"/>
    <style:font-face style:name="游ゴシック2" svg:font-family="游ゴシック" style:font-family-generic="roman" style:font-pitch="variable"/>
    <style:font-face style:name="游ゴシック3" svg:font-family="游ゴシック" style:font-family-generic="modern" style:font-pitch="variable"/>
    <style:font-face style:name="游明朝" svg:font-family="游明朝" style:font-family-generic="roman" style:font-pitch="variable"/>
    <style:font-face style:name="游明朝1" svg:font-family="游明朝" style:font-family-generic="swiss" style:font-pitch="variable"/>
    <style:font-face style:name="游明朝2" svg:font-family="游明朝" style:font-family-generic="system" style:font-pitch="variable"/>
    <style:font-face style:name="ＭＳ ゴシック" svg:font-family="'ＭＳ ゴシック'" style:font-family-generic="modern" style:font-pitch="variable"/>
    <style:font-face style:name="ＭＳ ゴシック1" svg:font-family="'ＭＳ ゴシック'" style:font-family-generic="modern" style:font-pitch="fixed"/>
  </office:font-face-decls>
  <office:automatic-styles>
    <style:style style:name="dp1" style:family="drawing-page"/>
    <style:style style:name="gr1" style:family="graphic" style:parent-style-name="standard">
      <style:graphic-properties svg:stroke-color="#e0c2cd" draw:fill-color="#800080" draw:textarea-horizontal-align="justify" draw:textarea-vertical-align="middle" draw:auto-grow-height="false" fo:min-height="0.132cm" fo:min-width="0cm" fo:wrap-option="wrap"/>
    </style:style>
    <style:style style:name="gr2" style:family="graphic" style:parent-style-name="standard">
      <style:graphic-properties svg:stroke-color="#ffff6d" draw:fill-color="#c9211e" draw:textarea-horizontal-align="justify" draw:textarea-vertical-align="middle" draw:auto-grow-height="false" fo:min-height="0cm" fo:min-width="0cm"/>
    </style:style>
    <style:style style:name="gr3"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0.844cm" fo:min-width="5.094cm" fo:padding-top="0.142cm" fo:padding-bottom="0.142cm" fo:padding-left="0.267cm" fo:padding-right="0.267cm" draw:shadow="visible" draw:shadow-offset-x="0.035cm" draw:shadow-offset-y="0.035cm"/>
      <style:paragraph-properties style:writing-mode="lr-tb"/>
    </style:style>
    <style:style style:name="gr4" style:family="graphic" style:parent-style-name="standard">
      <style:graphic-properties svg:stroke-width="0.035cm" svg:stroke-color="#e0c2cd" draw:marker-start-width="0.252cm" draw:marker-end-width="0.252cm" draw:fill-color="#ffffff" draw:textarea-horizontal-align="justify" draw:textarea-vertical-align="middle" draw:auto-grow-height="false" fo:min-height="0.14cm" fo:min-width="0cm" fo:padding-top="0.142cm" fo:padding-bottom="0.142cm" fo:padding-left="0.267cm" fo:padding-right="0.267cm" fo:wrap-option="wrap"/>
    </style:style>
    <style:style style:name="gr5" style:family="graphic" style:parent-style-name="standard">
      <style:graphic-properties svg:stroke-color="#e0c2cd" draw:fill-color="#800080" draw:textarea-horizontal-align="justify" draw:textarea-vertical-align="middle" draw:auto-grow-height="false" fo:min-height="0.104cm" fo:min-width="0cm" fo:wrap-option="wrap"/>
    </style:style>
    <style:style style:name="gr6"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0.844cm" fo:min-width="4.594cm" fo:padding-top="0.142cm" fo:padding-bottom="0.142cm" fo:padding-left="0.267cm" fo:padding-right="0.267cm" draw:shadow="visible" draw:shadow-offset-x="0.035cm" draw:shadow-offset-y="0.035cm"/>
      <style:paragraph-properties style:writing-mode="lr-tb"/>
    </style:style>
    <style:style style:name="gr7"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394cm" fo:min-width="3.644cm" fo:padding-top="0.142cm" fo:padding-bottom="0.142cm" fo:padding-left="0.267cm" fo:padding-right="0.267cm" draw:shadow="visible" draw:shadow-offset-x="0.035cm" draw:shadow-offset-y="0.035cm"/>
      <style:paragraph-properties style:writing-mode="lr-tb"/>
    </style:style>
    <style:style style:name="gr8"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0.844cm" fo:min-width="4.094cm" fo:padding-top="0.142cm" fo:padding-bottom="0.142cm" fo:padding-left="0.267cm" fo:padding-right="0.267cm" draw:shadow="visible" draw:shadow-offset-x="0.035cm" draw:shadow-offset-y="0.035cm"/>
      <style:paragraph-properties style:writing-mode="lr-tb"/>
    </style:style>
    <style:style style:name="gr9" style:family="graphic" style:parent-style-name="standard">
      <style:graphic-properties svg:stroke-color="#ffff6d" draw:fill-color="#c9211e" draw:textarea-horizontal-align="justify" draw:textarea-vertical-align="middle" draw:auto-grow-height="false" fo:min-height="0.02cm" fo:min-width="0cm"/>
    </style:style>
    <style:style style:name="gr10" style:family="graphic" style:parent-style-name="standard">
      <style:graphic-properties draw:stroke="none" svg:stroke-color="#000000" draw:fill="none" draw:fill-color="#ffffff" fo:min-height="0.352cm"/>
      <style:paragraph-properties style:writing-mode="lr-tb"/>
    </style:style>
    <style:style style:name="gr11" style:family="graphic" style:parent-style-name="standard">
      <style:graphic-properties svg:stroke-color="#e8f2a1" draw:fill-color="#a1467e" draw:textarea-horizontal-align="justify" draw:textarea-vertical-align="middle" draw:auto-grow-height="false" fo:min-height="0.108cm" fo:min-width="0cm"/>
    </style:style>
    <style:style style:name="gr12"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438cm" fo:min-width="3.888cm" fo:padding-top="0.142cm" fo:padding-bottom="0.142cm" fo:padding-left="0.267cm" fo:padding-right="0.267cm" draw:shadow="visible" draw:shadow-offset-x="0.035cm" draw:shadow-offset-y="0.035cm"/>
      <style:paragraph-properties style:writing-mode="lr-tb"/>
    </style:style>
    <style:style style:name="gr13"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0.844cm" fo:min-width="5.095cm" fo:padding-top="0.142cm" fo:padding-bottom="0.142cm" fo:padding-left="0.267cm" fo:padding-right="0.267cm" draw:shadow="visible" draw:shadow-offset-x="0.035cm" draw:shadow-offset-y="0.035cm"/>
      <style:paragraph-properties style:writing-mode="lr-tb"/>
    </style:style>
    <style:style style:name="gr14"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62cm" fo:min-width="5.32cm" fo:padding-top="0.142cm" fo:padding-bottom="0.142cm" fo:padding-left="0.267cm" fo:padding-right="0.267cm" draw:shadow="visible" draw:shadow-offset-x="0.035cm" draw:shadow-offset-y="0.035cm"/>
      <style:paragraph-properties style:writing-mode="lr-tb"/>
    </style:style>
    <style:style style:name="gr15"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0.844cm" fo:min-width="4.094cm" fo:padding-top="0.142cm" fo:padding-bottom="0.142cm" fo:padding-left="0.267cm" fo:padding-right="0.267cm" draw:shadow="visible" draw:shadow-offset-x="0.035cm" draw:shadow-offset-y="0.035cm"/>
      <style:paragraph-properties style:writing-mode="lr-tb"/>
    </style:style>
    <style:style style:name="gr16"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438cm" fo:min-width="3.638cm" fo:padding-top="0.142cm" fo:padding-bottom="0.142cm" fo:padding-left="0.267cm" fo:padding-right="0.267cm" draw:shadow="visible" draw:shadow-offset-x="0.035cm" draw:shadow-offset-y="0.035cm"/>
      <style:paragraph-properties style:writing-mode="lr-tb"/>
    </style:style>
    <style:style style:name="gr17" style:family="graphic" style:parent-style-name="standard">
      <style:graphic-properties svg:stroke-color="#e8f2a1" draw:fill-color="#a1467e" draw:textarea-horizontal-align="justify" draw:textarea-vertical-align="middle" draw:auto-grow-height="false" fo:min-height="0.136cm" fo:min-width="0cm"/>
    </style:style>
    <style:style style:name="gr18" style:family="graphic" style:parent-style-name="standard" style:list-style-name="L1">
      <style:graphic-properties draw:fill-color="#ffaa95" draw:textarea-horizontal-align="justify" draw:textarea-vertical-align="middle" draw:auto-grow-height="false" fo:min-height="1.602cm" fo:min-width="4.13cm" fo:wrap-option="wrap"/>
      <style:paragraph-properties style:writing-mode="lr-tb"/>
    </style:style>
    <style:style style:name="gr19" style:family="graphic" style:parent-style-name="standard">
      <style:graphic-properties svg:stroke-width="0.035cm" svg:stroke-color="#b85c00" draw:marker-start-width="0.252cm" draw:marker-end-width="0.252cm" draw:fill-color="#ffe994" draw:textarea-horizontal-align="justify" draw:textarea-vertical-align="top" draw:auto-grow-height="false" fo:min-height="1.07cm" fo:min-width="4.82cm" fo:padding-top="0.142cm" fo:padding-bottom="0.142cm" fo:padding-left="0.267cm" fo:padding-right="0.267cm" draw:shadow="visible" draw:shadow-offset-x="0.035cm" draw:shadow-offset-y="0.035cm"/>
      <style:paragraph-properties style:writing-mode="lr-tb"/>
    </style:style>
    <style:style style:name="gr20"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1.296cm" fo:min-width="5.046cm" fo:padding-top="0.142cm" fo:padding-bottom="0.142cm" fo:padding-left="0.267cm" fo:padding-right="0.267cm" draw:shadow="visible" draw:shadow-offset-x="0.035cm" draw:shadow-offset-y="0.035cm"/>
      <style:paragraph-properties style:writing-mode="lr-tb"/>
    </style:style>
    <style:style style:name="gr21"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0.844cm" fo:min-width="4.094cm" fo:padding-top="0.142cm" fo:padding-bottom="0.142cm" fo:padding-left="0.267cm" fo:padding-right="0.267cm" draw:shadow="visible" draw:shadow-offset-x="0.035cm" draw:shadow-offset-y="0.035cm"/>
      <style:paragraph-properties style:writing-mode="lr-tb"/>
    </style:style>
    <style:style style:name="gr22" style:family="graphic" style:parent-style-name="standard">
      <style:graphic-properties draw:stroke="none" svg:stroke-color="#000000" draw:fill="none" draw:fill-color="#ffffff" fo:min-height="0.361cm"/>
      <style:paragraph-properties style:writing-mode="lr-tb"/>
    </style:style>
    <style:style style:name="gr23"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4cm" fo:min-width="2.844cm" fo:padding-top="0.142cm" fo:padding-bottom="0.142cm" fo:padding-left="0.267cm" fo:padding-right="0.267cm" draw:shadow="visible" draw:shadow-offset-x="0.035cm" draw:shadow-offset-y="0.035cm"/>
      <style:paragraph-properties style:writing-mode="lr-tb"/>
    </style:style>
    <style:style style:name="gr24"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4cm" fo:min-width="2.594cm" fo:padding-top="0.142cm" fo:padding-bottom="0.142cm" fo:padding-left="0.267cm" fo:padding-right="0.267cm" draw:shadow="visible" draw:shadow-offset-x="0.035cm" draw:shadow-offset-y="0.035cm"/>
      <style:paragraph-properties style:writing-mode="lr-tb"/>
    </style:style>
    <style:style style:name="gr25" style:family="graphic" style:parent-style-name="standard" style:list-style-name="L1">
      <style:graphic-properties draw:fill-color="#ffaa95" draw:textarea-horizontal-align="justify" draw:textarea-vertical-align="middle" draw:auto-grow-height="false" fo:min-height="1.834cm" fo:min-width="5.52cm" fo:wrap-option="wrap"/>
      <style:paragraph-properties style:writing-mode="lr-tb"/>
    </style:style>
    <style:style style:name="gr26" style:family="graphic" style:parent-style-name="standard">
      <style:graphic-properties draw:fill-color="#e0c2cd" draw:textarea-horizontal-align="justify" draw:textarea-vertical-align="middle" draw:auto-grow-height="false" fo:min-height="1cm" fo:min-width="3.25cm"/>
      <style:paragraph-properties style:writing-mode="lr-tb"/>
    </style:style>
    <style:style style:name="gr27" style:family="graphic" style:parent-style-name="standard">
      <style:graphic-properties draw:fill-color="#e0c2cd" draw:textarea-horizontal-align="justify" draw:textarea-vertical-align="middle" draw:auto-grow-height="false" fo:min-height="1cm" fo:min-width="3.75cm"/>
      <style:paragraph-properties style:writing-mode="lr-tb"/>
    </style:style>
    <style:style style:name="gr28" style:family="graphic" style:parent-style-name="standard">
      <style:graphic-properties draw:fill-color="#e0c2cd" draw:textarea-horizontal-align="justify" draw:textarea-vertical-align="middle" draw:auto-grow-height="false" fo:min-height="1cm" fo:min-width="4.25cm"/>
      <style:paragraph-properties style:writing-mode="lr-tb"/>
    </style:style>
    <style:style style:name="gr29" style:family="graphic" style:parent-style-name="standard">
      <style:graphic-properties svg:stroke-width="0.081cm" svg:stroke-color="#5eb91e" draw:marker-start-width="0.321cm" draw:marker-end-width="0.321cm" draw:fill-color="#ffffff" draw:textarea-horizontal-align="justify" draw:textarea-vertical-align="middle" draw:auto-grow-height="false" fo:min-height="0.024cm" fo:min-width="0cm" fo:padding-top="0.165cm" fo:padding-bottom="0.165cm" fo:padding-left="0.29cm" fo:padding-right="0.29cm" fo:wrap-option="wrap"/>
    </style:style>
    <style:style style:name="gr30" style:family="graphic" style:parent-style-name="objectwithoutfill">
      <style:graphic-properties svg:stroke-color="#5eb91e" draw:marker-end="線の終点_20_6" draw:marker-end-width="0.3cm" draw:fill="none" draw:textarea-vertical-align="middle"/>
    </style:style>
    <style:style style:name="gr31" style:family="graphic" style:parent-style-name="objectwithoutfill">
      <style:graphic-properties draw:marker-end="線の終点_20_7" draw:marker-end-width="0.3cm" draw:fill="none" draw:textarea-vertical-align="middle"/>
    </style:style>
    <style:style style:name="gr32" style:family="graphic" style:parent-style-name="objectwithoutfill">
      <style:graphic-properties draw:marker-end="線の終点_20_8" draw:marker-end-width="0.3cm" draw:fill="none" draw:textarea-vertical-align="middle"/>
    </style:style>
    <style:style style:name="gr33" style:family="graphic" style:parent-style-name="objectwithoutfill">
      <style:graphic-properties draw:marker-end="線の終点_20_9" draw:marker-end-width="0.3cm" draw:fill="none" draw:textarea-vertical-align="middle"/>
    </style:style>
    <style:style style:name="gr34" style:family="graphic" style:parent-style-name="objectwithoutfill">
      <style:graphic-properties draw:marker-end="線の終点_20_10" draw:marker-end-width="0.3cm" draw:fill="none" draw:textarea-vertical-align="middle"/>
    </style:style>
    <style:style style:name="gr35" style:family="graphic" style:parent-style-name="objectwithoutfill">
      <style:graphic-properties draw:marker-end="線の終点_20_11" draw:marker-end-width="0.3cm" draw:fill="none" draw:textarea-vertical-align="middle"/>
    </style:style>
    <style:style style:name="gr36" style:family="graphic" style:parent-style-name="standard">
      <style:graphic-properties draw:fill-color="#355269" draw:textarea-horizontal-align="justify" draw:textarea-vertical-align="middle" draw:auto-grow-height="false" fo:min-height="1.064cm" fo:min-width="5.064cm"/>
      <style:paragraph-properties style:writing-mode="lr-tb"/>
    </style:style>
    <style:style style:name="gr37"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4cm" fo:min-width="4.344cm" fo:padding-top="0.142cm" fo:padding-bottom="0.142cm" fo:padding-left="0.267cm" fo:padding-right="0.267cm" draw:shadow="visible" draw:shadow-offset-x="0.035cm" draw:shadow-offset-y="0.035cm"/>
      <style:paragraph-properties style:writing-mode="lr-tb"/>
    </style:style>
    <style:style style:name="gr38"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394cm" fo:min-width="3.894cm" fo:padding-top="0.142cm" fo:padding-bottom="0.142cm" fo:padding-left="0.267cm" fo:padding-right="0.267cm" draw:shadow="visible" draw:shadow-offset-x="0.035cm" draw:shadow-offset-y="0.035cm"/>
      <style:paragraph-properties style:writing-mode="lr-tb"/>
    </style:style>
    <style:style style:name="gr39" style:family="graphic" style:parent-style-name="standard" style:list-style-name="L1">
      <style:graphic-properties draw:fill-color="#ffaa95" draw:textarea-horizontal-align="justify" draw:textarea-vertical-align="middle" draw:auto-grow-height="false" fo:min-height="1.602cm" fo:min-width="4.362cm" fo:wrap-option="wrap"/>
      <style:paragraph-properties style:writing-mode="lr-tb"/>
    </style:style>
    <style:style style:name="gr40" style:family="graphic" style:parent-style-name="objectwithoutfill">
      <style:graphic-properties draw:marker-end="線の終点_20_68" draw:marker-end-width="0.3cm" draw:fill="none" draw:textarea-vertical-align="middle"/>
    </style:style>
    <style:style style:name="gr41" style:family="graphic" style:parent-style-name="objectwithoutfill">
      <style:graphic-properties draw:marker-end="線の終点_20_69" draw:marker-end-width="0.3cm" draw:fill="none" draw:textarea-vertical-align="middle"/>
    </style:style>
    <style:style style:name="gr42" style:family="graphic" style:parent-style-name="objectwithoutfill">
      <style:graphic-properties draw:marker-end="線の終点_20_70" draw:marker-end-width="0.3cm" draw:fill="none" draw:textarea-vertical-align="middle"/>
    </style:style>
    <style:style style:name="gr43" style:family="graphic" style:parent-style-name="objectwithoutfill">
      <style:graphic-properties draw:marker-end="線の終点_20_71" draw:marker-end-width="0.3cm" draw:fill="none" draw:textarea-vertical-align="middle"/>
    </style:style>
    <style:style style:name="gr44" style:family="graphic" style:parent-style-name="objectwithoutfill">
      <style:graphic-properties draw:marker-end="線の終点_20_72" draw:marker-end-width="0.3cm" draw:fill="none" draw:textarea-vertical-align="middle"/>
    </style:style>
    <style:style style:name="gr45" style:family="graphic" style:parent-style-name="objectwithoutfill">
      <style:graphic-properties draw:marker-end="線の終点_20_73" draw:marker-end-width="0.3cm" draw:fill="none" draw:textarea-vertical-align="middle"/>
    </style:style>
    <style:style style:name="gr46" style:family="graphic" style:parent-style-name="objectwithoutfill">
      <style:graphic-properties draw:marker-end="線の終点_20_74" draw:marker-end-width="0.3cm" draw:fill="none" draw:textarea-vertical-align="middle"/>
    </style:style>
    <style:style style:name="gr47" style:family="graphic" style:parent-style-name="objectwithoutfill">
      <style:graphic-properties draw:marker-end="線の終点_20_75" draw:marker-end-width="0.3cm" draw:fill="none" draw:textarea-vertical-align="middle"/>
    </style:style>
    <style:style style:name="gr48" style:family="graphic" style:parent-style-name="objectwithoutfill">
      <style:graphic-properties draw:marker-end="線の終点_20_76" draw:marker-end-width="0.3cm" draw:fill="none" draw:textarea-vertical-align="middle"/>
    </style:style>
    <style:style style:name="gr49" style:family="graphic" style:parent-style-name="objectwithoutfill">
      <style:graphic-properties draw:marker-end="線の終点_20_77" draw:marker-end-width="0.3cm" draw:fill="none" draw:textarea-vertical-align="middle"/>
    </style:style>
    <style:style style:name="gr50" style:family="graphic" style:parent-style-name="objectwithoutfill">
      <style:graphic-properties draw:marker-end="線の終点_20_78" draw:marker-end-width="0.3cm" draw:fill="none" draw:textarea-vertical-align="middle"/>
    </style:style>
    <style:style style:name="gr51" style:family="graphic" style:parent-style-name="objectwithoutfill">
      <style:graphic-properties draw:marker-end="線の終点_20_79" draw:marker-end-width="0.3cm" draw:fill="none" draw:textarea-vertical-align="middle"/>
    </style:style>
    <style:style style:name="gr52" style:family="graphic" style:parent-style-name="objectwithoutfill">
      <style:graphic-properties draw:marker-end="線の終点_20_80" draw:marker-end-width="0.3cm" draw:fill="none" draw:textarea-vertical-align="middle"/>
    </style:style>
    <style:style style:name="gr53" style:family="graphic" style:parent-style-name="objectwithoutfill">
      <style:graphic-properties draw:marker-end="線の終点_20_81" draw:marker-end-width="0.3cm" draw:fill="none" draw:textarea-vertical-align="middle"/>
    </style:style>
    <style:style style:name="gr54" style:family="graphic" style:parent-style-name="objectwithoutfill">
      <style:graphic-properties draw:marker-end="線の終点_20_82" draw:marker-end-width="0.3cm" draw:fill="none" draw:textarea-vertical-align="middle"/>
    </style:style>
    <style:style style:name="gr55" style:family="graphic" style:parent-style-name="objectwithoutfill">
      <style:graphic-properties draw:marker-end="線の終点_20_83" draw:marker-end-width="0.3cm" draw:fill="none" draw:textarea-vertical-align="middle"/>
    </style:style>
    <style:style style:name="gr56" style:family="graphic" style:parent-style-name="objectwithoutfill">
      <style:graphic-properties draw:marker-end="線の終点_20_84" draw:marker-end-width="0.3cm" draw:fill="none" draw:textarea-vertical-align="middle"/>
    </style:style>
    <style:style style:name="gr57" style:family="graphic" style:parent-style-name="objectwithoutfill">
      <style:graphic-properties draw:marker-end="線の終点_20_85" draw:marker-end-width="0.3cm" draw:fill="none" draw:textarea-vertical-align="middle"/>
    </style:style>
    <style:style style:name="gr58" style:family="graphic" style:parent-style-name="objectwithoutfill">
      <style:graphic-properties draw:marker-end="線の終点_20_86" draw:marker-end-width="0.3cm" draw:fill="none" draw:textarea-vertical-align="middle"/>
    </style:style>
    <style:style style:name="gr59" style:family="graphic" style:parent-style-name="objectwithoutfill">
      <style:graphic-properties draw:marker-end="線の終点_20_87" draw:marker-end-width="0.3cm" draw:fill="none" draw:textarea-vertical-align="middle"/>
    </style:style>
    <style:style style:name="gr60" style:family="graphic" style:parent-style-name="objectwithoutfill">
      <style:graphic-properties draw:marker-end="線の終点_20_88" draw:marker-end-width="0.3cm" draw:fill="none" draw:textarea-vertical-align="middle"/>
    </style:style>
    <style:style style:name="gr61" style:family="graphic" style:parent-style-name="objectwithoutfill">
      <style:graphic-properties draw:marker-end="線の終点_20_89" draw:marker-end-width="0.3cm" draw:fill="none" draw:textarea-vertical-align="middle"/>
    </style:style>
    <style:style style:name="gr62" style:family="graphic" style:parent-style-name="objectwithoutfill">
      <style:graphic-properties draw:marker-end="線の終点_20_90" draw:marker-end-width="0.3cm" draw:fill="none" draw:textarea-vertical-align="middle"/>
    </style:style>
    <style:style style:name="gr63" style:family="graphic" style:parent-style-name="objectwithoutfill">
      <style:graphic-properties draw:marker-end="線の終点_20_91" draw:marker-end-width="0.3cm" draw:fill="none" draw:textarea-vertical-align="middle"/>
    </style:style>
    <style:style style:name="gr64" style:family="graphic" style:parent-style-name="objectwithoutfill">
      <style:graphic-properties draw:marker-end="線の終点_20_92" draw:marker-end-width="0.3cm" draw:fill="none" draw:textarea-vertical-align="middle"/>
    </style:style>
    <style:style style:name="gr65" style:family="graphic" style:parent-style-name="objectwithoutfill">
      <style:graphic-properties draw:marker-end="線の終点_20_93" draw:marker-end-width="0.3cm" draw:fill="none" draw:textarea-vertical-align="middle"/>
    </style:style>
    <style:style style:name="gr66" style:family="graphic" style:parent-style-name="objectwithoutfill">
      <style:graphic-properties draw:marker-end="線の終点_20_94" draw:marker-end-width="0.3cm" draw:fill="none" draw:textarea-vertical-align="middle"/>
    </style:style>
    <style:style style:name="gr67" style:family="graphic" style:parent-style-name="objectwithoutfill">
      <style:graphic-properties draw:marker-end="線の終点_20_95" draw:marker-end-width="0.3cm" draw:fill="none" draw:textarea-vertical-align="middle"/>
    </style:style>
    <style:style style:name="gr68" style:family="graphic" style:parent-style-name="objectwithoutfill">
      <style:graphic-properties draw:marker-end="線の終点_20_96" draw:marker-end-width="0.3cm" draw:fill="none" draw:textarea-vertical-align="middle"/>
    </style:style>
    <style:style style:name="gr69" style:family="graphic" style:parent-style-name="objectwithoutfill">
      <style:graphic-properties draw:marker-end="線の終点_20_97" draw:marker-end-width="0.3cm" draw:fill="none" draw:textarea-vertical-align="middle"/>
    </style:style>
    <style:style style:name="gr70" style:family="graphic" style:parent-style-name="objectwithoutfill">
      <style:graphic-properties draw:marker-end="線の終点_20_98" draw:marker-end-width="0.3cm" draw:fill="none" draw:textarea-vertical-align="middle"/>
    </style:style>
    <style:style style:name="gr71" style:family="graphic" style:parent-style-name="objectwithoutfill">
      <style:graphic-properties draw:marker-end="線の終点_20_99" draw:marker-end-width="0.3cm" draw:fill="none" draw:textarea-vertical-align="middle"/>
    </style:style>
    <style:style style:name="gr72" style:family="graphic" style:parent-style-name="objectwithoutfill">
      <style:graphic-properties draw:marker-end="線の終点_20_100" draw:marker-end-width="0.3cm" draw:fill="none" draw:textarea-vertical-align="middle"/>
    </style:style>
    <style:style style:name="gr73" style:family="graphic" style:parent-style-name="objectwithoutfill">
      <style:graphic-properties draw:marker-end="線の終点_20_101" draw:marker-end-width="0.3cm" draw:fill="none" draw:textarea-vertical-align="middle"/>
    </style:style>
    <style:style style:name="gr74" style:family="graphic" style:parent-style-name="objectwithoutfill">
      <style:graphic-properties draw:marker-end="線の終点_20_102" draw:marker-end-width="0.3cm" draw:fill="none" draw:textarea-vertical-align="middle"/>
    </style:style>
    <style:style style:name="gr75" style:family="graphic" style:parent-style-name="objectwithoutfill">
      <style:graphic-properties draw:marker-end="線の終点_20_103" draw:marker-end-width="0.3cm" draw:fill="none" draw:textarea-vertical-align="middle"/>
    </style:style>
    <style:style style:name="gr76" style:family="graphic" style:parent-style-name="objectwithoutfill">
      <style:graphic-properties draw:marker-end="線の終点_20_104" draw:marker-end-width="0.3cm" draw:fill="none" draw:textarea-vertical-align="middle"/>
    </style:style>
    <style:style style:name="gr77" style:family="graphic" style:parent-style-name="objectwithoutfill">
      <style:graphic-properties draw:marker-end="線の終点_20_105" draw:marker-end-width="0.3cm" draw:fill="none" draw:textarea-vertical-align="middle"/>
    </style:style>
    <style:style style:name="gr78" style:family="graphic" style:parent-style-name="objectwithoutfill">
      <style:graphic-properties draw:marker-end="線の終点_20_106" draw:marker-end-width="0.3cm" draw:fill="none" draw:textarea-vertical-align="middle"/>
    </style:style>
    <style:style style:name="gr79" style:family="graphic" style:parent-style-name="objectwithoutfill">
      <style:graphic-properties draw:marker-end="線の終点_20_107" draw:marker-end-width="0.3cm" draw:fill="none" draw:textarea-vertical-align="middle"/>
    </style:style>
    <style:style style:name="gr80" style:family="graphic" style:parent-style-name="objectwithoutfill">
      <style:graphic-properties draw:marker-end="線の終点_20_108" draw:marker-end-width="0.3cm" draw:fill="none" draw:textarea-vertical-align="middle"/>
    </style:style>
    <style:style style:name="gr81" style:family="graphic" style:parent-style-name="objectwithoutfill">
      <style:graphic-properties draw:marker-end="線の終点_20_109" draw:marker-end-width="0.3cm" draw:fill="none" draw:textarea-vertical-align="middle"/>
    </style:style>
    <style:style style:name="gr82" style:family="graphic" style:parent-style-name="objectwithoutfill">
      <style:graphic-properties draw:marker-end="線の終点_20_110" draw:marker-end-width="0.3cm" draw:fill="none" draw:textarea-vertical-align="middle"/>
    </style:style>
    <style:style style:name="gr83" style:family="graphic" style:parent-style-name="objectwithoutfill">
      <style:graphic-properties draw:marker-end="線の終点_20_111" draw:marker-end-width="0.3cm" draw:fill="none" draw:textarea-vertical-align="middle"/>
    </style:style>
    <style:style style:name="gr84" style:family="graphic" style:parent-style-name="objectwithoutfill">
      <style:graphic-properties draw:marker-end="線の終点_20_112" draw:marker-end-width="0.3cm" draw:fill="none" draw:textarea-vertical-align="middle"/>
    </style:style>
    <style:style style:name="gr85" style:family="graphic" style:parent-style-name="objectwithoutfill">
      <style:graphic-properties draw:marker-end="線の終点_20_113" draw:marker-end-width="0.3cm" draw:fill="none" draw:textarea-vertical-align="middle"/>
    </style:style>
    <style:style style:name="gr86" style:family="graphic" style:parent-style-name="objectwithoutfill">
      <style:graphic-properties draw:marker-end="線の終点_20_114" draw:marker-end-width="0.3cm" draw:fill="none" draw:textarea-vertical-align="middle"/>
    </style:style>
    <style:style style:name="gr87" style:family="graphic" style:parent-style-name="objectwithoutfill">
      <style:graphic-properties draw:marker-end="線の終点_20_115" draw:marker-end-width="0.3cm" draw:fill="none" draw:textarea-vertical-align="middle"/>
    </style:style>
    <style:style style:name="gr88"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1.07cm" fo:min-width="4.47cm" fo:padding-top="0.142cm" fo:padding-bottom="0.142cm" fo:padding-left="0.267cm" fo:padding-right="0.267cm" draw:shadow="visible" draw:shadow-offset-x="0.035cm" draw:shadow-offset-y="0.035cm"/>
      <style:paragraph-properties style:writing-mode="lr-tb"/>
    </style:style>
    <style:style style:name="gr89"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4cm" fo:min-width="6.094cm" fo:padding-top="0.142cm" fo:padding-bottom="0.142cm" fo:padding-left="0.267cm" fo:padding-right="0.267cm" draw:shadow="visible" draw:shadow-offset-x="0.035cm" draw:shadow-offset-y="0.035cm"/>
      <style:paragraph-properties style:writing-mode="lr-tb"/>
    </style:style>
    <style:style style:name="gr90" style:family="graphic" style:parent-style-name="standard">
      <style:graphic-properties svg:stroke-width="0.035cm" svg:stroke-color="#b85c00" draw:marker-start-width="0.252cm" draw:marker-end-width="0.252cm" draw:fill-color="#ffe994" draw:textarea-horizontal-align="justify" draw:textarea-vertical-align="top" draw:auto-grow-height="false" fo:min-height="1.522cm" fo:min-width="5.272cm" fo:padding-top="0.142cm" fo:padding-bottom="0.142cm" fo:padding-left="0.267cm" fo:padding-right="0.267cm" draw:shadow="visible" draw:shadow-offset-x="0.035cm" draw:shadow-offset-y="0.035cm"/>
      <style:paragraph-properties style:writing-mode="lr-tb"/>
    </style:style>
    <style:style style:name="gr91"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4cm" fo:min-width="7.344cm" fo:padding-top="0.142cm" fo:padding-bottom="0.142cm" fo:padding-left="0.267cm" fo:padding-right="0.267cm" draw:shadow="visible" draw:shadow-offset-x="0.035cm" draw:shadow-offset-y="0.035cm"/>
      <style:paragraph-properties style:writing-mode="lr-tb"/>
    </style:style>
    <style:style style:name="gr92" style:family="graphic" style:parent-style-name="standard" style:list-style-name="L1">
      <style:graphic-properties draw:fill-color="#ffaa95" draw:textarea-horizontal-align="justify" draw:textarea-vertical-align="middle" draw:auto-grow-height="false" fo:min-height="1.602cm" fo:min-width="4.362cm" fo:wrap-option="wrap"/>
      <style:paragraph-properties style:writing-mode="lr-tb"/>
    </style:style>
    <style:style style:name="gr93" style:family="graphic" style:parent-style-name="standard">
      <style:graphic-properties draw:fill-color="#e0c2cd" draw:textarea-horizontal-align="justify" draw:textarea-vertical-align="middle" draw:auto-grow-height="false" fo:min-height="1.2cm" fo:min-width="4cm"/>
      <style:paragraph-properties style:writing-mode="lr-tb"/>
    </style:style>
    <style:style style:name="gr94" style:family="graphic" style:parent-style-name="objectwithoutfill">
      <style:graphic-properties draw:marker-end="線の終点_20_12" draw:marker-end-width="0.3cm" draw:fill="none" draw:textarea-vertical-align="middle"/>
    </style:style>
    <style:style style:name="gr95" style:family="graphic" style:parent-style-name="standard">
      <style:graphic-properties draw:fill-color="#e0c2cd" draw:textarea-horizontal-align="justify" draw:textarea-vertical-align="middle" draw:auto-grow-height="false" fo:min-height="1.25cm" fo:min-width="3.5cm"/>
      <style:paragraph-properties style:writing-mode="lr-tb"/>
    </style:style>
    <style:style style:name="gr96" style:family="graphic" style:parent-style-name="standard">
      <style:graphic-properties draw:fill-color="#e0c2cd" draw:textarea-horizontal-align="justify" draw:textarea-vertical-align="middle" draw:auto-grow-height="false" fo:min-height="1.25cm" fo:min-width="4cm"/>
      <style:paragraph-properties style:writing-mode="lr-tb"/>
    </style:style>
    <style:style style:name="gr97" style:family="graphic" style:parent-style-name="objectwithoutfill">
      <style:graphic-properties draw:marker-end="線の終点_20_13" draw:marker-end-width="0.3cm" draw:fill="none" draw:textarea-vertical-align="middle"/>
    </style:style>
    <style:style style:name="gr98" style:family="graphic" style:parent-style-name="objectwithoutfill">
      <style:graphic-properties draw:marker-end="線の終点_20_14" draw:marker-end-width="0.3cm" draw:fill="none" draw:textarea-vertical-align="middle"/>
    </style:style>
    <style:style style:name="gr99" style:family="graphic" style:parent-style-name="standard">
      <style:graphic-properties draw:fill-color="#706e0c" draw:textarea-horizontal-align="justify" draw:textarea-vertical-align="middle" draw:auto-grow-height="false" fo:min-height="1.064cm" fo:min-width="6.18cm"/>
      <style:paragraph-properties style:writing-mode="lr-tb"/>
    </style:style>
    <style:style style:name="gr100"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0.844cm" fo:min-width="5.095cm" fo:padding-top="0.142cm" fo:padding-bottom="0.142cm" fo:padding-left="0.267cm" fo:padding-right="0.267cm" draw:shadow="visible" draw:shadow-offset-x="0.035cm" draw:shadow-offset-y="0.035cm"/>
      <style:paragraph-properties style:writing-mode="lr-tb"/>
    </style:style>
    <style:style style:name="gr101" style:family="graphic" style:parent-style-name="objectwithoutfill">
      <style:graphic-properties draw:marker-end="線の終点_20_15" draw:marker-end-width="0.3cm" draw:fill="none" draw:textarea-vertical-align="middle"/>
    </style:style>
    <style:style style:name="gr102" style:family="graphic" style:parent-style-name="objectwithoutfill">
      <style:graphic-properties draw:marker-end="線の終点_20_16" draw:marker-end-width="0.3cm" draw:fill="none" draw:textarea-vertical-align="middle"/>
    </style:style>
    <style:style style:name="gr103"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4cm" fo:min-width="6.344cm" fo:padding-top="0.142cm" fo:padding-bottom="0.142cm" fo:padding-left="0.267cm" fo:padding-right="0.267cm" draw:shadow="visible" draw:shadow-offset-x="0.035cm" draw:shadow-offset-y="0.035cm"/>
      <style:paragraph-properties style:writing-mode="lr-tb"/>
    </style:style>
    <style:style style:name="gr104" style:family="graphic" style:parent-style-name="standard">
      <style:graphic-properties draw:textarea-vertical-align="middle"/>
    </style:style>
    <style:style style:name="gr105" style:family="graphic" style:parent-style-name="objectwithoutfill">
      <style:graphic-properties draw:marker-end="線の終点_20_17" draw:marker-end-width="0.3cm" draw:fill="none" draw:textarea-vertical-align="middle"/>
    </style:style>
    <style:style style:name="gr106" style:family="graphic" style:parent-style-name="objectwithoutfill">
      <style:graphic-properties draw:marker-end="線の終点_20_18" draw:marker-end-width="0.3cm" draw:fill="none" draw:textarea-vertical-align="middle"/>
    </style:style>
    <style:style style:name="gr107" style:family="graphic" style:parent-style-name="objectwithoutfill">
      <style:graphic-properties draw:marker-end="線の終点_20_19" draw:marker-end-width="0.3cm" draw:fill="none" draw:textarea-vertical-align="middle"/>
    </style:style>
    <style:style style:name="gr108" style:family="graphic" style:parent-style-name="objectwithoutfill">
      <style:graphic-properties draw:marker-end="線の終点_20_20" draw:marker-end-width="0.3cm" draw:fill="none" draw:textarea-vertical-align="middle"/>
    </style:style>
    <style:style style:name="gr109" style:family="graphic" style:parent-style-name="standard">
      <style:graphic-properties svg:stroke-width="0.035cm" svg:stroke-color="#b85c00" draw:marker-start-width="0.252cm" draw:marker-end-width="0.252cm" draw:fill-color="#ffe994" draw:textarea-horizontal-align="justify" draw:textarea-vertical-align="top" draw:auto-grow-height="false" fo:min-height="1.026cm" fo:min-width="5.326cm" fo:padding-top="0.142cm" fo:padding-bottom="0.142cm" fo:padding-left="0.267cm" fo:padding-right="0.267cm" draw:shadow="visible" draw:shadow-offset-x="0.035cm" draw:shadow-offset-y="0.035cm"/>
      <style:paragraph-properties style:writing-mode="lr-tb"/>
    </style:style>
    <style:style style:name="gr110" style:family="graphic" style:parent-style-name="standard">
      <style:graphic-properties svg:stroke-width="0.035cm" svg:stroke-color="#b85c00" draw:marker-start-width="0.252cm" draw:marker-end-width="0.252cm" draw:fill-color="#ffe994" draw:textarea-horizontal-align="justify" draw:textarea-vertical-align="top" draw:auto-grow-height="false" fo:min-height="0.98cm" fo:min-width="5.33cm" fo:padding-top="0.142cm" fo:padding-bottom="0.142cm" fo:padding-left="0.267cm" fo:padding-right="0.267cm" draw:shadow="visible" draw:shadow-offset-x="0.035cm" draw:shadow-offset-y="0.035cm"/>
      <style:paragraph-properties style:writing-mode="lr-tb"/>
    </style:style>
    <style:style style:name="gr111" style:family="graphic" style:parent-style-name="standard">
      <style:graphic-properties svg:stroke-width="0.035cm" svg:stroke-color="#b85c00" draw:marker-start-width="0.252cm" draw:marker-end-width="0.252cm" draw:fill-color="#ffe994" draw:textarea-horizontal-align="justify" draw:textarea-vertical-align="top" draw:auto-grow-height="false" fo:min-height="1.116cm" fo:min-width="5.798cm" fo:padding-top="0.142cm" fo:padding-bottom="0.142cm" fo:padding-left="0.267cm" fo:padding-right="0.267cm" draw:shadow="visible" draw:shadow-offset-x="0.035cm" draw:shadow-offset-y="0.035cm"/>
      <style:paragraph-properties style:writing-mode="lr-tb"/>
    </style:style>
    <style:style style:name="gr112"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1.296cm" fo:min-width="11.546cm" fo:padding-top="0.142cm" fo:padding-bottom="0.142cm" fo:padding-left="0.267cm" fo:padding-right="0.267cm" draw:shadow="visible" draw:shadow-offset-x="0.035cm" draw:shadow-offset-y="0.035cm"/>
      <style:paragraph-properties style:writing-mode="lr-tb"/>
    </style:style>
    <style:style style:name="gr113"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4cm" fo:min-width="6.258cm" fo:padding-top="0.142cm" fo:padding-bottom="0.142cm" fo:padding-left="0.267cm" fo:padding-right="0.267cm" draw:shadow="visible" draw:shadow-offset-x="0.035cm" draw:shadow-offset-y="0.035cm"/>
      <style:paragraph-properties style:writing-mode="lr-tb"/>
    </style:style>
    <style:style style:name="gr114" style:family="graphic" style:parent-style-name="objectwithoutfill">
      <style:graphic-properties draw:marker-end="線の終点_20_37" draw:marker-end-width="0.3cm" draw:fill="none" draw:textarea-vertical-align="middle"/>
    </style:style>
    <style:style style:name="gr115" style:family="graphic" style:parent-style-name="objectwithoutfill">
      <style:graphic-properties draw:marker-end="線の終点_20_38" draw:marker-end-width="0.3cm" draw:fill="none" draw:textarea-vertical-align="middle"/>
    </style:style>
    <style:style style:name="gr116" style:family="graphic" style:parent-style-name="objectwithoutfill">
      <style:graphic-properties draw:marker-end="線の終点_20_39" draw:marker-end-width="0.3cm" draw:fill="none" draw:textarea-vertical-align="middle"/>
    </style:style>
    <style:style style:name="gr117" style:family="graphic" style:parent-style-name="objectwithoutfill">
      <style:graphic-properties draw:marker-end="線の終点_20_40" draw:marker-end-width="0.3cm" draw:fill="none" draw:textarea-vertical-align="middle"/>
    </style:style>
    <style:style style:name="gr118" style:family="graphic" style:parent-style-name="objectwithoutfill">
      <style:graphic-properties draw:marker-end="線の終点_20_41" draw:marker-end-width="0.3cm" draw:fill="none" draw:textarea-vertical-align="middle"/>
    </style:style>
    <style:style style:name="gr119" style:family="graphic" style:parent-style-name="objectwithoutfill">
      <style:graphic-properties draw:marker-end="線の終点_20_42" draw:marker-end-width="0.3cm" draw:fill="none" draw:textarea-vertical-align="middle"/>
    </style:style>
    <style:style style:name="gr120" style:family="graphic" style:parent-style-name="objectwithoutfill">
      <style:graphic-properties draw:marker-end="線の終点_20_43" draw:marker-end-width="0.3cm" draw:fill="none" draw:textarea-vertical-align="middle"/>
    </style:style>
    <style:style style:name="gr121" style:family="graphic" style:parent-style-name="objectwithoutfill">
      <style:graphic-properties draw:marker-end="線の終点_20_44" draw:marker-end-width="0.3cm" draw:fill="none" draw:textarea-vertical-align="middle"/>
    </style:style>
    <style:style style:name="gr122" style:family="graphic" style:parent-style-name="objectwithoutfill">
      <style:graphic-properties draw:marker-end="線の終点_20_45" draw:marker-end-width="0.3cm" draw:fill="none" draw:textarea-vertical-align="middle"/>
    </style:style>
    <style:style style:name="gr123" style:family="graphic" style:parent-style-name="objectwithoutfill">
      <style:graphic-properties draw:marker-end="線の終点_20_46" draw:marker-end-width="0.3cm" draw:fill="none" draw:textarea-vertical-align="middle"/>
    </style:style>
    <style:style style:name="gr124" style:family="graphic" style:parent-style-name="objectwithoutfill">
      <style:graphic-properties draw:marker-end="線の終点_20_47" draw:marker-end-width="0.3cm" draw:fill="none" draw:textarea-vertical-align="middle"/>
    </style:style>
    <style:style style:name="gr125" style:family="graphic" style:parent-style-name="objectwithoutfill">
      <style:graphic-properties draw:marker-end="線の終点_20_48" draw:marker-end-width="0.3cm" draw:fill="none" draw:textarea-vertical-align="middle"/>
    </style:style>
    <style:style style:name="gr126" style:family="graphic" style:parent-style-name="objectwithoutfill">
      <style:graphic-properties draw:marker-end="線の終点_20_49" draw:marker-end-width="0.3cm" draw:fill="none" draw:textarea-vertical-align="middle"/>
    </style:style>
    <style:style style:name="gr127" style:family="graphic" style:parent-style-name="objectwithoutfill">
      <style:graphic-properties draw:marker-end="線の終点_20_50" draw:marker-end-width="0.3cm" draw:fill="none" draw:textarea-vertical-align="middle"/>
    </style:style>
    <style:style style:name="gr128" style:family="graphic" style:parent-style-name="objectwithoutfill">
      <style:graphic-properties draw:marker-end="線の終点_20_51" draw:marker-end-width="0.3cm" draw:fill="none" draw:textarea-vertical-align="middle"/>
    </style:style>
    <style:style style:name="gr129" style:family="graphic" style:parent-style-name="objectwithoutfill">
      <style:graphic-properties draw:marker-end="線の終点_20_52" draw:marker-end-width="0.3cm" draw:fill="none" draw:textarea-vertical-align="middle"/>
    </style:style>
    <style:style style:name="gr130" style:family="graphic" style:parent-style-name="objectwithoutfill">
      <style:graphic-properties draw:marker-end="線の終点_20_53" draw:marker-end-width="0.3cm" draw:fill="none" draw:textarea-vertical-align="middle"/>
    </style:style>
    <style:style style:name="gr131" style:family="graphic" style:parent-style-name="objectwithoutfill">
      <style:graphic-properties draw:marker-end="線の終点_20_54" draw:marker-end-width="0.3cm" draw:fill="none" draw:textarea-vertical-align="middle"/>
    </style:style>
    <style:style style:name="gr132" style:family="graphic" style:parent-style-name="objectwithoutfill">
      <style:graphic-properties draw:marker-end="線の終点_20_55" draw:marker-end-width="0.3cm" draw:fill="none" draw:textarea-vertical-align="middle"/>
    </style:style>
    <style:style style:name="gr133" style:family="graphic" style:parent-style-name="objectwithoutfill">
      <style:graphic-properties draw:marker-end="線の終点_20_56" draw:marker-end-width="0.3cm" draw:fill="none" draw:textarea-vertical-align="middle"/>
    </style:style>
    <style:style style:name="gr134" style:family="graphic" style:parent-style-name="objectwithoutfill">
      <style:graphic-properties draw:marker-end="線の終点_20_57" draw:marker-end-width="0.3cm" draw:fill="none" draw:textarea-vertical-align="middle"/>
    </style:style>
    <style:style style:name="gr135" style:family="graphic" style:parent-style-name="objectwithoutfill">
      <style:graphic-properties draw:marker-end="線の終点_20_58" draw:marker-end-width="0.3cm" draw:fill="none" draw:textarea-vertical-align="middle"/>
    </style:style>
    <style:style style:name="gr136" style:family="graphic" style:parent-style-name="objectwithoutfill">
      <style:graphic-properties draw:marker-end="線の終点_20_59" draw:marker-end-width="0.3cm" draw:fill="none" draw:textarea-vertical-align="middle"/>
    </style:style>
    <style:style style:name="gr137" style:family="graphic" style:parent-style-name="objectwithoutfill">
      <style:graphic-properties draw:marker-end="線の終点_20_60" draw:marker-end-width="0.3cm" draw:fill="none" draw:textarea-vertical-align="middle"/>
    </style:style>
    <style:style style:name="gr138" style:family="graphic" style:parent-style-name="objectwithoutfill">
      <style:graphic-properties draw:marker-end="線の終点_20_61" draw:marker-end-width="0.3cm" draw:fill="none" draw:textarea-vertical-align="middle"/>
    </style:style>
    <style:style style:name="gr139" style:family="graphic" style:parent-style-name="objectwithoutfill">
      <style:graphic-properties draw:marker-end="線の終点_20_62" draw:marker-end-width="0.3cm" draw:fill="none" draw:textarea-vertical-align="middle"/>
    </style:style>
    <style:style style:name="gr140" style:family="graphic" style:parent-style-name="objectwithoutfill">
      <style:graphic-properties draw:marker-end="線の終点_20_63" draw:marker-end-width="0.3cm" draw:fill="none" draw:textarea-vertical-align="middle"/>
    </style:style>
    <style:style style:name="gr141" style:family="graphic" style:parent-style-name="objectwithoutfill">
      <style:graphic-properties draw:marker-end="線の終点_20_64" draw:marker-end-width="0.3cm" draw:fill="none" draw:textarea-vertical-align="middle"/>
    </style:style>
    <style:style style:name="gr142" style:family="graphic" style:parent-style-name="objectwithoutfill">
      <style:graphic-properties draw:marker-end="線の終点_20_65" draw:marker-end-width="0.3cm" draw:fill="none" draw:textarea-vertical-align="middle"/>
    </style:style>
    <style:style style:name="gr143" style:family="graphic" style:parent-style-name="objectwithoutfill">
      <style:graphic-properties draw:marker-end="線の終点_20_66" draw:marker-end-width="0.3cm" draw:fill="none" draw:textarea-vertical-align="middle"/>
    </style:style>
    <style:style style:name="gr144" style:family="graphic" style:parent-style-name="objectwithoutfill">
      <style:graphic-properties draw:marker-end="線の終点_20_67" draw:marker-end-width="0.3cm" draw:fill="none" draw:textarea-vertical-align="middle"/>
    </style:style>
    <style:style style:name="gr145" style:family="graphic" style:parent-style-name="standard" style:list-style-name="L1">
      <style:graphic-properties draw:fill-color="#ffaa95" draw:textarea-horizontal-align="justify" draw:textarea-vertical-align="middle" draw:auto-grow-height="false" fo:min-height="1.602cm" fo:min-width="5.128cm" fo:wrap-option="wrap"/>
      <style:paragraph-properties style:writing-mode="lr-tb"/>
    </style:style>
    <style:style style:name="gr146" style:family="graphic" style:parent-style-name="standard" style:list-style-name="L1">
      <style:graphic-properties draw:fill-color="#ffaa95" draw:textarea-horizontal-align="justify" draw:textarea-vertical-align="middle" draw:auto-grow-height="false" fo:min-height="2.625cm" fo:min-width="5.822cm" fo:wrap-option="wrap"/>
      <style:paragraph-properties style:writing-mode="lr-tb"/>
    </style:style>
    <style:style style:name="gr147"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4cm" fo:min-width="3.85cm" fo:padding-top="0.142cm" fo:padding-bottom="0.142cm" fo:padding-left="0.267cm" fo:padding-right="0.267cm" draw:shadow="visible" draw:shadow-offset-x="0.035cm" draw:shadow-offset-y="0.035cm"/>
      <style:paragraph-properties style:writing-mode="lr-tb"/>
    </style:style>
    <style:style style:name="gr148" style:family="graphic" style:parent-style-name="standard">
      <style:graphic-properties draw:stroke="dash" draw:stroke-dash="Long_20_Dash" svg:stroke-linecap="butt" draw:fill-color="#f6f9d4" draw:opacity="50%" draw:textarea-horizontal-align="justify" draw:textarea-vertical-align="middle" draw:auto-grow-height="false" fo:min-height="11.807cm" fo:min-width="12.431cm"/>
    </style:style>
    <style:style style:name="gr149"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98cm" fo:min-width="3.83cm" fo:padding-top="0.142cm" fo:padding-bottom="0.142cm" fo:padding-left="0.267cm" fo:padding-right="0.267cm" draw:shadow="visible" draw:shadow-offset-x="0.035cm" draw:shadow-offset-y="0.035cm"/>
      <style:paragraph-properties style:writing-mode="lr-tb"/>
    </style:style>
    <style:style style:name="gr150"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915cm" fo:min-width="6.884cm" fo:padding-top="0.142cm" fo:padding-bottom="0.142cm" fo:padding-left="0.267cm" fo:padding-right="0.267cm" draw:shadow="visible" draw:shadow-offset-x="0.035cm" draw:shadow-offset-y="0.035cm"/>
      <style:paragraph-properties style:writing-mode="lr-tb"/>
    </style:style>
    <style:style style:name="gr151"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4cm" fo:min-width="5.594cm" fo:padding-top="0.142cm" fo:padding-bottom="0.142cm" fo:padding-left="0.267cm" fo:padding-right="0.267cm" draw:shadow="visible" draw:shadow-offset-x="0.035cm" draw:shadow-offset-y="0.035cm"/>
      <style:paragraph-properties style:writing-mode="lr-tb"/>
    </style:style>
    <style:style style:name="gr152"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1.138cm" fo:min-width="6.314cm" fo:padding-top="0.142cm" fo:padding-bottom="0.142cm" fo:padding-left="0.267cm" fo:padding-right="0.267cm" draw:shadow="visible" draw:shadow-offset-x="0.035cm" draw:shadow-offset-y="0.035cm"/>
      <style:paragraph-properties style:writing-mode="lr-tb"/>
    </style:style>
    <style:style style:name="gr153"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4cm" fo:min-width="3.594cm" fo:padding-top="0.142cm" fo:padding-bottom="0.142cm" fo:padding-left="0.267cm" fo:padding-right="0.267cm" draw:shadow="visible" draw:shadow-offset-x="0.035cm" draw:shadow-offset-y="0.035cm"/>
      <style:paragraph-properties style:writing-mode="lr-tb"/>
    </style:style>
    <style:style style:name="gr154"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2cm" fo:min-width="4.475cm" fo:padding-top="0.142cm" fo:padding-bottom="0.142cm" fo:padding-left="0.267cm" fo:padding-right="0.267cm" draw:shadow="visible" draw:shadow-offset-x="0.035cm" draw:shadow-offset-y="0.035cm"/>
      <style:paragraph-properties style:writing-mode="lr-tb"/>
    </style:style>
    <style:style style:name="gr155"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0.637cm" fo:min-width="7.868cm" fo:padding-top="0.142cm" fo:padding-bottom="0.142cm" fo:padding-left="0.267cm" fo:padding-right="0.267cm" draw:shadow="visible" draw:shadow-offset-x="0.035cm" draw:shadow-offset-y="0.035cm"/>
      <style:paragraph-properties style:writing-mode="lr-tb"/>
    </style:style>
    <style:style style:name="gr156" style:family="graphic" style:parent-style-name="standard">
      <style:graphic-properties svg:stroke-color="#813709" draw:fill-color="#eeeeee" draw:textarea-horizontal-align="justify" draw:textarea-vertical-align="middle" draw:auto-grow-height="false" fo:min-height="0cm" fo:min-width="0cm"/>
    </style:style>
    <style:style style:name="gr157" style:family="graphic" style:parent-style-name="standard">
      <style:graphic-properties draw:stroke="none" svg:stroke-color="#000000" draw:fill="none" draw:fill-color="#ffffff" fo:min-height="0.357cm"/>
      <style:paragraph-properties style:writing-mode="lr-tb"/>
    </style:style>
    <style:style style:name="gr158" style:family="graphic" style:parent-style-name="standard">
      <style:graphic-properties draw:stroke="none" svg:stroke-color="#000000" draw:fill="none" draw:fill-color="#ffffff" fo:min-height="0.385cm"/>
      <style:paragraph-properties style:writing-mode="lr-tb"/>
    </style:style>
    <style:style style:name="gr159"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911cm" fo:min-width="8.286cm" fo:padding-top="0.142cm" fo:padding-bottom="0.142cm" fo:padding-left="0.267cm" fo:padding-right="0.267cm" draw:shadow="visible" draw:shadow-offset-x="0.035cm" draw:shadow-offset-y="0.035cm"/>
      <style:paragraph-properties style:writing-mode="lr-tb"/>
    </style:style>
    <style:style style:name="gr160"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1.399cm" fo:min-width="6.309cm" fo:padding-top="0.142cm" fo:padding-bottom="0.142cm" fo:padding-left="0.267cm" fo:padding-right="0.267cm" draw:shadow="visible" draw:shadow-offset-x="0.035cm" draw:shadow-offset-y="0.035cm"/>
      <style:paragraph-properties style:writing-mode="lr-tb"/>
    </style:style>
    <style:style style:name="gr161" style:family="graphic" style:parent-style-name="objectwithoutfill">
      <style:graphic-properties draw:marker-end="線の終点_20_21" draw:marker-end-width="0.3cm" draw:fill="none" draw:textarea-vertical-align="middle"/>
    </style:style>
    <style:style style:name="gr162" style:family="graphic" style:parent-style-name="objectwithoutfill">
      <style:graphic-properties draw:marker-end="線の終点_20_22" draw:marker-end-width="0.3cm" draw:fill="none" draw:textarea-vertical-align="middle"/>
    </style:style>
    <style:style style:name="gr163" style:family="graphic" style:parent-style-name="objectwithoutfill">
      <style:graphic-properties draw:marker-end="線の終点_20_23" draw:marker-end-width="0.3cm" draw:fill="none" draw:textarea-vertical-align="middle"/>
    </style:style>
    <style:style style:name="gr164" style:family="graphic" style:parent-style-name="objectwithoutfill">
      <style:graphic-properties draw:marker-end="線の終点_20_24" draw:marker-end-width="0.3cm" draw:fill="none" draw:textarea-vertical-align="middle"/>
    </style:style>
    <style:style style:name="gr165" style:family="graphic" style:parent-style-name="objectwithoutfill">
      <style:graphic-properties draw:marker-end="線の終点_20_26" draw:marker-end-width="0.3cm" draw:fill="none" draw:textarea-vertical-align="middle"/>
    </style:style>
    <style:style style:name="gr166" style:family="graphic" style:parent-style-name="objectwithoutfill">
      <style:graphic-properties draw:marker-end="線の終点_20_27" draw:marker-end-width="0.3cm" draw:fill="none" draw:textarea-vertical-align="middle"/>
    </style:style>
    <style:style style:name="gr167" style:family="graphic" style:parent-style-name="objectwithoutfill">
      <style:graphic-properties draw:marker-end="線の終点_20_28" draw:marker-end-width="0.3cm" draw:fill="none" draw:textarea-vertical-align="middle"/>
    </style:style>
    <style:style style:name="gr168" style:family="graphic" style:parent-style-name="objectwithoutfill">
      <style:graphic-properties draw:marker-end="線の終点_20_29" draw:marker-end-width="0.3cm" draw:fill="none" draw:textarea-vertical-align="middle"/>
    </style:style>
    <style:style style:name="gr169" style:family="graphic" style:parent-style-name="objectwithoutfill">
      <style:graphic-properties draw:marker-end="線の終点_20_30" draw:marker-end-width="0.3cm" draw:fill="none" draw:textarea-vertical-align="middle"/>
    </style:style>
    <style:style style:name="gr170" style:family="graphic" style:parent-style-name="objectwithoutfill">
      <style:graphic-properties draw:marker-end="線の終点_20_31" draw:marker-end-width="0.3cm" draw:fill="none" draw:textarea-vertical-align="middle"/>
    </style:style>
    <style:style style:name="gr171" style:family="graphic" style:parent-style-name="objectwithoutfill">
      <style:graphic-properties draw:marker-end="線の終点_20_32" draw:marker-end-width="0.3cm" draw:fill="none" draw:textarea-vertical-align="middle"/>
    </style:style>
    <style:style style:name="gr172" style:family="graphic" style:parent-style-name="objectwithoutfill">
      <style:graphic-properties draw:marker-end="線の終点_20_33" draw:marker-end-width="0.3cm" draw:fill="none" draw:textarea-vertical-align="middle"/>
    </style:style>
    <style:style style:name="gr173" style:family="graphic" style:parent-style-name="standard" style:list-style-name="L1">
      <style:graphic-properties draw:fill-color="#ffaa95" draw:textarea-horizontal-align="justify" draw:textarea-vertical-align="middle" draw:auto-grow-height="false" fo:min-height="1.281cm" fo:min-width="4.143cm" fo:wrap-option="wrap"/>
      <style:paragraph-properties style:writing-mode="lr-tb"/>
    </style:style>
    <style:style style:name="gr174" style:family="graphic" style:parent-style-name="standard" style:list-style-name="L1">
      <style:graphic-properties draw:fill-color="#ffaa95" draw:textarea-horizontal-align="justify" draw:textarea-vertical-align="middle" draw:auto-grow-height="false" fo:min-height="1.858cm" fo:min-width="5.487cm" fo:wrap-option="wrap"/>
      <style:paragraph-properties style:writing-mode="lr-tb"/>
    </style:style>
    <style:style style:name="gr175" style:family="graphic" style:parent-style-name="objectwithoutfill">
      <style:graphic-properties draw:marker-end="線の終点_20_34" draw:marker-end-width="0.3cm" draw:fill="none" draw:textarea-vertical-align="middle"/>
    </style:style>
    <style:style style:name="gr176" style:family="graphic" style:parent-style-name="objectwithoutfill">
      <style:graphic-properties draw:marker-end="線の終点_20_35" draw:marker-end-width="0.3cm" draw:fill="none" draw:textarea-vertical-align="middle"/>
    </style:style>
    <style:style style:name="gr177" style:family="graphic" style:parent-style-name="objectwithoutfill">
      <style:graphic-properties draw:marker-end="線の終点_20_36" draw:marker-end-width="0.3cm" draw:fill="none" draw:textarea-vertical-align="middle"/>
    </style:style>
    <style:style style:name="gr178"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1.138cm" fo:min-width="6.614cm" fo:padding-top="0.142cm" fo:padding-bottom="0.142cm" fo:padding-left="0.267cm" fo:padding-right="0.267cm" draw:shadow="visible" draw:shadow-offset-x="0.035cm" draw:shadow-offset-y="0.035cm"/>
      <style:paragraph-properties style:writing-mode="lr-tb"/>
    </style:style>
    <style:style style:name="gr179"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0.637cm" fo:min-width="8.133cm" fo:padding-top="0.142cm" fo:padding-bottom="0.142cm" fo:padding-left="0.267cm" fo:padding-right="0.267cm" draw:shadow="visible" draw:shadow-offset-x="0.035cm" draw:shadow-offset-y="0.035cm"/>
      <style:paragraph-properties style:writing-mode="lr-tb"/>
    </style:style>
    <style:style style:name="gr180" style:family="graphic" style:parent-style-name="standard">
      <style:graphic-properties draw:stroke="none" svg:stroke-color="#000000" draw:fill="none" draw:fill-color="#ffffff" fo:min-height="0.464cm"/>
      <style:paragraph-properties style:writing-mode="lr-tb"/>
    </style:style>
    <style:style style:name="gr181"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1.399cm" fo:min-width="6.309cm" fo:padding-top="0.142cm" fo:padding-bottom="0.142cm" fo:padding-left="0.267cm" fo:padding-right="0.267cm" draw:shadow="visible" draw:shadow-offset-x="0.035cm" draw:shadow-offset-y="0.035cm"/>
      <style:paragraph-properties style:writing-mode="lr-tb"/>
    </style:style>
    <style:style style:name="gr182" style:family="graphic" style:parent-style-name="standard" style:list-style-name="L1">
      <style:graphic-properties draw:fill-color="#ffaa95" draw:textarea-horizontal-align="justify" draw:textarea-vertical-align="middle" draw:auto-grow-height="false" fo:min-height="1.281cm" fo:min-width="4.143cm" fo:wrap-option="wrap"/>
      <style:paragraph-properties style:writing-mode="lr-tb"/>
    </style:style>
    <style:style style:name="gr183" style:family="graphic" style:parent-style-name="standard" style:list-style-name="L1">
      <style:graphic-properties draw:fill-color="#ffaa95" draw:textarea-horizontal-align="justify" draw:textarea-vertical-align="middle" draw:auto-grow-height="false" fo:min-height="1.858cm" fo:min-width="5.487cm" fo:wrap-option="wrap"/>
      <style:paragraph-properties style:writing-mode="lr-tb"/>
    </style:style>
    <style:style style:name="gr184"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44cm" fo:min-width="1.844cm" fo:padding-top="0.142cm" fo:padding-bottom="0.142cm" fo:padding-left="0.267cm" fo:padding-right="0.267cm" draw:shadow="visible" draw:shadow-offset-x="0.035cm" draw:shadow-offset-y="0.035cm"/>
      <style:paragraph-properties style:writing-mode="lr-tb"/>
    </style:style>
    <style:style style:name="gr185" style:family="graphic" style:parent-style-name="standard" style:list-style-name="L1">
      <style:graphic-properties draw:fill-color="#ffaa95" draw:textarea-horizontal-align="justify" draw:textarea-vertical-align="middle" draw:auto-grow-height="false" fo:min-height="1.602cm" fo:min-width="4.13cm" fo:wrap-option="wrap"/>
      <style:paragraph-properties style:writing-mode="lr-tb"/>
    </style:style>
    <style:style style:name="gr186" style:family="graphic" style:parent-style-name="standard" style:list-style-name="L1">
      <style:graphic-properties draw:fill-color="#ffaa95" draw:textarea-horizontal-align="justify" draw:textarea-vertical-align="middle" draw:auto-grow-height="false" fo:min-height="1.602cm" fo:min-width="4.13cm" fo:wrap-option="wrap"/>
      <style:paragraph-properties style:writing-mode="lr-tb"/>
    </style:style>
    <style:style style:name="gr187" style:family="graphic" style:parent-style-name="standard">
      <style:graphic-properties draw:fill-color="#e0c2cd" draw:textarea-horizontal-align="justify" draw:textarea-vertical-align="middle" draw:auto-grow-height="false" fo:min-height="2cm" fo:min-width="3.25cm"/>
      <style:paragraph-properties style:writing-mode="lr-tb"/>
    </style:style>
    <style:style style:name="gr188"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0.886cm" fo:min-width="5.974cm" fo:padding-top="0.142cm" fo:padding-bottom="0.142cm" fo:padding-left="0.267cm" fo:padding-right="0.267cm" draw:shadow="visible" draw:shadow-offset-x="0.035cm" draw:shadow-offset-y="0.035cm"/>
      <style:paragraph-properties style:writing-mode="lr-tb"/>
    </style:style>
    <style:style style:name="gr189"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1.707cm" fo:min-width="8.143cm" fo:padding-top="0.142cm" fo:padding-bottom="0.142cm" fo:padding-left="0.267cm" fo:padding-right="0.267cm" draw:shadow="visible" draw:shadow-offset-x="0.035cm" draw:shadow-offset-y="0.035cm"/>
      <style:paragraph-properties style:writing-mode="lr-tb"/>
    </style:style>
    <style:style style:name="gr190"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1.49cm" fo:min-width="7.663cm" fo:padding-top="0.142cm" fo:padding-bottom="0.142cm" fo:padding-left="0.267cm" fo:padding-right="0.267cm" draw:shadow="visible" draw:shadow-offset-x="0.035cm" draw:shadow-offset-y="0.035cm"/>
      <style:paragraph-properties style:writing-mode="lr-tb"/>
    </style:style>
    <style:style style:name="gr191" style:family="graphic" style:parent-style-name="standard" style:list-style-name="L1">
      <style:graphic-properties svg:stroke-width="0.035cm" svg:stroke-color="#b85c00" draw:marker-start-width="0.252cm" draw:marker-end-width="0.252cm" draw:fill-color="#f6f9d4" draw:textarea-horizontal-align="justify" draw:textarea-vertical-align="middle" draw:auto-grow-height="false" fo:min-height="1.514cm" fo:min-width="7.713cm" fo:padding-top="0.142cm" fo:padding-bottom="0.142cm" fo:padding-left="0.267cm" fo:padding-right="0.267cm" draw:shadow="visible" draw:shadow-offset-x="0.035cm" draw:shadow-offset-y="0.035cm"/>
      <style:paragraph-properties style:writing-mode="lr-tb"/>
    </style:style>
    <style:style style:name="gr192" style:family="graphic" style:parent-style-name="standard">
      <style:graphic-properties svg:stroke-width="0.035cm" svg:stroke-color="#b85c00" draw:marker-start-width="0.252cm" draw:marker-end-width="0.252cm" draw:fill-color="#f6f9d4" draw:textarea-horizontal-align="justify" draw:textarea-vertical-align="middle" draw:auto-grow-height="false" fo:min-height="1.174cm" fo:min-width="5.944cm" fo:padding-top="0.142cm" fo:padding-bottom="0.142cm" fo:padding-left="0.267cm" fo:padding-right="0.267cm" draw:shadow="visible" draw:shadow-offset-x="0.035cm" draw:shadow-offset-y="0.035cm"/>
      <style:paragraph-properties style:writing-mode="lr-tb"/>
    </style:style>
    <style:style style:name="gr193" style:family="graphic" style:parent-style-name="objectwithoutfill">
      <style:graphic-properties draw:marker-end="線の終点_20_116" draw:marker-end-width="0.3cm" draw:fill="none" draw:textarea-vertical-align="middle"/>
    </style:style>
    <style:style style:name="gr194" style:family="graphic" style:parent-style-name="objectwithoutfill">
      <style:graphic-properties draw:marker-end="線の終点_20_117" draw:marker-end-width="0.3cm" draw:fill="none" draw:textarea-vertical-align="middle"/>
    </style:style>
    <style:style style:name="gr195" style:family="graphic" style:parent-style-name="objectwithoutfill">
      <style:graphic-properties draw:marker-end="線の終点_20_118" draw:marker-end-width="0.3cm" draw:fill="none" draw:textarea-vertical-align="middle"/>
    </style:style>
    <style:style style:name="gr196" style:family="graphic" style:parent-style-name="objectwithoutfill">
      <style:graphic-properties draw:marker-end="線の終点_20_119" draw:marker-end-width="0.3cm" draw:fill="none" draw:textarea-vertical-align="middle"/>
    </style:style>
    <style:style style:name="gr197" style:family="graphic" style:parent-style-name="objectwithoutfill">
      <style:graphic-properties draw:marker-end="線の終点_20_120" draw:marker-end-width="0.3cm" draw:fill="none" draw:textarea-vertical-align="middle"/>
    </style:style>
    <style:style style:name="gr198" style:family="graphic" style:parent-style-name="objectwithoutfill">
      <style:graphic-properties draw:marker-end="線の終点_20_121" draw:marker-end-width="0.3cm" draw:fill="none" draw:textarea-vertical-align="middle"/>
    </style:style>
    <style:style style:name="gr199" style:family="graphic" style:parent-style-name="objectwithoutfill">
      <style:graphic-properties draw:marker-end="線の終点_20_122" draw:marker-end-width="0.3cm" draw:fill="none" draw:textarea-vertical-align="middle"/>
    </style:style>
    <style:style style:name="gr200" style:family="graphic" style:parent-style-name="objectwithoutfill">
      <style:graphic-properties draw:marker-end="線の終点_20_123" draw:marker-end-width="0.3cm" draw:fill="none" draw:textarea-vertical-align="middle"/>
    </style:style>
    <style:style style:name="gr201" style:family="graphic" style:parent-style-name="objectwithoutfill">
      <style:graphic-properties draw:marker-end="線の終点_20_124" draw:marker-end-width="0.3cm" draw:fill="none" draw:textarea-vertical-align="middle"/>
    </style:style>
    <style:style style:name="gr202" style:family="graphic" style:parent-style-name="objectwithoutfill">
      <style:graphic-properties draw:marker-end="線の終点_20_125" draw:marker-end-width="0.3cm" draw:fill="none" draw:textarea-vertical-align="middle"/>
    </style:style>
    <style:style style:name="gr203" style:family="graphic" style:parent-style-name="objectwithoutfill">
      <style:graphic-properties draw:marker-end="線の終点_20_126" draw:marker-end-width="0.3cm" draw:fill="none" draw:textarea-vertical-align="middle"/>
    </style:style>
    <style:style style:name="gr204" style:family="graphic" style:parent-style-name="objectwithoutfill">
      <style:graphic-properties draw:marker-end="線の終点_20_127" draw:marker-end-width="0.3cm" draw:fill="none" draw:textarea-vertical-align="middle"/>
    </style:style>
    <style:style style:name="gr205" style:family="graphic" style:parent-style-name="objectwithoutfill">
      <style:graphic-properties draw:marker-end="線の終点_20_128" draw:marker-end-width="0.3cm" draw:fill="none" draw:textarea-vertical-align="middle"/>
    </style:style>
    <style:style style:name="gr206" style:family="graphic" style:parent-style-name="objectwithoutfill">
      <style:graphic-properties draw:marker-end="線の終点_20_129" draw:marker-end-width="0.3cm" draw:fill="none" draw:textarea-vertical-align="middle"/>
    </style:style>
    <style:style style:name="P1" style:family="paragraph">
      <loext:graphic-properties draw:fill-color="#800080"/>
      <style:paragraph-properties fo:text-align="center"/>
    </style:style>
    <style:style style:name="P2" style:family="paragraph">
      <loext:graphic-properties draw:fill-color="#c9211e"/>
      <style:paragraph-properties fo:text-align="center"/>
    </style:style>
    <style:style style:name="P3" style:family="paragraph">
      <style:paragraph-properties fo:margin-left="0cm" fo:margin-right="0cm" fo:margin-top="0cm" fo:margin-bottom="0cm" fo:line-height="100%" fo:text-align="start" fo:text-indent="0cm" style:text-autospace="none" style:line-break="normal" style:writing-mode="page"/>
      <style:text-properties fo:font-size="9pt" style:font-size-asian="9pt" style:font-size-complex="9pt" fo:hyphenate="false"/>
    </style:style>
    <style:style style:name="P4" style:family="paragraph">
      <loext:graphic-properties draw:fill-color="#f6f9d4"/>
      <style:paragraph-properties fo:margin-left="0cm" fo:margin-right="0cm" fo:margin-top="0cm" fo:margin-bottom="0cm" fo:line-height="100%" fo:text-align="start" fo:text-indent="0cm" style:text-autospace="none" style:line-break="normal" style:writing-mode="page"/>
      <style:text-properties fo:font-size="9pt" style:font-size-asian="9pt" style:font-size-complex="9pt" fo:hyphenate="false"/>
    </style:style>
    <style:style style:name="P5" style:family="paragraph">
      <loext:graphic-properties draw:fill-color="#ffffff"/>
      <style:paragraph-properties fo:text-align="center"/>
    </style:style>
    <style:style style:name="P6" style:family="paragraph">
      <style:paragraph-properties fo:text-align="start" style:writing-mode="lr-tb"/>
      <style:text-properties style:font-name="游明朝" fo:font-size="9pt" style:font-name-asian="游明朝" style:font-size-asian="9pt" style:font-size-complex="9pt"/>
    </style:style>
    <style:style style:name="P7" style:family="paragraph">
      <loext:graphic-properties draw:fill-color="#f6f9d4"/>
      <style:paragraph-properties fo:text-align="start" style:writing-mode="lr-tb"/>
      <style:text-properties style:font-name="游明朝" fo:font-size="9pt" style:font-name-asian="游明朝" style:font-size-asian="9pt" style:font-size-complex="9pt"/>
    </style:style>
    <style:style style:name="P8" style:family="paragraph">
      <loext:graphic-properties draw:fill="none" draw:fill-color="#ffffff"/>
      <style:paragraph-properties style:writing-mode="lr-tb"/>
      <style:text-properties fo:font-size="9pt" style:font-size-asian="9pt" style:font-size-complex="9pt"/>
    </style:style>
    <style:style style:name="P9" style:family="paragraph">
      <loext:graphic-properties draw:fill-color="#a1467e"/>
      <style:paragraph-properties fo:text-align="center"/>
    </style:style>
    <style:style style:name="P10" style:family="paragraph">
      <style:paragraph-properties fo:margin-left="0cm" fo:margin-right="0cm" fo:margin-top="0cm" fo:margin-bottom="0cm" fo:line-height="100%" fo:text-align="start" fo:text-indent="0cm" style:text-autospace="none" style:line-break="normal" style:writing-mode="page"/>
      <style:text-properties style:font-name="ＭＳ ゴシック1" fo:font-size="9pt" style:font-name-asian="ＭＳ ゴシック1" fo:hyphenate="false"/>
    </style:style>
    <style:style style:name="P11" style:family="paragraph">
      <loext:graphic-properties draw:fill-color="#ffaa95"/>
      <style:paragraph-properties fo:margin-left="0cm" fo:margin-right="0cm" fo:margin-top="0cm" fo:margin-bottom="0cm" fo:line-height="100%" fo:text-align="start" fo:text-indent="0cm" style:text-autospace="none" style:line-break="normal" style:writing-mode="page"/>
      <style:text-properties style:font-name="ＭＳ ゴシック1" fo:font-size="9pt" style:font-name-asian="ＭＳ ゴシック1" fo:hyphenate="false"/>
    </style:style>
    <style:style style:name="P12" style:family="paragraph">
      <style:paragraph-properties fo:text-align="center" style:writing-mode="lr-tb"/>
      <style:text-properties style:font-name="メイリオ" fo:font-size="9pt" style:font-name-asian="メイリオ" style:font-size-asian="9pt" style:font-size-complex="9pt"/>
    </style:style>
    <style:style style:name="P13" style:family="paragraph">
      <loext:graphic-properties draw:fill-color="#ffe994"/>
      <style:paragraph-properties fo:text-align="center" style:writing-mode="lr-tb"/>
      <style:text-properties style:font-name="メイリオ" fo:font-size="9pt" style:font-name-asian="メイリオ" style:font-size-asian="9pt" style:font-size-complex="9pt"/>
    </style:style>
    <style:style style:name="P14" style:family="paragraph">
      <style:paragraph-properties fo:text-align="start" style:writing-mode="lr-tb"/>
      <style:text-properties fo:font-size="9pt" style:font-size-asian="9pt" style:font-size-complex="9pt"/>
    </style:style>
    <style:style style:name="P15" style:family="paragraph">
      <loext:graphic-properties draw:fill-color="#f6f9d4"/>
      <style:paragraph-properties fo:text-align="start" style:writing-mode="lr-tb"/>
      <style:text-properties fo:font-size="9pt" style:font-size-asian="9pt" style:font-size-complex="9pt"/>
    </style:style>
    <style:style style:name="P16" style:family="paragraph">
      <style:paragraph-properties fo:text-align="center" style:writing-mode="lr-tb"/>
      <style:text-properties fo:font-size="9pt" style:font-size-asian="9pt" style:font-size-complex="9pt"/>
    </style:style>
    <style:style style:name="P17" style:family="paragraph">
      <loext:graphic-properties draw:fill-color="#e0c2cd"/>
      <style:paragraph-properties fo:text-align="center" style:writing-mode="lr-tb"/>
      <style:text-properties fo:font-size="9pt" style:font-size-asian="9pt" style:font-size-complex="9pt"/>
    </style:style>
    <style:style style:name="P18" style:family="paragraph">
      <loext:graphic-properties draw:fill="none"/>
      <style:paragraph-properties fo:text-align="center"/>
    </style:style>
    <style:style style:name="P19" style:family="paragraph">
      <style:paragraph-properties fo:text-align="center" style:writing-mode="lr-tb"/>
      <style:text-properties fo:color="#ffffff" loext:opacity="100%" style:font-name="メイリオ" fo:font-size="14pt" style:font-name-asian="メイリオ" style:font-size-asian="14pt" style:font-size-complex="14pt"/>
    </style:style>
    <style:style style:name="P20" style:family="paragraph">
      <loext:graphic-properties draw:fill-color="#355269"/>
      <style:paragraph-properties fo:text-align="center" style:writing-mode="lr-tb"/>
      <style:text-properties fo:color="#ffffff" loext:opacity="100%" style:font-name="メイリオ" fo:font-size="14pt" style:font-name-asian="メイリオ" style:font-size-asian="14pt" style:font-size-complex="14pt"/>
    </style:style>
    <style:style style:name="P21" style:family="paragraph">
      <loext:graphic-properties draw:fill-color="#ffe994"/>
      <style:paragraph-properties fo:text-align="center" style:writing-mode="lr-tb"/>
      <style:text-properties fo:font-size="9pt" style:font-size-asian="9pt" style:font-size-complex="9pt"/>
    </style:style>
    <style:style style:name="P22" style:family="paragraph">
      <loext:graphic-properties draw:fill-color="#706e0c"/>
      <style:paragraph-properties fo:text-align="center" style:writing-mode="lr-tb"/>
      <style:text-properties fo:color="#ffffff" loext:opacity="100%" style:font-name="メイリオ" fo:font-size="14pt" style:font-name-asian="メイリオ" style:font-size-asian="14pt" style:font-size-complex="14pt"/>
    </style:style>
    <style:style style:name="P23" style:family="paragraph">
      <style:paragraph-properties fo:text-align="center"/>
    </style:style>
    <style:style style:name="P24" style:family="paragraph">
      <loext:graphic-properties draw:fill-color="#f6f9d4" draw:opacity="50%"/>
      <style:paragraph-properties fo:text-align="center"/>
    </style:style>
    <style:style style:name="P25" style:family="paragraph">
      <style:paragraph-properties fo:margin-left="0cm" fo:margin-right="0cm" fo:margin-top="0cm" fo:margin-bottom="0cm" fo:line-height="100%" fo:text-align="start" fo:text-indent="0cm" style:writing-mode="lr-tb"/>
      <style:text-properties fo:font-size="9pt" style:font-size-asian="9pt" style:font-size-complex="9pt"/>
    </style:style>
    <style:style style:name="P26" style:family="paragraph">
      <loext:graphic-properties draw:fill-color="#f6f9d4"/>
      <style:paragraph-properties fo:margin-left="0cm" fo:margin-right="0cm" fo:margin-top="0cm" fo:margin-bottom="0cm" fo:line-height="100%" fo:text-align="start" fo:text-indent="0cm" style:writing-mode="lr-tb"/>
      <style:text-properties fo:font-size="9pt" style:font-size-asian="9pt" style:font-size-complex="9pt"/>
    </style:style>
    <style:style style:name="P27" style:family="paragraph">
      <loext:graphic-properties draw:fill-color="#eeeeee"/>
      <style:paragraph-properties fo:text-align="center"/>
    </style:style>
    <style:style style:name="P28" style:family="paragraph">
      <style:paragraph-properties fo:margin-left="0cm" fo:margin-right="0cm" fo:margin-top="0cm" fo:margin-bottom="0cm" fo:line-height="100%" fo:text-align="start" fo:text-indent="0cm" style:text-autospace="none" style:line-break="normal" style:writing-mode="page"/>
      <style:text-properties style:font-name="メイリオ" fo:font-size="9pt" fo:hyphenate="false"/>
    </style:style>
    <style:style style:name="P29" style:family="paragraph">
      <loext:graphic-properties draw:fill-color="#ffaa95"/>
      <style:paragraph-properties fo:margin-left="0cm" fo:margin-right="0cm" fo:margin-top="0cm" fo:margin-bottom="0cm" fo:line-height="100%" fo:text-align="start" fo:text-indent="0cm" style:text-autospace="none" style:line-break="normal" style:writing-mode="page"/>
      <style:text-properties style:font-name="メイリオ" fo:font-size="9pt" fo:hyphenate="false"/>
    </style:style>
    <style:style style:name="T1" style:family="text">
      <style:text-properties style:use-window-font-color="true" loext:opacity="0%" style:text-outline="false" style:text-line-through-style="none" style:text-line-through-type="none" style:text-position="0% 100%" style:font-name="游明朝" fo:font-size="9pt" fo:font-style="normal" fo:text-shadow="none" style:text-underline-style="none" fo:font-weight="normal" style:font-name-asian="游明朝" style:font-size-asian="9pt" style:font-style-asian="normal" style:font-weight-asian="normal" style:font-size-complex="9pt" style:font-style-complex="normal" style:font-weight-complex="normal"/>
    </style:style>
    <style:style style:name="T2" style:family="text">
      <style:text-properties style:use-window-font-color="true" loext:opacity="0%" style:text-outline="false" style:text-line-through-style="none" style:text-line-through-type="none" style:text-position="0% 100%" style:font-name="游明朝1" fo:font-size="9pt" fo:font-style="normal" fo:text-shadow="none" style:text-underline-style="none" fo:font-weight="normal" style:font-name-asian="游明朝1" style:font-size-asian="9pt" style:font-style-asian="normal" style:font-weight-asian="normal" style:font-size-complex="9pt" style:font-style-complex="normal" style:font-weight-complex="normal"/>
    </style:style>
    <style:style style:name="T3" style:family="text">
      <style:text-properties style:font-name="游明朝" fo:font-size="9pt" style:font-name-asian="游明朝" style:font-size-asian="9pt" style:font-size-complex="9pt"/>
    </style:style>
    <style:style style:name="T4" style:family="text">
      <style:text-properties fo:font-size="9pt" style:font-size-asian="9pt" style:font-size-complex="9pt"/>
    </style:style>
    <style:style style:name="T5" style:family="text">
      <style:text-properties style:use-window-font-color="true" loext:opacity="0%" style:text-outline="false" style:text-line-through-style="none" style:text-line-through-type="none" style:text-position="0% 100%" style:font-name="ＭＳ ゴシック1" fo:font-size="9pt" fo:font-style="normal" fo:text-shadow="none" style:text-underline-style="none" fo:font-weight="normal" style:font-name-asian="ＭＳ ゴシック1" style:font-size-asian="9pt" style:font-style-asian="normal" style:font-weight-asian="normal" style:font-size-complex="9pt" style:font-style-complex="normal" style:font-weight-complex="normal"/>
    </style:style>
    <style:style style:name="T6" style:family="text">
      <style:text-properties style:use-window-font-color="true" loext:opacity="0%" style:text-outline="false" style:text-line-through-style="none" style:text-line-through-type="none" style:text-position="0% 100%" style:font-name="ＭＳ ゴシック1" fo:font-size="9pt" fo:font-style="normal" fo:text-shadow="none" style:text-underline-style="none" fo:font-weight="normal" style:font-name-asian="ＭＳ ゴシック1" style:font-size-asian="9pt" style:font-style-asian="normal" style:font-weight-asian="normal" style:font-name-complex="Times New Roman" style:font-size-complex="9pt" style:font-style-complex="normal" style:font-weight-complex="normal"/>
    </style:style>
    <style:style style:name="T7" style:family="text">
      <style:text-properties style:font-name="メイリオ" fo:font-size="9pt" style:font-name-asian="メイリオ" style:font-size-asian="9pt" style:font-size-complex="9pt"/>
    </style:style>
    <style:style style:name="T8" style:family="text">
      <style:text-properties style:font-name="Arial" fo:font-size="9pt" style:font-size-asian="9pt" style:font-size-complex="9pt"/>
    </style:style>
    <style:style style:name="T9" style:family="text">
      <style:text-properties fo:color="#ffffff" loext:opacity="100%" style:font-name="メイリオ" fo:font-size="14pt" style:font-name-asian="メイリオ" style:font-size-asian="14pt" style:font-size-complex="14pt"/>
    </style:style>
    <style:style style:name="T10" style:family="text">
      <style:text-properties fo:font-variant="normal" fo:text-transform="none" style:use-window-font-color="true" loext:opacity="0%" style:text-outline="false" style:text-line-through-style="none" style:text-line-through-type="none" style:font-name="游明朝" fo:font-size="9pt" fo:font-style="normal" fo:text-shadow="none" style:text-underline-style="none" fo:font-weight="normal" style:letter-kerning="true" style:font-name-asian="游明朝"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游ゴシック"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メイリオ" fo:font-size="9pt" fo:font-style="normal" fo:text-shadow="none" style:text-underline-style="none" fo:font-weight="normal" style:letter-kerning="true" style:font-name-asian="游明朝1"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text-position="0% 100%" style:font-name="メイリオ" fo:font-size="9pt" fo:font-style="normal" fo:text-shadow="none" style:text-underline-style="none" fo:font-weight="normal" style:font-name-asian="游明朝1" style:font-size-asian="9pt" style:font-style-asian="normal" style:font-weight-asian="normal"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xml:id="id44" draw:id="id44" draw:layer="layout" svg:width="0.54cm" svg:height="0.54cm" svg:x="14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3" draw:id="id23" draw:layer="layout" svg:width="0.5cm" svg:height="0.5cm" svg:x="16.1cm" svg:y="18.0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4" xml:id="id8" draw:id="id8" draw:layer="layout" svg:width="5.75cm" svg:height="1.25cm" svg:x="13.5cm" svg:y="15.8cm">
          <text:p text:style-name="P3"><text:span text:style-name="T1">システム管理者として当該会員が登録されているか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52" draw:id="id52">
          <draw:custom-shape draw:style-name="gr4" draw:text-style-name="P5" draw:layer="layout" svg:width="0.6cm" svg:height="0.6cm" svg:x="11.65cm" svg:y="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cm" svg:height="0.5cm" svg:x="11.7cm" svg:y="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4" xml:id="id6" draw:id="id6" draw:layer="layout" svg:width="5.25cm" svg:height="1.25cm" svg:x="7.5cm" svg:y="9.15cm">
          <text:p text:style-name="P3"><text:span text:style-name="T2">対象手続きのリクエストパスをキーに手続き情報を取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14" draw:id="id14" draw:layer="layout" svg:width="4.25cm" svg:height="0.75cm" svg:x="23.25cm" svg:y="5.8cm">
          <text:p text:style-name="P6"><text:span text:style-name="T3">実行不可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xml:id="id4" draw:id="id4" draw:layer="layout" svg:width="4.75cm" svg:height="1.25cm" svg:x="11.9cm" svg:y="2.5cm">
          <text:p text:style-name="P3"><text:span text:style-name="T2">識別トークンをキーに会員情報を取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16" draw:id="id16" draw:layer="layout" svg:width="0.54cm" svg:height="0.54cm" svg:x="6.65cm" svg:y="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xml:id="id43" draw:id="id43" draw:layer="layout" svg:width="0.5cm" svg:height="0.5cm" svg:x="24cm" svg:y="38.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xml:id="id18" draw:id="id18" draw:layer="layout" svg:width="0.54cm" svg:height="0.54cm" svg:x="9.85cm" svg:y="11.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xml:id="id13" draw:id="id13" draw:layer="layout" svg:width="0.54cm" svg:height="0.54cm" svg:x="14cm" svg:y="4.75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8" draw:layer="layout" svg:width="3.25cm" svg:height="0.602cm" svg:x="14.5cm" svg:y="4.398cm">
          <draw:text-box>
            <text:p><text:span text:style-name="T4">会員情報がない</text:span></text:p>
          </draw:text-box>
        </draw:frame>
        <draw:custom-shape draw:style-name="gr11" draw:text-style-name="P9" xml:id="id45" draw:id="id45" draw:layer="layout" svg:width="0.5cm" svg:height="0.5cm" svg:x="25.1cm" svg:y="7.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1" draw:text-style-name="P9" xml:id="id54" draw:id="id54" draw:layer="layout" svg:width="0.5cm" svg:height="0.5cm" svg:x="24cm" svg:y="39.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1" draw:text-style-name="P9" xml:id="id51" draw:id="id51" draw:layer="layout" svg:width="0.5cm" svg:height="0.5cm" svg:x="6.75cm" svg:y="34.05cm">
          <text:p/>
          <draw:enhanced-geometry svg:viewBox="0 0 21600 21600" draw:mirror-horizontal="false" draw:mirror-vertical="false"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1" draw:text-style-name="P9" xml:id="id47" draw:id="id47" draw:layer="layout" svg:width="0.5cm" svg:height="0.5cm" svg:x="4.2cm" svg:y="14.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1" draw:text-style-name="P9" xml:id="id49" draw:id="id49" draw:layer="layout" svg:width="0.5cm" svg:height="0.5cm" svg:x="8.25cm" svg:y="2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10" draw:text-style-name="P8" draw:layer="layout" svg:width="2.75cm" svg:height="0.602cm" svg:x="11.25cm" svg:y="4.398cm">
          <draw:text-box>
            <text:p><text:span text:style-name="T4">会員情報がある</text:span></text:p>
          </draw:text-box>
        </draw:frame>
        <draw:frame draw:style-name="gr10" draw:text-style-name="P8" draw:layer="layout" svg:width="3.25cm" svg:height="0.602cm" svg:x="6.7cm" svg:y="10.85cm">
          <draw:text-box>
            <text:p><text:span text:style-name="T4">手続き情報がない</text:span></text:p>
          </draw:text-box>
        </draw:frame>
        <draw:frame draw:style-name="gr10" draw:text-style-name="P8" draw:layer="layout" svg:width="2.6cm" svg:height="0.602cm" svg:x="4.2cm" svg:y="7.5cm">
          <draw:text-box>
            <text:p><text:span text:style-name="T4">ログイン不可</text:span></text:p>
          </draw:text-box>
        </draw:frame>
        <draw:frame draw:style-name="gr10" draw:text-style-name="P8" draw:layer="layout" svg:width="3.25cm" svg:height="0.602cm" svg:x="16.65cm" svg:y="17.648cm">
          <draw:text-box>
            <text:p><text:span text:style-name="T4">登録されていない</text:span></text:p>
          </draw:text-box>
        </draw:frame>
        <draw:frame draw:style-name="gr10" draw:text-style-name="P8" draw:layer="layout" svg:width="3.75cm" svg:height="0.602cm" svg:x="7.2cm" svg:y="7.55cm">
          <draw:text-box>
            <text:p><text:span text:style-name="T4">ログイン不可ではない</text:span></text:p>
          </draw:text-box>
        </draw:frame>
        <draw:frame draw:style-name="gr10" draw:text-style-name="P8" draw:layer="layout" svg:width="2.75cm" svg:height="0.602cm" svg:x="13.4cm" svg:y="17.598cm">
          <draw:text-box>
            <text:p><text:span text:style-name="T4">登録されている</text:span></text:p>
          </draw:text-box>
        </draw:frame>
        <draw:custom-shape draw:style-name="gr12" draw:text-style-name="P7" xml:id="id20" draw:id="id20" draw:layer="layout" svg:width="4.5cm" svg:height="0.8cm" svg:x="2.25cm" svg:y="12.45cm">
          <text:p text:style-name="P6"><text:span text:style-name="T3">実行不可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25" draw:id="id25" draw:layer="layout" svg:width="4.25cm" svg:height="0.75cm" svg:x="6.354cm" svg:y="19.171cm">
          <text:p text:style-name="P6"><text:span text:style-name="T3">実行可能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4" xml:id="id10" draw:id="id10" draw:layer="layout" svg:width="5.751cm" svg:height="1.25cm" draw:transform="skewX (0.0160570291183478) rotate (0.0160570291183478) translate (8cm 23cm)">
          <text:p text:style-name="P3"><text:span text:style-name="T1">対象非限定管理者として当該会員が登録されているか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xml:id="id15" draw:id="id15" draw:layer="layout" svg:width="5.95cm" svg:height="1cm" svg:x="3.95cm" svg:y="6cm">
          <text:p text:style-name="P6"><text:span text:style-name="T3">会員情報をもとに会員がログイン不可か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xml:id="id12" draw:id="id12" draw:layer="layout" svg:width="4.75cm" svg:height="1.25cm" svg:x="17.2cm" svg:y="26.8cm">
          <text:p text:style-name="P3"><text:span text:style-name="T2">実行権限テーブルから、当該会員と対象手続きの実行権限を取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xml:id="id17" draw:id="id17" draw:layer="layout" svg:width="4.25cm" svg:height="0.8cm" svg:x="1.5cm" svg:y="9.15cm">
          <text:p text:style-name="P6"><text:span text:style-name="T3">実行不可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 xml:id="id46" draw:id="id46" draw:layer="layout" svg:width="0.54cm" svg:height="0.54cm" svg:x="3.3cm" svg:y="11cm">
          <text:p/>
          <draw:enhanced-geometry svg:viewBox="0 0 21600 21600" draw:mirror-horizontal="false" draw:mirror-vertical="false"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10" draw:text-style-name="P8" draw:layer="layout" svg:width="3.25cm" svg:height="0.602cm" svg:x="10.4cm" svg:y="10.85cm">
          <draw:text-box>
            <text:p><text:span text:style-name="T4">手続き情報がある</text:span></text:p>
          </draw:text-box>
        </draw:frame>
        <draw:custom-shape draw:style-name="gr18" draw:text-style-name="P11" draw:layer="layout" svg:width="5cm" svg:height="2cm" svg:x="1.5cm" svg:y="20.75cm">
          <text:p text:style-name="P10"><text:span text:style-name="T5">システム管理者の場合、全ての</text:span><text:span text:style-name="T6">API</text:span><text:span text:style-name="T5">が実行可能なので、個々の判定結果は実行権限テーブルには登録しない</text:span></text:p>
          <draw:enhanced-geometry svg:viewBox="0 0 21600 21600" draw:text-areas="800 800 20800 20800" draw:type="round-rectangular-callout" draw:modifiers="21405.6388722256 -8927.136431784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xml:id="id28" draw:id="id28" draw:layer="layout" svg:width="0.5cm" svg:height="0.5cm" svg:x="10.65cm" svg:y="25.4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13" xml:id="id32" draw:id="id32" draw:layer="layout" svg:width="5.5cm" svg:height="1.5cm" svg:x="11.75cm" svg:y="32.3cm">
          <text:p text:style-name="P12"><text:span text:style-name="T7">【実行権限設定チェック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xml:id="id31" draw:id="id31" draw:layer="layout" svg:width="5.75cm" svg:height="1.75cm" svg:x="21.5cm" svg:y="32.3cm">
          <text:p text:style-name="P14"><text:span text:style-name="T4">対象手続きの処理種別に該当する権限属性が、実行権限データで許可されている権限属性に含まれているか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4" xml:id="id29" draw:id="id29" draw:layer="layout" svg:width="4.75cm" svg:height="1.25cm" svg:x="3.75cm" svg:y="26.8cm">
          <text:p text:style-name="P3"><text:span text:style-name="T2">手続き情報から対象手続きがシステム管理</text:span><text:span text:style-name="T2">API</text:span><text:span text:style-name="T2">かどうか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40" draw:id="id40" draw:layer="layout" svg:width="0.5cm" svg:height="0.5cm" svg:x="24.15cm" svg:y="35.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xml:id="id30" draw:id="id30" draw:layer="layout" svg:width="0.5cm" svg:height="0.5cm" svg:x="19.35cm" svg:y="3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xml:id="id36" draw:id="id36" draw:layer="layout" svg:width="0.5cm" svg:height="0.5cm" svg:x="6.75cm" svg:y="3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xml:id="id33" draw:id="id33" draw:layer="layout" svg:width="0.5cm" svg:height="0.5cm" svg:x="5.85cm" svg:y="29.25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8" draw:layer="layout" svg:width="2.978cm" svg:height="0.602cm" svg:x="7.5cm" svg:y="25.05cm">
          <draw:text-box>
            <text:p><text:span text:style-name="T4">登録されている</text:span></text:p>
          </draw:text-box>
        </draw:frame>
        <draw:frame draw:style-name="gr10" draw:text-style-name="P8" draw:layer="layout" svg:width="3.25cm" svg:height="0.602cm" svg:x="11.3cm" svg:y="25.05cm">
          <draw:text-box>
            <text:p><text:span text:style-name="T4">登録されていない</text:span></text:p>
          </draw:text-box>
        </draw:frame>
        <draw:frame draw:style-name="gr10" draw:text-style-name="P8" draw:layer="layout" svg:width="2.5cm" svg:height="0.602cm" svg:x="21.5cm" svg:y="34.848cm">
          <draw:text-box>
            <text:p><text:span text:style-name="T4">含まれている</text:span></text:p>
          </draw:text-box>
        </draw:frame>
        <draw:frame draw:style-name="gr22" draw:text-style-name="P8" draw:layer="layout" svg:width="4.25cm" svg:height="0.611cm" svg:x="6.35cm" svg:y="28.839cm">
          <draw:text-box>
            <text:p><text:span text:style-name="T4">システム管理</text:span><text:span text:style-name="T4">API</text:span><text:span text:style-name="T4">である</text:span></text:p>
          </draw:text-box>
        </draw:frame>
        <draw:frame draw:style-name="gr22" draw:text-style-name="P8" draw:layer="layout" svg:width="4.23cm" svg:height="0.611cm" svg:x="1.55cm" svg:y="28.839cm">
          <draw:text-box>
            <text:p><text:span text:style-name="T4">システム管理</text:span><text:span text:style-name="T4">API</text:span><text:span text:style-name="T4">ではない</text:span></text:p>
          </draw:text-box>
        </draw:frame>
        <draw:custom-shape draw:style-name="gr23" draw:text-style-name="P7" xml:id="id35" draw:id="id35" draw:layer="layout" svg:width="3.5cm" svg:height="1.25cm" svg:x="1.75cm" svg:y="30.45cm">
          <text:p text:style-name="P6"><text:span text:style-name="T3">実行可能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xml:id="id34" draw:id="id34" draw:layer="layout" svg:width="3.25cm" svg:height="1.25cm" svg:x="8.75cm" svg:y="30.5cm">
          <text:p text:style-name="P6"><text:span text:style-name="T3">実行不可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1" draw:layer="layout" svg:width="6.5cm" svg:height="2.25cm" svg:x="1.25cm" svg:y="35.55cm">
          <text:p text:style-name="P10"><text:span text:style-name="T5">対象非限定管理者の場合、対象</text:span><text:span text:style-name="T6">API</text:span><text:span text:style-name="T5">がシステム管理</text:span><text:span text:style-name="T6">API</text:span><text:span text:style-name="T5">でなければ全ての</text:span><text:span text:style-name="T6">API</text:span><text:span text:style-name="T5">が実行可能なので実行権限テーブルには判定結果を登録しない。</text:span></text:p>
          <draw:enhanced-geometry svg:viewBox="0 0 21600 21600" draw:text-areas="800 800 20800 20800" draw:type="round-rectangular-callout" draw:modifiers="18350.5306875865 -9979.564637938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3.25cm" svg:height="0.602cm" svg:x="20cm" svg:y="29.948cm">
          <draw:text-box>
            <text:p><text:span text:style-name="T4">登録されている</text:span></text:p>
          </draw:text-box>
        </draw:frame>
        <draw:frame draw:style-name="gr10" draw:text-style-name="P8" draw:layer="layout" svg:width="3.25cm" svg:height="0.602cm" svg:x="16cm" svg:y="29.948cm">
          <draw:text-box>
            <text:p><text:span text:style-name="T4">登録されていない</text:span></text:p>
          </draw:text-box>
        </draw:frame>
        <draw:custom-shape draw:style-name="gr26" draw:text-style-name="P17" xml:id="id5" draw:id="id5" draw:layer="layout" svg:width="3.75cm" svg:height="1.25cm" svg:x="16.25cm" svg:y="9.15cm">
          <text:p text:style-name="P16"><text:span text:style-name="T8">&lt;&lt;datastore&gt;&gt;</text:span></text:p>
          <text:p text:style-name="P16"><text:span text:style-name="T4">手続き管理テーブル</text:span></text:p>
          <draw:enhanced-geometry svg:viewBox="0 0 21600 21600" draw:type="rectangle" draw:enhanced-path="M 0 0 L 21600 0 21600 21600 0 21600 0 0 Z N"/>
        </draw:custom-shape>
        <draw:custom-shape draw:style-name="gr27" draw:text-style-name="P17" xml:id="id9" draw:id="id9" draw:layer="layout" svg:width="4.25cm" svg:height="1.25cm" svg:x="1.25cm" svg:y="23cm">
          <text:p text:style-name="P16"><text:span text:style-name="T8">&lt;&lt;datastore&gt;&gt;</text:span></text:p>
          <text:p text:style-name="P16"><text:span text:style-name="T4">サービス管理者グループ</text:span></text:p>
          <text:p text:style-name="P16"><text:span text:style-name="T4">メンバー管理テーブル</text:span></text:p>
          <draw:enhanced-geometry svg:viewBox="0 0 21600 21600" draw:type="rectangle" draw:enhanced-path="M 0 0 L 21600 0 21600 21600 0 21600 0 0 Z N"/>
        </draw:custom-shape>
        <draw:custom-shape draw:style-name="gr26" draw:text-style-name="P17" xml:id="id3" draw:id="id3" draw:layer="layout" svg:width="3.75cm" svg:height="1.25cm" svg:x="19.75cm" svg:y="2.5cm">
          <text:p text:style-name="P16"><text:span text:style-name="T8">&lt;&lt;datastore&gt;&gt;</text:span></text:p>
          <text:p text:style-name="P16"><text:span text:style-name="T4">会員管理テーブル</text:span></text:p>
          <draw:enhanced-geometry svg:viewBox="0 0 21600 21600" draw:type="rectangle" draw:enhanced-path="M 0 0 L 21600 0 21600 21600 0 21600 0 0 Z N"/>
        </draw:custom-shape>
        <draw:custom-shape draw:style-name="gr26" draw:text-style-name="P17" xml:id="id11" draw:id="id11" draw:layer="layout" svg:width="3.75cm" svg:height="1.25cm" svg:x="11.25cm" svg:y="26.8cm">
          <text:p text:style-name="P16"><text:span text:style-name="T8">&lt;&lt;datastore&gt;&gt;</text:span></text:p>
          <text:p text:style-name="P16"><text:span text:style-name="T4">実行権限テーブル</text:span></text:p>
          <draw:enhanced-geometry svg:viewBox="0 0 21600 21600" draw:type="rectangle" draw:enhanced-path="M 0 0 L 21600 0 21600 21600 0 21600 0 0 Z N"/>
        </draw:custom-shape>
        <draw:custom-shape draw:style-name="gr28" draw:text-style-name="P17" xml:id="id7" draw:id="id7" draw:layer="layout" svg:width="4.75cm" svg:height="1.25cm" svg:x="22.5cm" svg:y="15.8cm">
          <text:p text:style-name="P16"><text:span text:style-name="T8">&lt;&lt;datastore&gt;&gt;</text:span></text:p>
          <text:p text:style-name="P16"><text:span text:style-name="T4">システム管理者グループ</text:span></text:p>
          <text:p text:style-name="P16"><text:span text:style-name="T4">メンバー管理テーブル</text:span></text:p>
          <draw:enhanced-geometry svg:viewBox="0 0 21600 21600" draw:type="rectangle" draw:enhanced-path="M 0 0 L 21600 0 21600 21600 0 21600 0 0 Z N"/>
        </draw:custom-shape>
        <draw:custom-shape draw:style-name="gr24" draw:text-style-name="P7" xml:id="id42" draw:id="id42" draw:layer="layout" svg:width="3.25cm" svg:height="1.25cm" svg:x="24.777cm" svg:y="36.157cm">
          <text:p text:style-name="P6"><text:span text:style-name="T3">実行不可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xml:id="id41" draw:id="id41" draw:layer="layout" svg:width="3.5cm" svg:height="1.25cm" svg:x="20cm" svg:y="36.2cm">
          <text:p text:style-name="P6"><text:span text:style-name="T3">実行可能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3.25cm" svg:height="0.602cm" svg:x="24.75cm" svg:y="34.848cm">
          <draw:text-box>
            <text:p><text:span text:style-name="T4">含まれていない</text:span></text:p>
          </draw:text-box>
        </draw:frame>
        <draw:g>
          <draw:custom-shape draw:style-name="gr29" draw:text-style-name="P5" xml:id="id1" draw:id="id1" draw:layer="layout" svg:width="0.5cm" svg:height="0.5cm" svg:x="15.05cm" svg:y="3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xml:id="id2" draw:id="id2" draw:layer="layout" svg:width="0.5cm" svg:height="0.5cm" svg:x="16.25cm" svg:y="3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8" draw:layer="layout" draw:type="line" svg:x1="15.55cm" svg:y1="33.3cm" svg:x2="16.25cm" svg:y2="33.3cm" draw:start-shape="id1" draw:start-glue-point="10" draw:end-shape="id2" draw:end-glue-point="6" svg:d="M15550 33300h700" svg:viewBox="0 0 701 1">
            <text:p/>
          </draw:connector>
        </draw:g>
        <draw:custom-shape draw:style-name="gr2" draw:text-style-name="P2" xml:id="id37" draw:id="id37" draw:layer="layout" svg:width="0.5cm" svg:height="0.5cm" svg:x="14.25cm" svg:y="35.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7" xml:id="id38" draw:id="id38" draw:layer="layout" svg:width="3.25cm" svg:height="1.25cm" svg:x="15cm" svg:y="36.05cm">
          <text:p text:style-name="P6"><text:span text:style-name="T3">実行不可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xml:id="id39" draw:id="id39" draw:layer="layout" svg:width="3.5cm" svg:height="1.25cm" svg:x="10.25cm" svg:y="36.05cm">
          <text:p text:style-name="P6"><text:span text:style-name="T3">実行可能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1" draw:text-style-name="P18" draw:layer="layout" draw:type="line" svg:x1="19.75cm" svg:y1="3.125cm" svg:x2="16.65cm" svg:y2="3.125cm" draw:start-shape="id3" draw:start-glue-point="3" draw:end-shape="id4" draw:end-glue-point="1" svg:d="M19750 3125h-3100" svg:viewBox="0 0 3101 1">
          <text:p/>
        </draw:connector>
        <draw:connector draw:style-name="gr32" draw:text-style-name="P18" draw:layer="layout" draw:type="line" svg:x1="16.25cm" svg:y1="9.775cm" svg:x2="12.75cm" svg:y2="9.775cm" draw:start-shape="id5" draw:start-glue-point="3" draw:end-shape="id6" draw:end-glue-point="1" svg:d="M16250 9775h-3500" svg:viewBox="0 0 3501 1">
          <text:p/>
        </draw:connector>
        <draw:connector draw:style-name="gr33" draw:text-style-name="P18" draw:layer="layout" draw:type="line" svg:x1="22.5cm" svg:y1="16.425cm" svg:x2="19.25cm" svg:y2="16.425cm" draw:start-shape="id7" draw:start-glue-point="3" draw:end-shape="id8" draw:end-glue-point="1" svg:d="M22500 16425h-3250" svg:viewBox="0 0 3251 1">
          <text:p/>
        </draw:connector>
        <draw:connector draw:style-name="gr34" draw:text-style-name="P18" draw:layer="layout" draw:type="line" svg:x1="5.5cm" svg:y1="23.625cm" svg:x2="8cm" svg:y2="23.625cm" draw:start-shape="id9" draw:start-glue-point="1" draw:end-shape="id10" draw:end-glue-point="3" svg:d="M5500 23625h2500" svg:viewBox="0 0 2501 1">
          <text:p/>
        </draw:connector>
        <draw:connector draw:style-name="gr35" draw:text-style-name="P18" draw:layer="layout" draw:type="line" svg:x1="15cm" svg:y1="27.425cm" svg:x2="17.2cm" svg:y2="27.425cm" draw:start-shape="id11" draw:start-glue-point="1" draw:end-shape="id12" draw:end-glue-point="3" svg:d="M15000 27425h2200" svg:viewBox="0 0 2201 1">
          <text:p/>
        </draw:connector>
        <draw:frame draw:style-name="gr10" draw:text-style-name="P8" draw:layer="layout" svg:width="2.852cm" svg:height="0.602cm" svg:x="11.25cm" svg:y="34.598cm">
          <draw:text-box>
            <text:p><text:span text:style-name="T4">実行可能と判定</text:span></text:p>
          </draw:text-box>
        </draw:frame>
        <draw:frame draw:style-name="gr10" draw:text-style-name="P8" draw:layer="layout" svg:width="3.25cm" svg:height="0.602cm" svg:x="14.75cm" svg:y="34.598cm">
          <draw:text-box>
            <text:p><text:span text:style-name="T4">実行不可と判定</text:span></text:p>
          </draw:text-box>
        </draw:frame>
        <draw:custom-shape draw:style-name="gr36" draw:text-style-name="P20" draw:layer="layout" svg:width="6cm" svg:height="1.75cm" svg:x="1.383cm" svg:y="1.209cm">
          <text:p text:style-name="P19"><text:span text:style-name="T9">権限チェック処理手順</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1" draw:text-style-name="P9" xml:id="id53" draw:id="id53" draw:layer="layout" svg:width="0.5cm" svg:height="0.5cm" svg:x="16.35cm" svg:y="38.5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7" draw:text-style-name="P7" xml:id="id19" draw:id="id19" draw:layer="layout" svg:width="5cm" svg:height="1.25cm" svg:x="11.03cm" svg:y="12.394cm">
          <text:p text:style-name="P6"><text:span text:style-name="T3">対象手続きが実装されているコントローラの使用中止フラグを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xml:id="id24" draw:id="id24" draw:layer="layout" svg:width="5cm" svg:height="1.25cm" svg:x="18.05cm" svg:y="19.15cm">
          <text:p text:style-name="P6"><text:span text:style-name="T3">対象手続きがシステム管理用手続きかどうか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21" draw:id="id21" draw:layer="layout" svg:width="0.54cm" svg:height="0.54cm" svg:x="13.25cm" svg:y="14.5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8" draw:text-style-name="P7" xml:id="id22" draw:id="id22" draw:layer="layout" svg:width="4.5cm" svg:height="0.75cm" svg:x="5.5cm" svg:y="15.8cm">
          <text:p text:style-name="P6"><text:span text:style-name="T3">実行不可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3.75cm" svg:height="0.602cm" svg:x="9.5cm" svg:y="14.148cm">
          <draw:text-box>
            <text:p><text:span text:style-name="T4">使用中止になっている</text:span></text:p>
          </draw:text-box>
        </draw:frame>
        <draw:frame draw:style-name="gr10" draw:text-style-name="P8" draw:layer="layout" svg:width="3.25cm" svg:height="0.602cm" svg:x="13.75cm" svg:y="14.148cm">
          <draw:text-box>
            <text:p><text:span text:style-name="T4">使用中止ではない</text:span></text:p>
          </draw:text-box>
        </draw:frame>
        <draw:custom-shape draw:style-name="gr11" draw:text-style-name="P9" xml:id="id48" draw:id="id48" draw:layer="layout" svg:width="0.5cm" svg:height="0.5cm" svg:x="7.45cm" svg:y="17.6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2" draw:text-style-name="P2" xml:id="id26" draw:id="id26" draw:layer="layout" svg:width="0.5cm" svg:height="0.5cm" svg:x="20.3cm" svg:y="21.3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0" draw:text-style-name="P8" draw:layer="layout" svg:width="5cm" svg:height="0.602cm" svg:x="15.25cm" svg:y="20.898cm">
          <draw:text-box>
            <text:p><text:span text:style-name="T4">システム管理用手続きではない</text:span></text:p>
          </draw:text-box>
        </draw:frame>
        <draw:custom-shape draw:style-name="gr7" draw:text-style-name="P7" xml:id="id27" draw:id="id27" draw:layer="layout" svg:width="4.25cm" svg:height="0.75cm" svg:x="22.25cm" svg:y="22.75cm">
          <text:p text:style-name="P6"><text:span text:style-name="T3">実行不可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5cm" svg:height="0.602cm" svg:x="20.75cm" svg:y="20.898cm">
          <draw:text-box>
            <text:p><text:span text:style-name="T4">システム管理用手続き</text:span></text:p>
          </draw:text-box>
        </draw:frame>
        <draw:custom-shape draw:style-name="gr11" draw:text-style-name="P9" xml:id="id50" draw:id="id50" draw:layer="layout" svg:width="0.5cm" svg:height="0.5cm" svg:x="24.1cm" svg:y="24.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9" draw:text-style-name="P11" draw:layer="layout" svg:width="5.25cm" svg:height="2cm" svg:x="23.45cm" svg:y="18cm">
          <text:p text:style-name="P10"><text:span text:style-name="T5">システム管理用手続きは、システム管理者でないと実行できないので、システム管理者でないことが判明した時点で実行不可と判定できる</text:span></text:p>
          <draw:enhanced-geometry svg:viewBox="0 0 21600 21600" draw:text-areas="800 800 20800 20800" draw:type="round-rectangular-callout" draw:modifiers="10415.3875452295 51889.65517241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0" draw:text-style-name="P18" draw:layer="layout" svg:x1="14.54cm" svg:y1="5.02cm" svg:x2="25.375cm" svg:y2="5.8cm" draw:start-shape="id13" draw:start-glue-point="7" draw:end-shape="id14" draw:end-glue-point="0" svg:d="M14540 5020h10835v780" svg:viewBox="0 0 10836 781">
          <text:p/>
        </draw:connector>
        <draw:connector draw:style-name="gr41" draw:text-style-name="P18" draw:layer="layout" svg:x1="14cm" svg:y1="5.02cm" svg:x2="6.925cm" svg:y2="6cm" draw:start-shape="id13" draw:start-glue-point="5" draw:end-shape="id15" draw:end-glue-point="0" svg:d="M14000 5020h-7075v980" svg:viewBox="0 0 7076 981">
          <text:p/>
        </draw:connector>
        <draw:connector draw:style-name="gr42" draw:text-style-name="P18" draw:layer="layout" svg:x1="7.19cm" svg:y1="8.27cm" svg:x2="10.125cm" svg:y2="9.15cm" draw:start-shape="id16" draw:start-glue-point="7" draw:end-shape="id6" draw:end-glue-point="0" svg:d="M7190 8270h2935v880" svg:viewBox="0 0 2936 881">
          <text:p/>
        </draw:connector>
        <draw:connector draw:style-name="gr43" draw:text-style-name="P18" draw:layer="layout" svg:x1="6.65cm" svg:y1="8.27cm" svg:x2="3.625cm" svg:y2="9.15cm" draw:start-shape="id16" draw:start-glue-point="5" draw:end-shape="id17" draw:end-glue-point="0" svg:d="M6650 8270h-3025v880" svg:viewBox="0 0 3026 881">
          <text:p/>
        </draw:connector>
        <draw:connector draw:style-name="gr44" draw:text-style-name="P18" draw:layer="layout" svg:x1="10.39cm" svg:y1="11.52cm" svg:x2="13.53cm" svg:y2="12.394cm" draw:start-shape="id18" draw:start-glue-point="7" draw:end-shape="id19" draw:end-glue-point="0" svg:d="M10390 11520h3140v874" svg:viewBox="0 0 3141 875">
          <text:p/>
        </draw:connector>
        <draw:connector draw:style-name="gr45" draw:text-style-name="P18" draw:layer="layout" svg:x1="9.85cm" svg:y1="11.52cm" svg:x2="4.5cm" svg:y2="12.45cm" draw:start-shape="id18" draw:start-glue-point="5" draw:end-shape="id20" draw:end-glue-point="0" svg:d="M9850 11520h-5350v930" svg:viewBox="0 0 5351 931">
          <text:p/>
        </draw:connector>
        <draw:connector draw:style-name="gr46" draw:text-style-name="P18" draw:layer="layout" svg:x1="13.79cm" svg:y1="14.82cm" svg:x2="16.375cm" svg:y2="15.8cm" draw:start-shape="id21" draw:start-glue-point="7" draw:end-shape="id8" svg:d="M13790 14820h2585v980" svg:viewBox="0 0 2586 981">
          <text:p/>
        </draw:connector>
        <draw:connector draw:style-name="gr47" draw:text-style-name="P18" draw:layer="layout" svg:x1="13.25cm" svg:y1="14.82cm" svg:x2="7.75cm" svg:y2="15.8cm" draw:start-shape="id21" draw:start-glue-point="5" draw:end-shape="id22" draw:end-glue-point="0" svg:d="M13250 14820h-5500v980" svg:viewBox="0 0 5501 981">
          <text:p/>
        </draw:connector>
        <draw:connector draw:style-name="gr48" draw:text-style-name="P18" draw:layer="layout" svg:x1="16.6cm" svg:y1="18.3cm" svg:x2="20.55cm" svg:y2="19.15cm" draw:start-shape="id23" draw:start-glue-point="7" draw:end-shape="id24" draw:end-glue-point="0" svg:d="M16600 18300h3950v850" svg:viewBox="0 0 3951 851">
          <text:p/>
        </draw:connector>
        <draw:connector draw:style-name="gr49" draw:text-style-name="P18" draw:layer="layout" svg:x1="16.1cm" svg:y1="18.3cm" svg:x2="8.479cm" svg:y2="19.171cm" draw:start-shape="id23" draw:start-glue-point="5" draw:end-shape="id25" draw:end-glue-point="0" svg:d="M16100 18300h-7621v871" svg:viewBox="0 0 7622 872">
          <text:p/>
        </draw:connector>
        <draw:connector draw:style-name="gr50" draw:text-style-name="P18" draw:layer="layout" svg:x1="20.8cm" svg:y1="21.6cm" svg:x2="24.375cm" svg:y2="22.75cm" draw:start-shape="id26" draw:start-glue-point="7" draw:end-shape="id27" draw:end-glue-point="0" svg:d="M20800 21600h3575v1150" svg:viewBox="0 0 3576 1151">
          <text:p/>
        </draw:connector>
        <draw:connector draw:style-name="gr51" draw:text-style-name="P18" draw:layer="layout" svg:x1="20.3cm" svg:y1="21.6cm" svg:x2="10.874cm" svg:y2="22.936cm" draw:start-shape="id26" draw:start-glue-point="5" draw:end-shape="id10" draw:end-glue-point="0" svg:d="M20300 21600h-9426v1336" svg:viewBox="0 0 9427 1337">
          <text:p/>
        </draw:connector>
        <draw:connector draw:style-name="gr52" draw:text-style-name="P18" draw:layer="layout" svg:x1="11.15cm" svg:y1="25.7cm" svg:x2="19.575cm" svg:y2="26.8cm" draw:start-shape="id28" draw:start-glue-point="7" draw:end-shape="id12" draw:end-glue-point="0" svg:d="M11150 25700h8425v1100" svg:viewBox="0 0 8426 1101">
          <text:p/>
        </draw:connector>
        <draw:connector draw:style-name="gr53" draw:text-style-name="P18" draw:layer="layout" svg:x1="10.65cm" svg:y1="25.7cm" svg:x2="6.125cm" svg:y2="26.8cm" draw:start-shape="id28" draw:start-glue-point="5" draw:end-shape="id29" draw:end-glue-point="0" svg:d="M10650 25700h-4525v1100" svg:viewBox="0 0 4526 1101">
          <text:p/>
        </draw:connector>
        <draw:connector draw:style-name="gr54" draw:text-style-name="P18" draw:layer="layout" svg:x1="19.85cm" svg:y1="30.55cm" svg:x2="24.375cm" svg:y2="32.3cm" draw:start-shape="id30" draw:start-glue-point="7" draw:end-shape="id31" draw:end-glue-point="0" svg:d="M19850 30550h4525v1750" svg:viewBox="0 0 4526 1751">
          <text:p/>
        </draw:connector>
        <draw:connector draw:style-name="gr55" draw:text-style-name="P18" draw:layer="layout" svg:x1="19.35cm" svg:y1="30.55cm" svg:x2="14.5cm" svg:y2="32.3cm" draw:start-shape="id30" draw:start-glue-point="5" draw:end-shape="id32" draw:end-glue-point="0" svg:d="M19350 30550h-4850v1750" svg:viewBox="0 0 4851 1751">
          <text:p/>
        </draw:connector>
        <draw:connector draw:style-name="gr56" draw:text-style-name="P18" draw:layer="layout" svg:x1="6.35cm" svg:y1="29.5cm" svg:x2="10.375cm" svg:y2="30.5cm" draw:start-shape="id33" draw:start-glue-point="7" draw:end-shape="id34" draw:end-glue-point="0" svg:d="M6350 29500h4025v1000" svg:viewBox="0 0 4026 1001">
          <text:p/>
        </draw:connector>
        <draw:connector draw:style-name="gr57" draw:text-style-name="P18" draw:layer="layout" svg:x1="5.85cm" svg:y1="29.5cm" svg:x2="3.5cm" svg:y2="30.45cm" draw:start-shape="id33" draw:start-glue-point="5" draw:end-shape="id35" svg:d="M5850 29500h-2350v950" svg:viewBox="0 0 2351 951">
          <text:p/>
        </draw:connector>
        <draw:connector draw:style-name="gr58" draw:text-style-name="P18" draw:layer="layout" svg:x1="10.375cm" svg:y1="31.75cm" svg:x2="7.25cm" svg:y2="32.85cm" draw:start-shape="id34" draw:start-glue-point="2" draw:end-shape="id36" draw:end-glue-point="7" svg:d="M10375 31750v1100h-3125" svg:viewBox="0 0 3126 1101">
          <text:p/>
        </draw:connector>
        <draw:connector draw:style-name="gr59" draw:text-style-name="P18" draw:layer="layout" svg:x1="3.5cm" svg:y1="31.7cm" svg:x2="6.75cm" svg:y2="32.85cm" draw:start-shape="id35" draw:start-glue-point="2" draw:end-shape="id36" draw:end-glue-point="5" svg:d="M3500 31700v1150h3250" svg:viewBox="0 0 3251 1151">
          <text:p/>
        </draw:connector>
        <draw:connector draw:style-name="gr60" draw:text-style-name="P18" draw:layer="layout" svg:x1="14.75cm" svg:y1="35.3cm" svg:x2="16.625cm" svg:y2="36.05cm" draw:start-shape="id37" draw:start-glue-point="7" draw:end-shape="id38" svg:d="M14750 35300h1875v750" svg:viewBox="0 0 1876 751">
          <text:p/>
        </draw:connector>
        <draw:connector draw:style-name="gr61" draw:text-style-name="P18" draw:layer="layout" svg:x1="14.25cm" svg:y1="35.3cm" svg:x2="12cm" svg:y2="36.05cm" draw:start-shape="id37" draw:start-glue-point="5" draw:end-shape="id39" draw:end-glue-point="0" svg:d="M14250 35300h-2250v750" svg:viewBox="0 0 2251 751">
          <text:p/>
        </draw:connector>
        <draw:connector draw:style-name="gr62" draw:text-style-name="P18" draw:layer="layout" svg:x1="24.15cm" svg:y1="35.55cm" svg:x2="21.75cm" svg:y2="36.2cm" draw:start-shape="id40" draw:start-glue-point="5" draw:end-shape="id41" draw:end-glue-point="0" svg:d="M24150 35550h-2400v650" svg:viewBox="0 0 2401 651">
          <text:p/>
        </draw:connector>
        <draw:connector draw:style-name="gr63" draw:text-style-name="P18" draw:layer="layout" svg:x1="24.65cm" svg:y1="35.55cm" svg:x2="26.402cm" svg:y2="36.157cm" draw:start-shape="id40" draw:start-glue-point="7" draw:end-shape="id42" svg:d="M24650 35550h1752v607" svg:viewBox="0 0 1753 608">
          <text:p/>
        </draw:connector>
        <draw:connector draw:style-name="gr64" draw:text-style-name="P18" draw:layer="layout" svg:x1="26.402cm" svg:y1="37.407cm" svg:x2="24.5cm" svg:y2="38.3cm" draw:start-shape="id42" draw:start-glue-point="2" draw:end-shape="id43" draw:end-glue-point="7" svg:d="M26402 37407v893h-1902" svg:viewBox="0 0 1903 894">
          <text:p/>
        </draw:connector>
        <draw:connector draw:style-name="gr65" draw:text-style-name="P18" draw:layer="layout" svg:x1="21.75cm" svg:y1="37.45cm" svg:x2="24cm" svg:y2="38.3cm" draw:start-shape="id41" draw:start-glue-point="2" draw:end-shape="id43" draw:end-glue-point="5" svg:d="M21750 37450v850h2250" svg:viewBox="0 0 2251 851">
          <text:p/>
        </draw:connector>
        <draw:connector draw:style-name="gr66" draw:text-style-name="P18" draw:layer="layout" draw:type="line" svg:x1="14.27cm" svg:y1="1.54cm" svg:x2="14.275cm" svg:y2="2.5cm" draw:start-shape="id44" draw:start-glue-point="8" draw:end-shape="id4" draw:end-glue-point="0" svg:d="M14270 1540l5 960" svg:viewBox="0 0 6 961">
          <text:p/>
        </draw:connector>
        <draw:connector draw:style-name="gr67" draw:text-style-name="P18" draw:layer="layout" draw:type="line" svg:x1="14.275cm" svg:y1="3.75cm" svg:x2="14.27cm" svg:y2="4.75cm" draw:start-shape="id4" draw:start-glue-point="2" draw:end-shape="id13" draw:end-glue-point="4" svg:d="M14275 3750l-5 1000" svg:viewBox="0 0 6 1001">
          <text:p/>
        </draw:connector>
        <draw:connector draw:style-name="gr68" draw:text-style-name="P18" draw:layer="layout" draw:type="line" svg:x1="25.375cm" svg:y1="6.55cm" svg:x2="25.35cm" svg:y2="7.6cm" draw:start-shape="id14" draw:start-glue-point="2" draw:end-shape="id45" draw:end-glue-point="4" svg:d="M25375 6550l-25 1050" svg:viewBox="0 0 26 1051">
          <text:p/>
        </draw:connector>
        <draw:connector draw:style-name="gr69" draw:text-style-name="P18" draw:layer="layout" draw:type="line" svg:x1="6.925cm" svg:y1="7cm" svg:x2="6.92cm" svg:y2="8cm" draw:start-shape="id15" draw:start-glue-point="2" draw:end-shape="id16" draw:end-glue-point="4" svg:d="M6925 7000l-5 1000" svg:viewBox="0 0 6 1001">
          <text:p/>
        </draw:connector>
        <draw:connector draw:style-name="gr70" draw:text-style-name="P18" draw:layer="layout" draw:type="line" svg:x1="3.625cm" svg:y1="9.95cm" svg:x2="3.57cm" svg:y2="11cm" draw:start-shape="id17" draw:start-glue-point="2" draw:end-shape="id46" draw:end-glue-point="4" svg:d="M3625 9950l-55 1050" svg:viewBox="0 0 56 1051">
          <text:p/>
        </draw:connector>
        <draw:connector draw:style-name="gr71" draw:text-style-name="P18" draw:layer="layout" draw:type="line" svg:x1="10.125cm" svg:y1="10.4cm" svg:x2="10.12cm" svg:y2="11.25cm" draw:start-shape="id6" draw:start-glue-point="2" draw:end-shape="id18" draw:end-glue-point="4" svg:d="M10125 10400l-5 850" svg:viewBox="0 0 6 851">
          <text:p/>
        </draw:connector>
        <draw:connector draw:style-name="gr72" draw:text-style-name="P18" draw:layer="layout" draw:type="line" svg:x1="4.5cm" svg:y1="13.25cm" svg:x2="4.45cm" svg:y2="14.25cm" draw:start-shape="id20" draw:start-glue-point="2" draw:end-shape="id47" draw:end-glue-point="4" svg:d="M4500 13250l-50 1000" svg:viewBox="0 0 51 1001">
          <text:p/>
        </draw:connector>
        <draw:connector draw:style-name="gr73" draw:text-style-name="P18" draw:layer="layout" draw:type="line" svg:x1="13.53cm" svg:y1="13.644cm" svg:x2="13.52cm" svg:y2="14.55cm" draw:start-shape="id19" draw:start-glue-point="2" draw:end-shape="id21" draw:end-glue-point="4" svg:d="M13530 13644l-10 906" svg:viewBox="0 0 11 907">
          <text:p/>
        </draw:connector>
        <draw:connector draw:style-name="gr74" draw:text-style-name="P18" draw:layer="layout" draw:type="line" svg:x1="7.75cm" svg:y1="16.55cm" svg:x2="7.7cm" svg:y2="17.65cm" draw:start-shape="id22" draw:start-glue-point="2" draw:end-shape="id48" draw:end-glue-point="4" svg:d="M7750 16550l-50 1100" svg:viewBox="0 0 51 1101">
          <text:p/>
        </draw:connector>
        <draw:connector draw:style-name="gr75" draw:text-style-name="P18" draw:layer="layout" draw:type="line" svg:x1="16.375cm" svg:y1="17.05cm" svg:x2="16.35cm" svg:y2="18.05cm" draw:start-shape="id8" draw:start-glue-point="2" draw:end-shape="id23" draw:end-glue-point="4" svg:d="M16375 17050l-25 1000" svg:viewBox="0 0 26 1001">
          <text:p/>
        </draw:connector>
        <draw:connector draw:style-name="gr76" draw:text-style-name="P18" draw:layer="layout" draw:type="line" svg:x1="8.479cm" svg:y1="19.921cm" svg:x2="8.5cm" svg:y2="21cm" draw:start-shape="id25" draw:start-glue-point="2" draw:end-shape="id49" draw:end-glue-point="4" svg:d="M8479 19921l21 1079" svg:viewBox="0 0 22 1080">
          <text:p/>
        </draw:connector>
        <draw:connector draw:style-name="gr77" draw:text-style-name="P18" draw:layer="layout" draw:type="line" svg:x1="20.55cm" svg:y1="20.4cm" svg:x2="20.55cm" svg:y2="21.35cm" draw:start-shape="id24" draw:start-glue-point="2" draw:end-shape="id26" draw:end-glue-point="4" svg:d="M20550 20400v950" svg:viewBox="0 0 1 951">
          <text:p/>
        </draw:connector>
        <draw:connector draw:style-name="gr78" draw:text-style-name="P18" draw:layer="layout" draw:type="line" svg:x1="24.375cm" svg:y1="23.5cm" svg:x2="24.35cm" svg:y2="24.8cm" draw:start-shape="id27" draw:start-glue-point="2" draw:end-shape="id50" draw:end-glue-point="4" svg:d="M24375 23500l-25 1300" svg:viewBox="0 0 26 1301">
          <text:p/>
        </draw:connector>
        <draw:connector draw:style-name="gr79" draw:text-style-name="P18" draw:layer="layout" draw:type="line" svg:x1="10.875cm" svg:y1="24.222cm" svg:x2="10.9cm" svg:y2="25.45cm" draw:start-shape="id10" draw:start-glue-point="2" draw:end-shape="id28" draw:end-glue-point="4" svg:d="M10875 24222l25 1228" svg:viewBox="0 0 26 1229">
          <text:p/>
        </draw:connector>
        <draw:connector draw:style-name="gr80" draw:text-style-name="P18" draw:layer="layout" draw:type="line" svg:x1="19.575cm" svg:y1="28.05cm" svg:x2="19.6cm" svg:y2="30.3cm" draw:start-shape="id12" draw:start-glue-point="2" draw:end-shape="id30" draw:end-glue-point="4" svg:d="M19575 28050l25 2250" svg:viewBox="0 0 26 2251">
          <text:p/>
        </draw:connector>
        <draw:connector draw:style-name="gr81" draw:text-style-name="P18" draw:layer="layout" draw:type="line" svg:x1="6.125cm" svg:y1="28.05cm" svg:x2="6.1cm" svg:y2="29.25cm" draw:start-shape="id29" draw:start-glue-point="2" draw:end-shape="id33" draw:end-glue-point="4" svg:d="M6125 28050l-25 1200" svg:viewBox="0 0 26 1201">
          <text:p/>
        </draw:connector>
        <draw:connector draw:style-name="gr82" draw:text-style-name="P18" draw:layer="layout" draw:type="line" svg:x1="7cm" svg:y1="33.1cm" svg:x2="7cm" svg:y2="34.05cm" draw:start-shape="id36" draw:start-glue-point="6" draw:end-shape="id51" draw:end-glue-point="4" svg:d="M7000 33100v950" svg:viewBox="0 0 1 951">
          <text:p/>
        </draw:connector>
        <draw:connector draw:style-name="gr83" draw:text-style-name="P18" draw:layer="layout" draw:type="line" svg:x1="14.5cm" svg:y1="33.8cm" svg:x2="14.5cm" svg:y2="35.05cm" draw:start-shape="id32" draw:start-glue-point="2" draw:end-shape="id37" draw:end-glue-point="4" svg:d="M14500 33800v1250" svg:viewBox="0 0 1 1251">
          <text:p/>
        </draw:connector>
        <draw:connector draw:style-name="gr84" draw:text-style-name="P18" draw:layer="layout" draw:type="line" svg:x1="24.375cm" svg:y1="34.05cm" svg:x2="24.4cm" svg:y2="35.3cm" draw:start-shape="id31" draw:start-glue-point="2" draw:end-shape="id40" draw:end-glue-point="4" svg:d="M24375 34050l25 1250" svg:viewBox="0 0 26 1251">
          <text:p/>
        </draw:connector>
        <draw:connector draw:style-name="gr85" draw:text-style-name="P18" draw:layer="layout" draw:type="line" svg:x1="12cm" svg:y1="37.3cm" svg:x2="11.95cm" svg:y2="39.2cm" draw:start-shape="id39" draw:start-glue-point="2" draw:end-shape="id52" draw:end-glue-point="0" svg:d="M12000 37300l-50 1900" svg:viewBox="0 0 51 1901">
          <text:p/>
        </draw:connector>
        <draw:connector draw:style-name="gr86" draw:text-style-name="P18" draw:layer="layout" draw:type="line" svg:x1="16.625cm" svg:y1="37.3cm" svg:x2="16.6cm" svg:y2="38.55cm" draw:start-shape="id38" draw:start-glue-point="2" draw:end-shape="id53" draw:end-glue-point="4" svg:d="M16625 37300l-25 1250" svg:viewBox="0 0 26 1251">
          <text:p/>
        </draw:connector>
        <draw:connector draw:style-name="gr87" draw:text-style-name="P18" draw:layer="layout" draw:type="line" svg:x1="24.25cm" svg:y1="38.55cm" svg:x2="24.25cm" svg:y2="39.8cm" draw:start-shape="id43" draw:start-glue-point="6" draw:end-shape="id54" draw:end-glue-point="4" svg:d="M24250 38550v1250" svg:viewBox="0 0 1 1251">
          <text:p/>
        </draw:connector>
      </draw:page>
      <draw:page draw:name="page2" draw:style-name="dp1" draw:master-page-name="標準">
        <draw:custom-shape draw:style-name="gr11" draw:text-style-name="P9" xml:id="id97" draw:id="id97" draw:layer="layout" svg:width="0.5cm" svg:height="0.5cm" svg:x="23.25cm" svg:y="30.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88" draw:text-style-name="P7" xml:id="id56" draw:id="id56" draw:layer="layout" svg:width="5.15cm" svg:height="1.5cm" svg:x="11.65cm" svg:y="2.75cm">
          <text:p text:style-name="P6"><text:span text:style-name="T3">対象手続きの、根本目録までの目録階層を取得する。</text:span></text:p>
          <text:p text:style-name="P6"><text:span text:style-name="T3">（これを</text:span><text:span text:style-name="T3">α</text:span><text:span text:style-name="T3">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3.75cm" svg:height="0.602cm" svg:x="20.35cm" svg:y="15.398cm">
          <draw:text-box>
            <text:p><text:span text:style-name="T4">権限設定データがない</text:span></text:p>
          </draw:text-box>
        </draw:frame>
        <draw:custom-shape draw:style-name="gr89" draw:text-style-name="P7" xml:id="id70" draw:id="id70" draw:layer="layout" svg:width="6.75cm" svg:height="1.25cm" svg:x="20.1cm" svg:y="25.25cm">
          <text:p text:style-name="P6"><text:span text:style-name="T3">当該会員と対象手続きとの間で、全ての処理種別が実行可能となる権限データを登録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21" xml:id="id60" draw:id="id60" draw:layer="layout" svg:width="6cm" svg:height="2cm" svg:x="11.25cm" svg:y="5.75cm">
          <text:p text:style-name="P16"><text:span text:style-name="T7">【手続きグループ収集処理】</text:span></text:p>
          <text:p text:style-name="P16"><text:span text:style-name="T4">（収集結果を</text:span><text:span text:style-name="T4">β</text:span><text:span text:style-name="T4">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7" xml:id="id68" draw:id="id68" draw:layer="layout" svg:width="8cm" svg:height="1.25cm" svg:x="20.25cm" svg:y="13cm">
          <text:p text:style-name="P6"><text:span text:style-name="T3">当該会員の所属する管理者グループと、対象手続きとの間の権限設定データがあるか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3.5cm" svg:height="0.602cm" svg:x="8.75cm" svg:y="26.798cm">
          <draw:text-box>
            <text:p><text:span text:style-name="T4">権限設定データなし</text:span></text:p>
          </draw:text-box>
        </draw:frame>
        <draw:custom-shape draw:style-name="gr92" draw:text-style-name="P11" draw:layer="layout" svg:width="5.25cm" svg:height="2cm" svg:x="16.25cm" svg:y="28cm">
          <text:p text:style-name="P10"><text:span text:style-name="T5">対象限定管理者グループに所属している場合は、実行権限が設定されているだけで処理種別に関係なく実行可能となる。</text:span></text:p>
          <draw:enhanced-geometry svg:viewBox="0 0 21600 21600" draw:text-areas="800 800 20800 20800" draw:type="round-rectangular-callout" draw:modifiers="22875.1856789183 -15781.70914542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7" xml:id="id71" draw:id="id71" draw:layer="layout" svg:width="3.75cm" svg:height="1.25cm" svg:x="14.5cm" svg:y="25.25cm">
          <text:p text:style-name="P16"><text:span text:style-name="T8">&lt;&lt;datastore&gt;&gt;</text:span></text:p>
          <text:p text:style-name="P16"><text:span text:style-name="T4">実行権限テーブル</text:span></text:p>
          <draw:enhanced-geometry svg:viewBox="0 0 21600 21600" draw:type="rectangle" draw:enhanced-path="M 0 0 L 21600 0 21600 21600 0 21600 0 0 Z N"/>
        </draw:custom-shape>
        <draw:custom-shape draw:style-name="gr26" draw:text-style-name="P17" xml:id="id67" draw:id="id67" draw:layer="layout" svg:width="3.75cm" svg:height="1.25cm" svg:x="10cm" svg:y="16.5cm">
          <text:p text:style-name="P16"><text:span text:style-name="T8">&lt;&lt;datastore&gt;&gt;</text:span></text:p>
          <text:p text:style-name="P16"><text:span text:style-name="T4">実行権限設定テーブル</text:span></text:p>
          <draw:enhanced-geometry svg:viewBox="0 0 21600 21600" draw:mirror-vertical="false" draw:mirror-horizontal="false" draw:type="rectangle" draw:enhanced-path="M 0 0 L 21600 0 21600 21600 0 21600 0 0 Z N"/>
        </draw:custom-shape>
        <draw:custom-shape draw:style-name="gr26" draw:text-style-name="P17" xml:id="id62" draw:id="id62" draw:layer="layout" svg:width="3.75cm" svg:height="1.25cm" svg:x="21.25cm" svg:y="8.8cm">
          <text:p text:style-name="P16"><text:span text:style-name="T8">&lt;&lt;datastore&gt;&gt;</text:span></text:p>
          <text:p text:style-name="P16"><text:span text:style-name="T4">管理者グループ</text:span></text:p>
          <text:p text:style-name="P16"><text:span text:style-name="T4">管理テーブル</text:span></text:p>
          <draw:enhanced-geometry svg:viewBox="0 0 21600 21600" draw:type="rectangle" draw:enhanced-path="M 0 0 L 21600 0 21600 21600 0 21600 0 0 Z N"/>
        </draw:custom-shape>
        <draw:custom-shape draw:style-name="gr93" draw:text-style-name="P17" xml:id="id55" draw:id="id55" draw:layer="layout" svg:width="4.5cm" svg:height="1.45cm" svg:x="20cm" svg:y="2.6cm">
          <text:p text:style-name="P16"><text:span text:style-name="T8">&lt;&lt;datastore&gt;&gt;</text:span></text:p>
          <text:p text:style-name="P16"><text:span text:style-name="T4">手続き目録</text:span></text:p>
          <text:p text:style-name="P16"><text:span text:style-name="T4">管理テーブル</text:span></text:p>
          <draw:enhanced-geometry svg:viewBox="0 0 21600 21600" draw:type="rectangle" draw:enhanced-path="M 0 0 L 21600 0 21600 21600 0 21600 0 0 Z N"/>
        </draw:custom-shape>
        <draw:custom-shape draw:style-name="gr1" draw:text-style-name="P1" xml:id="id78" draw:id="id78" draw:layer="layout" svg:width="0.54cm" svg:height="0.54cm" svg:x="14.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18" draw:layer="layout" draw:type="line" svg:x1="20cm" svg:y1="3.325cm" svg:x2="16.8cm" svg:y2="3.5cm" draw:start-shape="id55" draw:start-glue-point="3" draw:end-shape="id56" draw:end-glue-point="1" svg:d="M20000 3325l-3200 175" svg:viewBox="0 0 3201 176">
          <text:p/>
        </draw:connector>
        <draw:custom-shape draw:style-name="gr95" draw:text-style-name="P17" xml:id="id59" draw:id="id59" draw:layer="layout" svg:width="4cm" svg:height="1.5cm" svg:x="21.25cm" svg:y="5cm">
          <text:p text:style-name="P16"><text:span text:style-name="T8">&lt;&lt;datastore&gt;&gt;</text:span></text:p>
          <text:p text:style-name="P16"><text:span text:style-name="T4">手続きグループ</text:span></text:p>
          <text:p text:style-name="P16"><text:span text:style-name="T4">管理テーブル</text:span></text:p>
          <draw:enhanced-geometry svg:viewBox="0 0 21600 21600" draw:type="rectangle" draw:enhanced-path="M 0 0 L 21600 0 21600 21600 0 21600 0 0 Z N"/>
        </draw:custom-shape>
        <draw:custom-shape draw:style-name="gr96" draw:text-style-name="P17" xml:id="id61" draw:id="id61" draw:layer="layout" svg:width="4.5cm" svg:height="1.5cm" svg:x="21.25cm" svg:y="6.85cm">
          <text:p text:style-name="P16"><text:span text:style-name="T8">&lt;&lt;datastore&gt;&gt;</text:span></text:p>
          <text:p text:style-name="P16"><text:span text:style-name="T4">手続きグループ</text:span></text:p>
          <text:p text:style-name="P16"><text:span text:style-name="T4">メンバー管理テーブル</text:span></text:p>
          <draw:enhanced-geometry svg:viewBox="0 0 21600 21600" draw:type="rectangle" draw:enhanced-path="M 0 0 L 21600 0 21600 21600 0 21600 0 0 Z N"/>
        </draw:custom-shape>
        <draw:g>
          <draw:custom-shape draw:style-name="gr29" draw:text-style-name="P5" xml:id="id57" draw:id="id57" draw:layer="layout" svg:width="0.5cm" svg:height="0.5cm" svg:x="15.0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xml:id="id58" draw:id="id58" draw:layer="layout" svg:width="0.5cm" svg:height="0.5cm" svg:x="16.2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8" draw:layer="layout" draw:type="line" svg:x1="15.55cm" svg:y1="7.25cm" svg:x2="16.25cm" svg:y2="7.25cm" draw:start-shape="id57" draw:start-glue-point="10" draw:end-shape="id58" draw:end-glue-point="6" svg:d="M15550 7250h700" svg:viewBox="0 0 701 1">
            <text:p/>
          </draw:connector>
        </draw:g>
        <draw:connector draw:style-name="gr97" draw:text-style-name="P18" draw:layer="layout" draw:type="line" svg:x1="21.25cm" svg:y1="5.75cm" svg:x2="17.25cm" svg:y2="6.75cm" draw:start-shape="id59" draw:start-glue-point="3" draw:end-shape="id60" draw:end-glue-point="1" svg:d="M21250 5750l-4000 1000" svg:viewBox="0 0 4001 1001">
          <text:p/>
        </draw:connector>
        <draw:connector draw:style-name="gr98" draw:text-style-name="P18" draw:layer="layout" draw:type="line" svg:x1="21.25cm" svg:y1="7.6cm" svg:x2="17.25cm" svg:y2="6.75cm" draw:start-shape="id61" draw:start-glue-point="3" draw:end-shape="id60" draw:end-glue-point="1" svg:d="M21250 7600l-4000-850" svg:viewBox="0 0 4001 851">
          <text:p/>
        </draw:connector>
        <draw:custom-shape draw:style-name="gr99" draw:text-style-name="P22" draw:layer="layout" svg:width="7.116cm" svg:height="1.75cm" svg:x="1.384cm" svg:y="1.21cm">
          <text:p text:style-name="P19"><text:span text:style-name="T9">実行権限設定チェック処理</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00" draw:text-style-name="P4" xml:id="id63" draw:id="id63" draw:layer="layout" svg:width="5.751cm" svg:height="1.25cm" draw:transform="skewX (0.0160570291183478) rotate (0.0160570291183478) translate (11.35cm 9.442cm)">
          <text:p text:style-name="P3"><text:span text:style-name="T1">対象限定管理者として当該会員が登録されているかチェックし、管理者グループ情報を取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7" xml:id="id64" draw:id="id64" draw:layer="layout" svg:width="4.25cm" svg:height="1.25cm" svg:x="21.25cm" svg:y="10.25cm">
          <text:p text:style-name="P16"><text:span text:style-name="T8">&lt;&lt;datastore&gt;&gt;</text:span></text:p>
          <text:p text:style-name="P16"><text:span text:style-name="T4">管理者グループ</text:span></text:p>
          <text:p text:style-name="P16"><text:span text:style-name="T4">メンバー管理テーブル</text:span></text:p>
          <draw:enhanced-geometry svg:viewBox="0 0 21600 21600" draw:type="rectangle" draw:enhanced-path="M 0 0 L 21600 0 21600 21600 0 21600 0 0 Z N"/>
        </draw:custom-shape>
        <draw:connector draw:style-name="gr101" draw:text-style-name="P18" draw:layer="layout" draw:type="line" svg:x1="21.25cm" svg:y1="9.425cm" svg:x2="17.1cm" svg:y2="9.974cm" draw:start-shape="id62" draw:start-glue-point="3" draw:end-shape="id63" draw:end-glue-point="1" svg:d="M21250 9425l-4150 549" svg:viewBox="0 0 4151 550">
          <text:p/>
        </draw:connector>
        <draw:connector draw:style-name="gr102" draw:text-style-name="P18" draw:layer="layout" draw:type="line" svg:x1="21.25cm" svg:y1="10.875cm" svg:x2="17.1cm" svg:y2="9.974cm" draw:start-shape="id64" draw:start-glue-point="3" draw:end-shape="id63" draw:end-glue-point="1" svg:d="M21250 10875l-4150-901" svg:viewBox="0 0 4151 902">
          <text:p/>
        </draw:connector>
        <draw:custom-shape draw:style-name="gr9" draw:text-style-name="P2" xml:id="id79" draw:id="id79" draw:layer="layout" svg:width="0.54cm" svg:height="0.54cm" svg:x="13.96cm" svg:y="11.7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3" draw:text-style-name="P7" xml:id="id69" draw:id="id69" draw:layer="layout" svg:width="7cm" svg:height="1.25cm" svg:x="18.4cm" svg:y="17.05cm">
          <text:p text:style-name="P6"><text:span text:style-name="T10">当該会員</text:span><text:span text:style-name="T3">の所属する管理者グループと、</text:span><text:span text:style-name="T3">β</text:span><text:span text:style-name="T3">のいずれかの手続きグループとの間に権限設定があるか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7" xml:id="id66" draw:id="id66" draw:layer="layout" svg:width="7cm" svg:height="1.25cm" svg:x="15.75cm" svg:y="20cm">
          <text:p text:style-name="P6"><text:span text:style-name="T10">当該会員</text:span><text:span text:style-name="T3">の所属する管理者グループと、</text:span><text:span text:style-name="T3">α</text:span><text:span text:style-name="T3">のいずれかの手続き目録との間に権限設定があるか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65" draw:id="id65" draw:layer="layout" svg:width="0.54cm" svg:height="0.54cm" svg:x="21.61cm" svg:y="19.0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9" draw:text-style-name="P2" xml:id="id98" draw:id="id98" draw:layer="layout" svg:width="0.54cm" svg:height="0.54cm" svg:x="23.96cm" svg:y="15.7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04" draw:text-style-name="P23" draw:layer="layout" svg:x1="21.61cm" svg:y1="19.32cm" svg:x2="19.25cm" svg:y2="20cm" draw:start-shape="id65" draw:start-glue-point="5" draw:end-shape="id66" draw:end-glue-point="0" svg:d="M21610 19320h-2360v680" svg:viewBox="0 0 2361 681">
          <text:p/>
        </draw:connector>
        <draw:custom-shape draw:style-name="gr9" draw:text-style-name="P2" xml:id="id82" draw:id="id82" draw:layer="layout" svg:width="0.54cm" svg:height="0.54cm" svg:x="23.238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xml:id="id81" draw:id="id81" draw:layer="layout" svg:width="0.54cm" svg:height="0.54cm" svg:x="18.96cm" svg:y="22.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xml:id="id85" draw:id="id85" draw:layer="layout" svg:width="0.54cm" svg:height="0.54cm" svg:x="8.2cm" svg:y="27.1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xml:id="id83" draw:id="id83" draw:layer="layout" svg:width="0.54cm" svg:height="0.54cm" svg:x="8.25cm" svg:y="23.2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8" draw:layer="layout" svg:width="3.25cm" svg:height="0.602cm" svg:x="14.75cm" svg:y="11.25cm">
          <draw:text-box>
            <text:p><text:span text:style-name="T4">登録されている</text:span></text:p>
          </draw:text-box>
        </draw:frame>
        <draw:frame draw:style-name="gr10" draw:text-style-name="P8" draw:layer="layout" svg:width="3.25cm" svg:height="0.602cm" svg:x="10.5cm" svg:y="11.25cm">
          <draw:text-box>
            <text:p><text:span text:style-name="T4">登録されていない</text:span></text:p>
          </draw:text-box>
        </draw:frame>
        <draw:connector draw:style-name="gr105" draw:text-style-name="P18" draw:layer="layout" draw:type="line" svg:x1="13.75cm" svg:y1="17.125cm" svg:x2="20.25cm" svg:y2="13.625cm" draw:start-shape="id67" draw:start-glue-point="1" draw:end-shape="id68" draw:end-glue-point="3" svg:d="M13750 17125l6500-3500" svg:viewBox="0 0 6501 3501">
          <text:p/>
        </draw:connector>
        <draw:frame draw:style-name="gr10" draw:text-style-name="P8" xml:id="id80" draw:id="id80" draw:layer="layout" svg:width="3.75cm" svg:height="0.602cm" svg:x="24.25cm" svg:y="15.398cm">
          <draw:text-box>
            <text:p><text:span text:style-name="T4">権限設定データがある</text:span></text:p>
          </draw:text-box>
        </draw:frame>
        <draw:frame draw:style-name="gr10" draw:text-style-name="P8" draw:layer="layout" svg:width="3.75cm" svg:height="0.602cm" svg:x="17.809cm" svg:y="18.754cm">
          <draw:text-box>
            <text:p><text:span text:style-name="T4">権限設定データがない</text:span></text:p>
          </draw:text-box>
        </draw:frame>
        <draw:custom-shape draw:style-name="gr23" draw:text-style-name="P7" xml:id="id96" draw:id="id96" draw:layer="layout" svg:width="3.5cm" svg:height="1.25cm" svg:x="21.75cm" svg:y="27.75cm">
          <text:p text:style-name="P6"><text:span text:style-name="T3">実行可能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3.75cm" svg:height="0.602cm" svg:x="15.35cm" svg:y="21.898cm">
          <draw:text-box>
            <text:p><text:span text:style-name="T4">権限設定データがない</text:span></text:p>
          </draw:text-box>
        </draw:frame>
        <draw:frame draw:style-name="gr10" draw:text-style-name="P8" draw:layer="layout" svg:width="3.75cm" svg:height="0.602cm" svg:x="19.25cm" svg:y="23.148cm">
          <draw:text-box>
            <text:p><text:span text:style-name="T4">権限設定データがある</text:span></text:p>
          </draw:text-box>
        </draw:frame>
        <draw:frame draw:style-name="gr10" draw:text-style-name="P8" draw:layer="layout" svg:width="3.75cm" svg:height="0.602cm" svg:x="22.318cm" svg:y="18.727cm">
          <draw:text-box>
            <text:p><text:span text:style-name="T4">権限設定データがある</text:span></text:p>
          </draw:text-box>
        </draw:frame>
        <draw:connector draw:style-name="gr106" draw:text-style-name="P18" draw:layer="layout" draw:type="line" svg:x1="13.75cm" svg:y1="17.125cm" svg:x2="18.4cm" svg:y2="17.675cm" draw:start-shape="id67" draw:start-glue-point="1" draw:end-shape="id69" draw:end-glue-point="3" svg:d="M13750 17125l4650 550" svg:viewBox="0 0 4651 551">
          <text:p/>
        </draw:connector>
        <draw:connector draw:style-name="gr107" draw:text-style-name="P18" draw:layer="layout" draw:type="line" svg:x1="13.75cm" svg:y1="17.125cm" svg:x2="15.75cm" svg:y2="20.625cm" draw:start-shape="id67" draw:start-glue-point="1" draw:end-shape="id66" draw:end-glue-point="3" svg:d="M13750 17125l2000 3500" svg:viewBox="0 0 2001 3501">
          <text:p/>
        </draw:connector>
        <draw:connector draw:style-name="gr108" draw:text-style-name="P18" draw:layer="layout" draw:type="line" svg:x1="20.1cm" svg:y1="25.875cm" svg:x2="18.25cm" svg:y2="25.875cm" draw:start-shape="id70" draw:start-glue-point="3" draw:end-shape="id71" draw:end-glue-point="1" svg:d="M20100 25875h-1850" svg:viewBox="0 0 1851 1">
          <text:p/>
        </draw:connector>
        <draw:custom-shape draw:style-name="gr109" draw:text-style-name="P21" xml:id="id84" draw:id="id84" draw:layer="layout" svg:width="6cm" svg:height="1.45cm" svg:x="5.5cm" svg:y="24.8cm">
          <text:p text:style-name="P16"><text:span text:style-name="T7">【会員実行権限チェック処理】</text:span></text:p>
          <text:p text:style-name="P16"><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21" xml:id="id88" draw:id="id88" draw:layer="layout" svg:width="6cm" svg:height="1.4cm" svg:x="14.25cm" svg:y="31.35cm">
          <text:p text:style-name="P16"><text:span text:style-name="T7">【会員目録実行権限チェック処理】</text:span></text:p>
          <text:p text:style-name="P16"><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21" xml:id="id86" draw:id="id86" draw:layer="layout" svg:width="6.482cm" svg:height="1.55cm" svg:x="9.518cm" svg:y="28.25cm">
          <text:p text:style-name="P16"><text:span text:style-name="T7">【会員グループ実行権限チェック処理】</text:span></text:p>
          <text:p text:style-name="P16"><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9" draw:text-style-name="P5" xml:id="id72" draw:id="id72" draw:layer="layout" svg:width="0.5cm" svg:height="0.5cm" svg:x="14cm" svg:y="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xml:id="id73" draw:id="id73" draw:layer="layout" svg:width="0.5cm" svg:height="0.5cm" svg:x="15.2cm" svg:y="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8" draw:layer="layout" draw:type="line" svg:x1="14.5cm" svg:y1="29.3cm" svg:x2="15.2cm" svg:y2="29.3cm" draw:start-shape="id72" draw:start-glue-point="10" draw:end-shape="id73" draw:end-glue-point="6" svg:d="M14500 29300h700" svg:viewBox="0 0 701 1">
            <text:p/>
          </draw:connector>
        </draw:g>
        <draw:g>
          <draw:custom-shape draw:style-name="gr29" draw:text-style-name="P5" xml:id="id74" draw:id="id74" draw:layer="layout" svg:width="0.5cm" svg:height="0.5cm" svg:x="9.5cm" svg:y="2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xml:id="id75" draw:id="id75" draw:layer="layout" svg:width="0.5cm" svg:height="0.5cm" svg:x="10.7cm" svg:y="2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8" draw:layer="layout" draw:type="line" svg:x1="10cm" svg:y1="25.8cm" svg:x2="10.7cm" svg:y2="25.8cm" draw:start-shape="id74" draw:start-glue-point="10" draw:end-shape="id75" draw:end-glue-point="6" svg:d="M10000 25800h700" svg:viewBox="0 0 701 1">
            <text:p/>
          </draw:connector>
        </draw:g>
        <draw:g>
          <draw:custom-shape draw:style-name="gr29" draw:text-style-name="P5" xml:id="id76" draw:id="id76" draw:layer="layout" svg:width="0.5cm" svg:height="0.5cm" svg:x="18.3cm" svg:y="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xml:id="id77" draw:id="id77" draw:layer="layout" svg:width="0.5cm" svg:height="0.5cm" svg:x="19.5cm" svg:y="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8" draw:layer="layout" draw:type="line" svg:x1="18.8cm" svg:y1="32.35cm" svg:x2="19.5cm" svg:y2="32.35cm" draw:start-shape="id76" draw:start-glue-point="10" draw:end-shape="id77" draw:end-glue-point="6" svg:d="M18800 32350h700" svg:viewBox="0 0 701 1">
            <text:p/>
          </draw:connector>
        </draw:g>
        <draw:custom-shape draw:style-name="gr9" draw:text-style-name="P2" xml:id="id87" draw:id="id87" draw:layer="layout" svg:width="0.54cm" svg:height="0.54cm" svg:x="12.46cm" svg:y="30.51cm">
          <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2" xml:id="id90" draw:id="id90" draw:layer="layout" svg:width="0.54cm" svg:height="0.54cm" svg:x="8cm" svg:y="33.95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8" draw:layer="layout" svg:width="3.5cm" svg:height="0.602cm" svg:x="13cm" svg:y="30.2cm">
          <draw:text-box>
            <text:p><text:span text:style-name="T4">権限設定データなし</text:span></text:p>
          </draw:text-box>
        </draw:frame>
        <draw:custom-shape draw:style-name="gr9" draw:text-style-name="P2" xml:id="id89" draw:id="id89" draw:layer="layout" svg:width="0.54cm" svg:height="0.54cm" svg:x="16.96cm" svg:y="33.6cm">
          <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0" draw:text-style-name="P8" draw:layer="layout" svg:width="3.5cm" svg:height="0.602cm" svg:x="3.45cm" svg:y="29.686cm">
          <draw:text-box>
            <text:p><text:span text:style-name="T4">権限設定データあり</text:span></text:p>
          </draw:text-box>
        </draw:frame>
        <draw:frame draw:style-name="gr10" draw:text-style-name="P8" draw:layer="layout" svg:width="3.5cm" svg:height="0.602cm" svg:x="8.5cm" svg:y="30.148cm">
          <draw:text-box>
            <text:p><text:span text:style-name="T4">権限設定データあり</text:span></text:p>
          </draw:text-box>
        </draw:frame>
        <draw:frame draw:style-name="gr10" draw:text-style-name="P8" draw:layer="layout" svg:width="3.5cm" svg:height="0.602cm" svg:x="13.25cm" svg:y="33.194cm">
          <draw:text-box>
            <text:p><text:span text:style-name="T4">権限設定データあり</text:span></text:p>
          </draw:text-box>
        </draw:frame>
        <draw:custom-shape draw:style-name="gr112" draw:text-style-name="P7" xml:id="id91" draw:id="id91" draw:layer="layout" svg:width="12.25cm" svg:height="1.75cm" svg:x="2.15cm" svg:y="35.25cm">
          <text:p text:style-name="P6"><text:span text:style-name="T3">当該会員と対象手続きとの間で、権限データを登録する。権限属性は、会員と会員目録の場合は、登録されている権限設定データの権限属性を採用し、会員グループの場合は、複数あれば、それらの合算の権限属性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7" xml:id="id94" draw:id="id94" draw:layer="layout" svg:width="6.914cm" svg:height="1.25cm" svg:x="4.8cm" svg:y="37.9cm">
          <text:p text:style-name="P6"><text:span text:style-name="T3">権限データの権限属性と対象手続きの処理種別から実行可能か判定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xml:id="id92" draw:id="id92" draw:layer="layout" svg:width="3.25cm" svg:height="1.25cm" svg:x="20cm" svg:y="37.4cm">
          <text:p text:style-name="P6"><text:span text:style-name="T3">実行不可として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xml:id="id93" draw:id="id93" draw:layer="layout" svg:width="0.5cm" svg:height="0.5cm" svg:x="21.4cm" svg:y="40.0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xml:id="id95" draw:id="id95">
          <draw:custom-shape draw:style-name="gr4" draw:text-style-name="P5" draw:layer="layout" svg:width="0.6cm" svg:height="0.6cm" svg:x="7.9cm" svg:y="4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cm" svg:height="0.5cm" svg:x="7.95cm" svg:y="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14" draw:text-style-name="P18" draw:layer="layout" draw:type="line" svg:x1="14.271cm" svg:y1="1.541cm" svg:x2="14.225cm" svg:y2="2.75cm" draw:start-shape="id78" draw:start-glue-point="8" draw:end-shape="id56" draw:end-glue-point="0" svg:d="M14271 1541l-46 1209" svg:viewBox="0 0 47 1210">
          <text:p/>
        </draw:connector>
        <draw:connector draw:style-name="gr115" draw:text-style-name="P18" draw:layer="layout" draw:type="line" svg:x1="14.225cm" svg:y1="4.25cm" svg:x2="14.25cm" svg:y2="5.75cm" draw:start-shape="id56" draw:start-glue-point="2" draw:end-shape="id60" draw:end-glue-point="0" svg:d="M14225 4250l25 1500" svg:viewBox="0 0 26 1501">
          <text:p/>
        </draw:connector>
        <draw:connector draw:style-name="gr116" draw:text-style-name="P18" draw:layer="layout" draw:type="line" svg:x1="14.25cm" svg:y1="7.75cm" svg:x2="14.224cm" svg:y2="9.378cm" draw:start-shape="id60" draw:start-glue-point="2" draw:end-shape="id63" svg:d="M14250 7750l-26 1628" svg:viewBox="0 0 27 1629">
          <text:p/>
        </draw:connector>
        <draw:connector draw:style-name="gr117" draw:text-style-name="P18" draw:layer="layout" draw:type="line" svg:x1="14.225cm" svg:y1="10.664cm" svg:x2="14.23cm" svg:y2="11.71cm" draw:start-shape="id63" draw:start-glue-point="2" draw:end-shape="id79" draw:end-glue-point="4" svg:d="M14225 10664l5 1046" svg:viewBox="0 0 6 1047">
          <text:p/>
        </draw:connector>
        <draw:connector draw:style-name="gr118" draw:text-style-name="P18" draw:layer="layout" draw:type="line" svg:x1="24.25cm" svg:y1="14.25cm" svg:x2="24.25cm" svg:y2="15.699cm" draw:start-shape="id68" draw:start-glue-point="2" draw:end-shape="id80" draw:end-glue-point="3" svg:d="M24250 14250v1449" svg:viewBox="0 0 1 1450">
          <text:p/>
        </draw:connector>
        <draw:connector draw:style-name="gr119" draw:text-style-name="P18" draw:layer="layout" draw:type="line" svg:x1="21.9cm" svg:y1="18.3cm" svg:x2="21.88cm" svg:y2="19.05cm" draw:start-shape="id69" draw:start-glue-point="2" draw:end-shape="id65" draw:end-glue-point="4" svg:d="M21900 18300l-20 750" svg:viewBox="0 0 21 751">
          <text:p/>
        </draw:connector>
        <draw:connector draw:style-name="gr120" draw:text-style-name="P18" draw:layer="layout" draw:type="line" svg:x1="19.25cm" svg:y1="21.25cm" svg:x2="19.23cm" svg:y2="22.21cm" draw:start-shape="id66" draw:start-glue-point="2" draw:end-shape="id81" draw:end-glue-point="4" svg:d="M19250 21250l-20 960" svg:viewBox="0 0 21 961">
          <text:p/>
        </draw:connector>
        <draw:connector draw:style-name="gr121" draw:text-style-name="P18" draw:layer="layout" draw:type="line" svg:x1="23.508cm" svg:y1="24.14cm" svg:x2="23.475cm" svg:y2="25.25cm" draw:start-shape="id82" draw:start-glue-point="6" draw:end-shape="id70" draw:end-glue-point="0" svg:d="M23508 24140l-33 1110" svg:viewBox="0 0 34 1111">
          <text:p/>
        </draw:connector>
        <draw:connector draw:style-name="gr122" draw:text-style-name="P18" draw:layer="layout" draw:type="line" svg:x1="8.52cm" svg:y1="23.75cm" svg:x2="8.5cm" svg:y2="24.8cm" draw:start-shape="id83" draw:start-glue-point="6" draw:end-shape="id84" draw:end-glue-point="0" svg:d="M8520 23750l-20 1050" svg:viewBox="0 0 21 1051">
          <text:p/>
        </draw:connector>
        <draw:connector draw:style-name="gr123" draw:text-style-name="P18" draw:layer="layout" draw:type="line" svg:x1="8.5cm" svg:y1="26.25cm" svg:x2="8.47cm" svg:y2="27.16cm" draw:start-shape="id84" draw:start-glue-point="2" draw:end-shape="id85" draw:end-glue-point="4" svg:d="M8500 26250l-30 910" svg:viewBox="0 0 31 911">
          <text:p/>
        </draw:connector>
        <draw:connector draw:style-name="gr124" draw:text-style-name="P18" draw:layer="layout" draw:type="line" svg:x1="12.759cm" svg:y1="29.8cm" svg:x2="12.73cm" svg:y2="30.51cm" draw:start-shape="id86" draw:start-glue-point="2" draw:end-shape="id87" draw:end-glue-point="4" svg:d="M12759 29800l-29 710" svg:viewBox="0 0 30 711">
          <text:p/>
        </draw:connector>
        <draw:connector draw:style-name="gr125" draw:text-style-name="P18" draw:layer="layout" draw:type="line" svg:x1="17.25cm" svg:y1="32.75cm" svg:x2="17.23cm" svg:y2="33.6cm" draw:start-shape="id88" draw:start-glue-point="2" draw:end-shape="id89" draw:end-glue-point="4" svg:d="M17250 32750l-20 850" svg:viewBox="0 0 21 851">
          <text:p/>
        </draw:connector>
        <draw:connector draw:style-name="gr126" draw:text-style-name="P18" draw:layer="layout" draw:type="line" svg:x1="8.27cm" svg:y1="34.49cm" svg:x2="8.275cm" svg:y2="35.25cm" draw:start-shape="id90" draw:start-glue-point="6" draw:end-shape="id91" draw:end-glue-point="0" svg:d="M8270 34490l5 760" svg:viewBox="0 0 6 761">
          <text:p/>
        </draw:connector>
        <draw:connector draw:style-name="gr127" draw:text-style-name="P18" draw:layer="layout" draw:type="line" svg:x1="21.625cm" svg:y1="38.65cm" svg:x2="21.65cm" svg:y2="40.05cm" draw:start-shape="id92" draw:start-glue-point="2" draw:end-shape="id93" draw:end-glue-point="4" svg:d="M21625 38650l25 1400" svg:viewBox="0 0 26 1401">
          <text:p/>
        </draw:connector>
        <draw:connector draw:style-name="gr128" draw:text-style-name="P18" draw:layer="layout" draw:type="line" svg:x1="8.275cm" svg:y1="37cm" svg:x2="8.257cm" svg:y2="37.9cm" draw:start-shape="id91" draw:start-glue-point="2" draw:end-shape="id94" draw:end-glue-point="0" svg:d="M8275 37000l-18 900" svg:viewBox="0 0 19 901">
          <text:p/>
        </draw:connector>
        <draw:connector draw:style-name="gr129" draw:text-style-name="P18" draw:layer="layout" draw:type="line" svg:x1="8.257cm" svg:y1="39.15cm" svg:x2="8.2cm" svg:y2="40.25cm" draw:start-shape="id94" draw:start-glue-point="2" draw:end-shape="id95" draw:end-glue-point="0" svg:d="M8257 39150l-57 1100" svg:viewBox="0 0 58 1101">
          <text:p/>
        </draw:connector>
        <draw:connector draw:style-name="gr130" draw:text-style-name="P18" draw:layer="layout" draw:type="line" svg:x1="23.5cm" svg:y1="29cm" svg:x2="23.5cm" svg:y2="30.5cm" draw:start-shape="id96" draw:start-glue-point="2" draw:end-shape="id97" draw:end-glue-point="4" svg:d="M23500 29000v1500" svg:viewBox="0 0 1 1501">
          <text:p/>
        </draw:connector>
        <draw:connector draw:style-name="gr131" draw:text-style-name="P18" draw:layer="layout" svg:x1="14.5cm" svg:y1="11.98cm" svg:x2="24.25cm" svg:y2="13cm" draw:start-shape="id79" draw:start-glue-point="7" draw:end-shape="id68" draw:end-glue-point="0" svg:d="M14500 11980h9750v1020" svg:viewBox="0 0 9751 1021">
          <text:p/>
        </draw:connector>
        <draw:connector draw:style-name="gr132" draw:text-style-name="P18" draw:layer="layout" svg:x1="13.96cm" svg:y1="11.98cm" svg:x2="8.52cm" svg:y2="23.21cm" draw:start-shape="id79" draw:start-glue-point="5" draw:end-shape="id83" draw:end-glue-point="4" svg:d="M13960 11980h-5440v11230" svg:viewBox="0 0 5441 11231">
          <text:p/>
        </draw:connector>
        <draw:connector draw:style-name="gr133" draw:text-style-name="P18" draw:layer="layout" svg:x1="23.96cm" svg:y1="16.02cm" svg:x2="21.9cm" svg:y2="17.05cm" draw:start-shape="id98" draw:start-glue-point="5" draw:end-shape="id69" draw:end-glue-point="0" svg:d="M23960 16020h-2060v1030" svg:viewBox="0 0 2061 1031">
          <text:p/>
        </draw:connector>
        <draw:connector draw:style-name="gr134" draw:text-style-name="P18" draw:layer="layout" draw:line-skew="3.203cm" svg:x1="24.5cm" svg:y1="16.02cm" svg:x2="23.778cm" svg:y2="23.87cm" draw:start-shape="id98" draw:start-glue-point="7" draw:end-shape="id82" draw:end-glue-point="7" svg:d="M24500 16020h3705v7850h-4427" svg:viewBox="0 0 4428 7851">
          <text:p/>
        </draw:connector>
        <draw:connector draw:style-name="gr135" draw:text-style-name="P18" draw:layer="layout" svg:x1="22.15cm" svg:y1="19.32cm" svg:x2="23.508cm" svg:y2="23.6cm" draw:start-shape="id65" draw:start-glue-point="7" draw:end-shape="id82" draw:end-glue-point="4" svg:d="M22150 19320h1358v4280" svg:viewBox="0 0 1359 4281">
          <text:p/>
        </draw:connector>
        <draw:connector draw:style-name="gr136" draw:text-style-name="P18" draw:layer="layout" svg:x1="19.23cm" svg:y1="22.75cm" svg:x2="23.238cm" svg:y2="23.87cm" draw:start-shape="id81" draw:start-glue-point="6" draw:end-shape="id82" draw:end-glue-point="5" svg:d="M19230 22750v1120h4008" svg:viewBox="0 0 4009 1121">
          <text:p/>
        </draw:connector>
        <draw:connector draw:style-name="gr137" draw:text-style-name="P18" draw:layer="layout" svg:x1="18.96cm" svg:y1="22.48cm" svg:x2="8.79cm" svg:y2="23.48cm" draw:start-shape="id81" draw:start-glue-point="5" draw:end-shape="id83" draw:end-glue-point="7" svg:d="M18960 22480h-5084v1000h-5086" svg:viewBox="0 0 10171 1001">
          <text:p/>
        </draw:connector>
        <draw:connector draw:style-name="gr138" draw:text-style-name="P18" draw:layer="layout" draw:type="line" svg:x1="23.475cm" svg:y1="26.5cm" svg:x2="23.5cm" svg:y2="27.75cm" draw:start-shape="id70" draw:start-glue-point="2" draw:end-shape="id96" draw:end-glue-point="0" svg:d="M23475 26500l25 1250" svg:viewBox="0 0 26 1251">
          <text:p/>
        </draw:connector>
        <draw:connector draw:style-name="gr139" draw:text-style-name="P18" draw:layer="layout" svg:x1="8.74cm" svg:y1="27.43cm" svg:x2="12.759cm" svg:y2="28.25cm" draw:start-shape="id85" draw:start-glue-point="7" draw:end-shape="id86" draw:end-glue-point="0" svg:d="M8740 27430h4019v820" svg:viewBox="0 0 4020 821">
          <text:p/>
        </draw:connector>
        <draw:connector draw:style-name="gr140" draw:text-style-name="P18" draw:layer="layout" draw:line-skew="-0.831cm" svg:x1="8.2cm" svg:y1="27.43cm" svg:x2="8cm" svg:y2="34.22cm" draw:start-shape="id85" draw:start-glue-point="5" draw:end-shape="id90" draw:end-glue-point="5" svg:d="M8200 27430h-1532v6790h1332" svg:viewBox="0 0 1533 6791">
          <text:p/>
        </draw:connector>
        <draw:connector draw:style-name="gr141" draw:text-style-name="P18" draw:layer="layout" svg:x1="13cm" svg:y1="30.78cm" svg:x2="17.25cm" svg:y2="31.35cm" draw:start-shape="id87" draw:start-glue-point="7" draw:end-shape="id88" draw:end-glue-point="0" svg:d="M13000 30780h4250v570" svg:viewBox="0 0 4251 571">
          <text:p/>
        </draw:connector>
        <draw:connector draw:style-name="gr142" draw:text-style-name="P18" draw:layer="layout" svg:x1="12.46cm" svg:y1="30.78cm" svg:x2="8.27cm" svg:y2="33.95cm" draw:start-shape="id87" draw:start-glue-point="5" draw:end-shape="id90" draw:end-glue-point="4" svg:d="M12460 30780h-4190v3170" svg:viewBox="0 0 4191 3171">
          <text:p/>
        </draw:connector>
        <draw:connector draw:style-name="gr143" draw:text-style-name="P18" draw:layer="layout" svg:x1="16.96cm" svg:y1="33.87cm" svg:x2="8.54cm" svg:y2="34.22cm" draw:start-shape="id89" draw:start-glue-point="5" draw:end-shape="id90" draw:end-glue-point="7" svg:d="M16960 33870h-4209v350h-4211" svg:viewBox="0 0 8421 351">
          <text:p/>
        </draw:connector>
        <draw:connector draw:style-name="gr144" draw:text-style-name="P18" draw:layer="layout" svg:x1="17.5cm" svg:y1="33.87cm" svg:x2="21.665cm" svg:y2="34.984cm" draw:start-shape="id89" draw:start-glue-point="7" draw:end-shape="id99" draw:end-glue-point="0" svg:d="M17500 33870h4165v1114" svg:viewBox="0 0 4166 1115">
          <text:p/>
        </draw:connector>
        <draw:frame draw:style-name="gr10" draw:text-style-name="P8" draw:layer="layout" svg:width="3.5cm" svg:height="0.602cm" svg:x="17.657cm" svg:y="33.111cm">
          <draw:text-box>
            <text:p><text:span text:style-name="T4">権限設定データなし</text:span></text:p>
          </draw:text-box>
        </draw:frame>
        <draw:custom-shape draw:style-name="gr145" draw:text-style-name="P11" draw:layer="layout" svg:width="6.078cm" svg:height="2cm" svg:x="22.622cm" svg:y="39cm">
          <text:p text:style-name="P10"><text:span text:style-name="T5">権限設定データが見つからない場合は、どんな処理種別の手続きでも実行不可。また、実行権限データも登録しておくこと。</text:span></text:p>
          <draw:enhanced-geometry svg:viewBox="0 0 21600 21600" draw:text-areas="800 800 20800 20800" draw:type="round-rectangular-callout" draw:modifiers="2536.99621648297 -7998.80059970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6" draw:text-style-name="P11" draw:layer="layout" svg:width="6.826cm" svg:height="3.103cm" svg:x="13.07cm" svg:y="37.544cm">
          <text:p text:style-name="P10"><text:span text:style-name="T5">権限設定データがあった場合は、対象手続きの処理種別が、設定されている権限属性で許可されている処理種別かどうかチェックし、その結果から判定する。</text:span></text:p>
          <text:p text:style-name="P10"><text:span text:style-name="T5">但し、実行不可と判定されても、実行権限データは登録しておくこと。</text:span></text:p>
          <draw:enhanced-geometry svg:viewBox="0 0 21600 21600" draw:text-areas="800 800 20800 20800" draw:type="round-rectangular-callout" draw:modifiers="-3768.21444265417 5351.288659793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7" draw:text-style-name="P7" xml:id="id99" draw:id="id99" draw:layer="layout" svg:width="4.506cm" svg:height="1.25cm" svg:x="19.412cm" svg:y="34.984cm">
          <text:p text:style-name="P6"><text:span text:style-name="T3">実行可能属性を</text:span><text:span text:style-name="T3">0</text:span><text:span text:style-name="T3">にした権限データを登録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7" draw:text-style-name="P18" draw:layer="layout" draw:type="line" svg:x1="21.665cm" svg:y1="36.234cm" svg:x2="21.625cm" svg:y2="37.4cm" draw:start-shape="id99" draw:start-glue-point="2" draw:end-shape="id92" draw:end-glue-point="0" svg:d="M21665 36234l-40 1166" svg:viewBox="0 0 41 1167">
          <text:p/>
        </draw:connector>
      </draw:page>
      <draw:page draw:name="page3" draw:style-name="dp1" draw:master-page-name="標準">
        <draw:custom-shape draw:style-name="gr148" draw:text-style-name="P24" draw:layer="layout" svg:width="14.235cm" svg:height="13.361cm" svg:x="8.096cm" svg:y="13.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15" xml:id="id101" draw:id="id101" draw:layer="layout" svg:width="4.5cm" svg:height="1.4cm" svg:x="11.527cm" svg:y="4.6cm">
          <text:p text:style-name="P14"><text:span text:style-name="T4">対象会員が所属する会員グループを収集する</text:span></text:p>
          <text:p text:style-name="P14"><text:span text:style-name="T4">（これを</text:span><text:span text:style-name="T4">A</text:span><text:span text:style-name="T4">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5" xml:id="id113" draw:id="id113" draw:layer="layout" svg:width="7.546cm" svg:height="1.327cm" svg:x="7.52cm" svg:y="31.023cm">
          <text:p text:style-name="P14"><text:span text:style-name="T4">会員および目録ごとにまとめた会員グループのセットを目録階層の降順で並べてお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5" xml:id="id102" draw:id="id102" draw:layer="layout" svg:width="6.25cm" svg:height="1.25cm" svg:x="10.68cm" svg:y="7.703cm">
          <text:p text:style-name="P14"><text:span text:style-name="T4">対象会員の目録階層の各目録が所属する会員グループを収集する。</text:span></text:p>
          <text:p text:style-name="P14"><text:span text:style-name="T4">（これを</text:span><text:span text:style-name="T4">B</text:span><text:span text:style-name="T4">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00" draw:id="id100" draw:layer="layout" svg:width="0.54cm" svg:height="0.54cm" svg:x="13.513cm" svg:y="2.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14" draw:id="id114">
          <draw:custom-shape draw:style-name="gr4" draw:text-style-name="P5" draw:layer="layout" svg:width="0.6cm" svg:height="0.6cm" svg:x="10.961cm" svg:y="3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cm" svg:height="0.5cm" svg:x="11.011cm" svg:y="34.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9" draw:text-style-name="P22" draw:layer="layout" svg:width="7.116cm" svg:height="1.75cm" svg:x="1.25cm" svg:y="1.25cm">
          <text:p text:style-name="P19"><text:span text:style-name="T9">会員グループ収集処理</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91" draw:text-style-name="P15" xml:id="id103" draw:id="id103" draw:layer="layout" svg:width="8cm" svg:height="1.25cm" svg:x="9.8cm" svg:y="10.824cm">
          <text:p text:style-name="P14"><text:span text:style-name="T4">A</text:span><text:span text:style-name="T4">と</text:span><text:span text:style-name="T4">B</text:span><text:span text:style-name="T4">をまとめて</text:span><text:span text:style-name="T4">C</text:span><text:span text:style-name="T4">をする。この時、会員グループに重複があれば１つにしてお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15" xml:id="id105" draw:id="id105" draw:layer="layout" svg:width="7cm" svg:height="1.574cm" svg:x="10.321cm" svg:y="14.195cm">
          <text:p text:style-name="P14"><text:span text:style-name="T4">会員グループのメンバーを収集する。但し、収集するのは、当該会員と目録階層の各目録、会員グループの</text:span><text:span text:style-name="T4">3</text:span><text:span text:style-name="T4">種類のみ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15" draw:layer="layout" svg:width="4.25cm" svg:height="1.25cm" svg:x="29.929cm" svg:y="19.8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5" xml:id="id111" draw:id="id111" draw:layer="layout" svg:width="5.129cm" svg:height="1.246cm" svg:x="13.875cm" svg:y="24.269cm">
          <text:p text:style-name="P14"><text:span text:style-name="T4">収集したメンバーを当該会員グループのメンバー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26" xml:id="id107" draw:id="id107" draw:layer="layout" svg:width="8.5cm" svg:height="1.019cm" svg:x="9.597cm" svg:y="18.071cm">
          <text:p text:style-name="P25"><text:span text:style-name="T11">メンバーの中に会員グループがあるか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108" draw:id="id108" draw:layer="layout" svg:width="0.54cm" svg:height="0.54cm" svg:x="13.535cm" svg:y="20.038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8" draw:layer="layout" svg:width="3.649cm" svg:height="0.602cm" svg:x="14.004cm" svg:y="19.633cm">
          <draw:text-box>
            <text:p><text:span text:style-name="T4">会員グループがある</text:span></text:p>
          </draw:text-box>
        </draw:frame>
        <draw:g xml:id="id110" draw:id="id110">
          <draw:custom-shape draw:style-name="gr156" draw:text-style-name="P27" draw:layer="layout" svg:width="0.4cm" svg:height="0.2cm" svg:x="11.753cm" svg:y="26.533cm">
            <text:p/>
            <draw:enhanced-geometry svg:viewBox="0 0 21600 21600" draw:mirror-horizontal="false" draw:mirror-vertical="false" draw:type="rectangle" draw:enhanced-path="M 0 0 L 21600 0 21600 21600 0 21600 0 0 Z N"/>
          </draw:custom-shape>
          <draw:custom-shape draw:style-name="gr156" draw:text-style-name="P27" draw:layer="layout" svg:width="0.4cm" svg:height="0.2cm" svg:x="10.951cm" svg:y="26.533cm">
            <text:p/>
            <draw:enhanced-geometry svg:viewBox="0 0 21600 21600" draw:mirror-horizontal="false" draw:mirror-vertical="false" draw:type="rectangle" draw:enhanced-path="M 0 0 L 21600 0 21600 21600 0 21600 0 0 Z N"/>
          </draw:custom-shape>
          <draw:custom-shape draw:style-name="gr156" draw:text-style-name="P27" draw:layer="layout" svg:width="0.4cm" svg:height="0.2cm" svg:x="11.353cm" svg:y="26.533cm">
            <text:p/>
            <draw:enhanced-geometry svg:viewBox="0 0 21600 21600" draw:mirror-vertical="false" draw:mirror-horizontal="false" draw:type="rectangle" draw:enhanced-path="M 0 0 L 21600 0 21600 21600 0 21600 0 0 Z N"/>
          </draw:custom-shape>
          <draw:custom-shape draw:style-name="gr156" draw:text-style-name="P27" draw:layer="layout" svg:width="0.4cm" svg:height="0.2cm" svg:x="10.551cm" svg:y="26.533cm">
            <text:p/>
            <draw:enhanced-geometry svg:viewBox="0 0 21600 21600" draw:mirror-horizontal="false" draw:mirror-vertical="false" draw:type="rectangle" draw:enhanced-path="M 0 0 L 21600 0 21600 21600 0 21600 0 0 Z N"/>
          </draw:custom-shape>
        </draw:g>
        <draw:g xml:id="id104" draw:id="id104">
          <draw:custom-shape draw:style-name="gr156" draw:text-style-name="P27" draw:layer="layout" svg:width="0.4cm" svg:height="0.2cm" svg:x="14.207cm" svg:y="13.164cm">
            <text:p/>
            <draw:enhanced-geometry svg:viewBox="0 0 21600 21600" draw:mirror-horizontal="false" draw:mirror-vertical="false" draw:type="rectangle" draw:enhanced-path="M 0 0 L 21600 0 21600 21600 0 21600 0 0 Z N"/>
          </draw:custom-shape>
          <draw:custom-shape draw:style-name="gr156" draw:text-style-name="P27" draw:layer="layout" svg:width="0.4cm" svg:height="0.2cm" svg:x="13.405cm" svg:y="13.164cm">
            <text:p/>
            <draw:enhanced-geometry svg:viewBox="0 0 21600 21600" draw:mirror-horizontal="false" draw:mirror-vertical="false" draw:type="rectangle" draw:enhanced-path="M 0 0 L 21600 0 21600 21600 0 21600 0 0 Z N"/>
          </draw:custom-shape>
          <draw:custom-shape draw:style-name="gr156" draw:text-style-name="P27" draw:layer="layout" svg:width="0.4cm" svg:height="0.2cm" svg:x="13.807cm" svg:y="13.164cm">
            <text:p/>
            <draw:enhanced-geometry svg:viewBox="0 0 21600 21600" draw:mirror-vertical="false" draw:mirror-horizontal="false" draw:type="rectangle" draw:enhanced-path="M 0 0 L 21600 0 21600 21600 0 21600 0 0 Z N"/>
          </draw:custom-shape>
          <draw:custom-shape draw:style-name="gr156" draw:text-style-name="P27" draw:layer="layout" svg:width="0.4cm" svg:height="0.2cm" svg:x="13.005cm" svg:y="13.164cm">
            <text:p/>
            <draw:enhanced-geometry svg:viewBox="0 0 21600 21600" draw:mirror-horizontal="false" draw:mirror-vertical="false" draw:type="rectangle" draw:enhanced-path="M 0 0 L 21600 0 21600 21600 0 21600 0 0 Z N"/>
          </draw:custom-shape>
        </draw:g>
        <draw:frame draw:style-name="gr157" draw:text-style-name="P8" draw:layer="layout" svg:width="2.458cm" svg:height="0.607cm" svg:x="9.767cm" svg:y="13.309cm">
          <draw:text-box>
            <text:p><text:span text:style-name="T4">&lt;&lt;iterative&gt;&gt;</text:span></text:p>
          </draw:text-box>
        </draw:frame>
        <draw:frame draw:style-name="gr158" draw:text-style-name="P8" draw:layer="layout" svg:width="3.49cm" svg:height="0.635cm" svg:x="10.28cm" svg:y="19.632cm">
          <draw:text-box>
            <text:p><text:span text:style-name="T4">会員グループはない</text:span></text:p>
          </draw:text-box>
        </draw:frame>
        <draw:custom-shape draw:style-name="gr159" draw:text-style-name="P15" xml:id="id112" draw:id="id112" draw:layer="layout" svg:width="8.948cm" svg:height="1.323cm" svg:x="6.848cm" svg:y="28.125cm">
          <text:p text:style-name="P14"><text:span text:style-name="T11">各会員グループごとに、</text:span><text:span text:style-name="T4">会員グループのメンバーに含まれている会員および目録階層の各目録と紐づ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26" xml:id="id109" draw:id="id109" draw:layer="layout" svg:width="7.023cm" svg:height="1.863cm" svg:x="12.92cm" svg:y="21.156cm">
          <text:p text:style-name="P25"><text:span text:style-name="T11">メンバーである会員グループのメンバーを収集する。</text:span><text:span text:style-name="T4">但し、収集するのは、当該会員と目録階層の各目録、会員グループの</text:span><text:span text:style-name="T4">3</text:span><text:span text:style-name="T4">種類のみ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106" draw:id="id106" draw:layer="layout" svg:width="0.54cm" svg:height="0.54cm" svg:x="13.527cm" svg:y="16.71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1" draw:text-style-name="P18" draw:layer="layout" draw:type="line" svg:x1="13.783cm" svg:y1="3.324cm" svg:x2="13.777cm" svg:y2="4.6cm" draw:start-shape="id100" draw:start-glue-point="8" draw:end-shape="id101" draw:end-glue-point="0" svg:d="M13783 3324l-6 1276" svg:viewBox="0 0 7 1277">
          <text:p/>
        </draw:connector>
        <draw:connector draw:style-name="gr162" draw:text-style-name="P18" draw:layer="layout" draw:type="line" svg:x1="13.777cm" svg:y1="6cm" svg:x2="13.805cm" svg:y2="7.703cm" draw:start-shape="id101" draw:start-glue-point="2" draw:end-shape="id102" draw:end-glue-point="0" svg:d="M13777 6000l28 1703" svg:viewBox="0 0 29 1704">
          <text:p/>
        </draw:connector>
        <draw:connector draw:style-name="gr163" draw:text-style-name="P18" draw:layer="layout" draw:type="line" svg:x1="13.805cm" svg:y1="8.953cm" svg:x2="13.8cm" svg:y2="10.824cm" draw:start-shape="id102" draw:start-glue-point="2" draw:end-shape="id103" draw:end-glue-point="0" svg:d="M13805 8953l-5 1871" svg:viewBox="0 0 6 1872">
          <text:p/>
        </draw:connector>
        <draw:connector draw:style-name="gr164" draw:text-style-name="P18" draw:layer="layout" draw:type="line" svg:x1="13.8cm" svg:y1="12.074cm" svg:x2="13.806cm" svg:y2="13.164cm" draw:start-shape="id103" draw:start-glue-point="2" draw:end-shape="id104" draw:end-glue-point="0" svg:d="M13800 12074l6 1090" svg:viewBox="0 0 7 1091">
          <text:p/>
        </draw:connector>
        <draw:connector draw:style-name="gr165" draw:text-style-name="P18" draw:layer="layout" draw:type="line" svg:x1="13.806cm" svg:y1="13.364cm" svg:x2="13.821cm" svg:y2="14.195cm" draw:start-shape="id104" draw:start-glue-point="2" draw:end-shape="id105" draw:end-glue-point="0" svg:d="M13806 13364l15 831" svg:viewBox="0 0 16 832">
          <text:p/>
        </draw:connector>
        <draw:connector draw:style-name="gr166" draw:text-style-name="P18" draw:layer="layout" draw:type="line" svg:x1="13.797cm" svg:y1="17.256cm" svg:x2="13.847cm" svg:y2="18.071cm" draw:start-shape="id106" draw:start-glue-point="6" draw:end-shape="id107" draw:end-glue-point="0" svg:d="M13797 17256l50 815" svg:viewBox="0 0 51 816">
          <text:p/>
        </draw:connector>
        <draw:connector draw:style-name="gr167" draw:text-style-name="P18" draw:layer="layout" draw:type="line" svg:x1="13.847cm" svg:y1="19.09cm" svg:x2="13.805cm" svg:y2="20.038cm" draw:start-shape="id107" draw:start-glue-point="2" draw:end-shape="id108" draw:end-glue-point="4" svg:d="M13847 19090l-42 948" svg:viewBox="0 0 43 949">
          <text:p/>
        </draw:connector>
        <draw:connector draw:style-name="gr168" draw:text-style-name="P18" draw:layer="layout" svg:x1="14.075cm" svg:y1="20.308cm" svg:x2="16.431cm" svg:y2="21.156cm" draw:start-shape="id108" draw:start-glue-point="7" draw:end-shape="id109" draw:end-glue-point="0" svg:d="M14075 20308h2356v848" svg:viewBox="0 0 2357 849">
          <text:p/>
        </draw:connector>
        <draw:connector draw:style-name="gr169" draw:text-style-name="P18" draw:layer="layout" svg:x1="13.535cm" svg:y1="20.308cm" svg:x2="11.352cm" svg:y2="26.533cm" draw:start-shape="id108" draw:start-glue-point="5" draw:end-shape="id110" draw:end-glue-point="0" svg:d="M13535 20308h-2183v6225" svg:viewBox="0 0 2184 6226">
          <text:p/>
        </draw:connector>
        <draw:connector draw:style-name="gr170" draw:text-style-name="P18" draw:layer="layout" draw:type="line" svg:x1="16.431cm" svg:y1="23.019cm" svg:x2="16.439cm" svg:y2="24.269cm" draw:start-shape="id109" draw:start-glue-point="2" draw:end-shape="id111" draw:end-glue-point="0" svg:d="M16431 23019l8 1250" svg:viewBox="0 0 9 1251">
          <text:p/>
        </draw:connector>
        <draw:connector draw:style-name="gr171" draw:text-style-name="P18" draw:layer="layout" draw:line-skew="1.583cm" svg:x1="19.004cm" svg:y1="24.892cm" svg:x2="14.067cm" svg:y2="16.986cm" draw:start-shape="id111" draw:start-glue-point="1" draw:end-shape="id106" draw:end-glue-point="7" svg:d="M19004 24892h2136v-7906h-7073" svg:viewBox="0 0 7074 7907">
          <text:p/>
        </draw:connector>
        <draw:connector draw:style-name="gr172" draw:text-style-name="P18" draw:layer="layout" draw:type="line" svg:x1="13.821cm" svg:y1="15.769cm" svg:x2="13.797cm" svg:y2="16.716cm" draw:start-shape="id105" draw:start-glue-point="2" draw:end-shape="id106" draw:end-glue-point="4" svg:d="M13821 15769l-24 947" svg:viewBox="0 0 25 948">
          <text:p/>
        </draw:connector>
        <draw:custom-shape draw:style-name="gr173" draw:text-style-name="P29" draw:layer="layout" svg:width="5.013cm" svg:height="1.653cm" svg:x="20.811cm" svg:y="25.705cm">
          <text:p text:style-name="P28"><text:span text:style-name="T2">これはメモリー上での操作であって、</text:span><text:span text:style-name="T2">DB</text:span><text:span text:style-name="T2">に反映してはいけない。</text:span></text:p>
          <draw:enhanced-geometry svg:viewBox="0 0 21600 21600" draw:text-areas="800 800 20800 20800" draw:type="round-rectangular-callout" draw:modifiers="-7340.72596729158 -3134.220072551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4" draw:text-style-name="P29" draw:layer="layout" svg:width="6.465cm" svg:height="2.276cm" draw:transform="skewX (-0.0347320521146872) translate (1.27cm 17.621cm)">
          <text:p text:style-name="P28"><text:span text:style-name="T2">ここで行っていることは、メンバーに会員グループが含まれていたら、それを展開してメンバーに追加し、最終的に会員と目録だけにする処理。</text:span></text:p>
          <draw:enhanced-geometry svg:viewBox="0 0 21600 21600" draw:text-areas="800 800 20800 20800" draw:type="round-rectangular-callout" draw:modifiers="25451.6548097742 -8528.063241106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75" draw:text-style-name="P18" draw:layer="layout" draw:type="line" svg:x1="11.352cm" svg:y1="26.733cm" svg:x2="11.322cm" svg:y2="28.125cm" draw:start-shape="id110" draw:start-glue-point="2" draw:end-shape="id112" draw:end-glue-point="0" svg:d="M11352 26733l-30 1392" svg:viewBox="0 0 31 1393">
          <text:p/>
        </draw:connector>
        <draw:connector draw:style-name="gr176" draw:text-style-name="P18" draw:layer="layout" draw:type="line" svg:x1="11.322cm" svg:y1="29.448cm" svg:x2="11.293cm" svg:y2="31.023cm" draw:start-shape="id112" draw:start-glue-point="2" draw:end-shape="id113" svg:d="M11322 29448l-29 1575" svg:viewBox="0 0 30 1576">
          <text:p/>
        </draw:connector>
        <draw:connector draw:style-name="gr177" draw:text-style-name="P18" draw:layer="layout" draw:type="line" svg:x1="11.293cm" svg:y1="32.35cm" svg:x2="11.261cm" svg:y2="33.979cm" draw:start-shape="id113" draw:start-glue-point="2" draw:end-shape="id114" draw:end-glue-point="0" svg:d="M11293 32350l-32 1629" svg:viewBox="0 0 33 1630">
          <text:p/>
        </draw:connector>
      </draw:page>
      <draw:page draw:name="page4" draw:style-name="dp1" draw:master-page-name="標準">
        <draw:custom-shape draw:style-name="gr148" draw:text-style-name="P24" draw:layer="layout" svg:width="14.235cm" svg:height="13.361cm" svg:x="8.096cm" svg:y="13.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15" xml:id="id116" draw:id="id116" draw:layer="layout" svg:width="4.5cm" svg:height="1.4cm" svg:x="11.527cm" svg:y="4.6cm">
          <text:p text:style-name="P14"><text:span text:style-name="T11">対象手続きが所属する</text:span><text:span text:style-name="T4">手続きグループを収集する</text:span></text:p>
          <text:p text:style-name="P14"><text:span text:style-name="T4">（これを</text:span><text:span text:style-name="T4">A</text:span><text:span text:style-name="T4">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15" xml:id="id128" draw:id="id128" draw:layer="layout" svg:width="7.546cm" svg:height="1.327cm" svg:x="7.52cm" svg:y="31.023cm">
          <text:p text:style-name="P14"><text:span text:style-name="T11">手続きおよび目録ごとにまとめた</text:span><text:span text:style-name="T4">手続きグループのセットを目録階層の降順で並べてお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5" xml:id="id117" draw:id="id117" draw:layer="layout" svg:width="6.25cm" svg:height="1.25cm" svg:x="10.68cm" svg:y="7.703cm">
          <text:p text:style-name="P14"><text:span text:style-name="T11">対象手続きの目録階層の各目録が所属する</text:span><text:span text:style-name="T4">手続きグループを収集する。</text:span></text:p>
          <text:p text:style-name="P14"><text:span text:style-name="T4">（これを</text:span><text:span text:style-name="T4">B</text:span><text:span text:style-name="T4">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15" draw:id="id115" draw:layer="layout" svg:width="0.54cm" svg:height="0.54cm" svg:x="13.513cm" svg:y="2.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29" draw:id="id129">
          <draw:custom-shape draw:style-name="gr4" draw:text-style-name="P5" draw:layer="layout" svg:width="0.6cm" svg:height="0.6cm" svg:x="10.961cm" svg:y="3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cm" svg:height="0.5cm" svg:x="11.011cm" svg:y="34.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1" draw:text-style-name="P15" xml:id="id118" draw:id="id118" draw:layer="layout" svg:width="8cm" svg:height="1.25cm" svg:x="9.8cm" svg:y="10.824cm">
          <text:p text:style-name="P14"><text:span text:style-name="T11">A</text:span><text:span text:style-name="T11">と</text:span><text:span text:style-name="T11">B</text:span><text:span text:style-name="T11">をまとめて</text:span><text:span text:style-name="T11">C</text:span><text:span text:style-name="T11">をする。この時、</text:span><text:span text:style-name="T4">手続きグループに重複があれば１つにしてお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15" xml:id="id120" draw:id="id120" draw:layer="layout" svg:width="7.3cm" svg:height="1.574cm" svg:x="10.121cm" svg:y="14.195cm">
          <text:p text:style-name="P14"><text:span text:style-name="T11">手続きグループのメンバーを収集する。但し、収集するのは、当該手続きと目録階層の各目録、</text:span><text:span text:style-name="T4">手続きグループの</text:span><text:span text:style-name="T4">3</text:span><text:span text:style-name="T4">種類のみ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15" draw:layer="layout" svg:width="4.25cm" svg:height="1.25cm" svg:x="29.929cm" svg:y="19.8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5" xml:id="id126" draw:id="id126" draw:layer="layout" svg:width="5.129cm" svg:height="1.246cm" svg:x="13.875cm" svg:y="24.269cm">
          <text:p text:style-name="P14"><text:span text:style-name="T11">収集したメンバーを当該</text:span><text:span text:style-name="T4">手続きグループのメンバー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6" xml:id="id122" draw:id="id122" draw:layer="layout" svg:width="8.765cm" svg:height="1.019cm" svg:x="9.397cm" svg:y="18.071cm">
          <text:p text:style-name="P25"><text:span text:style-name="T11">メンバーの中に手続きグループがあるかチェ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123" draw:id="id123" draw:layer="layout" svg:width="0.54cm" svg:height="0.54cm" svg:x="13.535cm" svg:y="20.038cm">
          <text:p/>
          <draw:enhanced-geometry svg:viewBox="0 0 21600 21600" draw:glue-points="10800 0 0 10800 10800 21600 21600 10800" draw:text-areas="5400 5400 16200 16200" draw:type="diamond" draw:enhanced-path="M 10800 0 L 21600 10800 10800 21600 0 10800 10800 0 Z N"/>
        </draw:custom-shape>
        <draw:frame draw:style-name="gr180" draw:text-style-name="P8" draw:layer="layout" svg:width="3.961cm" svg:height="0.714cm" svg:x="14.004cm" svg:y="19.633cm">
          <draw:text-box>
            <text:p><text:span text:style-name="T4">手続きグループがある</text:span></text:p>
          </draw:text-box>
        </draw:frame>
        <draw:g xml:id="id125" draw:id="id125">
          <draw:custom-shape draw:style-name="gr156" draw:text-style-name="P27" draw:layer="layout" svg:width="0.4cm" svg:height="0.2cm" svg:x="11.753cm" svg:y="26.533cm">
            <text:p/>
            <draw:enhanced-geometry svg:viewBox="0 0 21600 21600" draw:mirror-horizontal="false" draw:mirror-vertical="false" draw:type="rectangle" draw:enhanced-path="M 0 0 L 21600 0 21600 21600 0 21600 0 0 Z N"/>
          </draw:custom-shape>
          <draw:custom-shape draw:style-name="gr156" draw:text-style-name="P27" draw:layer="layout" svg:width="0.4cm" svg:height="0.2cm" svg:x="10.951cm" svg:y="26.533cm">
            <text:p/>
            <draw:enhanced-geometry svg:viewBox="0 0 21600 21600" draw:mirror-horizontal="false" draw:mirror-vertical="false" draw:type="rectangle" draw:enhanced-path="M 0 0 L 21600 0 21600 21600 0 21600 0 0 Z N"/>
          </draw:custom-shape>
          <draw:custom-shape draw:style-name="gr156" draw:text-style-name="P27" draw:layer="layout" svg:width="0.4cm" svg:height="0.2cm" svg:x="11.353cm" svg:y="26.533cm">
            <text:p/>
            <draw:enhanced-geometry svg:viewBox="0 0 21600 21600" draw:mirror-vertical="false" draw:mirror-horizontal="false" draw:type="rectangle" draw:enhanced-path="M 0 0 L 21600 0 21600 21600 0 21600 0 0 Z N"/>
          </draw:custom-shape>
          <draw:custom-shape draw:style-name="gr156" draw:text-style-name="P27" draw:layer="layout" svg:width="0.4cm" svg:height="0.2cm" svg:x="10.551cm" svg:y="26.533cm">
            <text:p/>
            <draw:enhanced-geometry svg:viewBox="0 0 21600 21600" draw:mirror-horizontal="false" draw:mirror-vertical="false" draw:type="rectangle" draw:enhanced-path="M 0 0 L 21600 0 21600 21600 0 21600 0 0 Z N"/>
          </draw:custom-shape>
        </draw:g>
        <draw:g xml:id="id119" draw:id="id119">
          <draw:custom-shape draw:style-name="gr156" draw:text-style-name="P27" draw:layer="layout" svg:width="0.4cm" svg:height="0.2cm" svg:x="14.207cm" svg:y="13.164cm">
            <text:p/>
            <draw:enhanced-geometry svg:viewBox="0 0 21600 21600" draw:mirror-horizontal="false" draw:mirror-vertical="false" draw:type="rectangle" draw:enhanced-path="M 0 0 L 21600 0 21600 21600 0 21600 0 0 Z N"/>
          </draw:custom-shape>
          <draw:custom-shape draw:style-name="gr156" draw:text-style-name="P27" draw:layer="layout" svg:width="0.4cm" svg:height="0.2cm" svg:x="13.405cm" svg:y="13.164cm">
            <text:p/>
            <draw:enhanced-geometry svg:viewBox="0 0 21600 21600" draw:mirror-horizontal="false" draw:mirror-vertical="false" draw:type="rectangle" draw:enhanced-path="M 0 0 L 21600 0 21600 21600 0 21600 0 0 Z N"/>
          </draw:custom-shape>
          <draw:custom-shape draw:style-name="gr156" draw:text-style-name="P27" draw:layer="layout" svg:width="0.4cm" svg:height="0.2cm" svg:x="13.807cm" svg:y="13.164cm">
            <text:p/>
            <draw:enhanced-geometry svg:viewBox="0 0 21600 21600" draw:mirror-vertical="false" draw:mirror-horizontal="false" draw:type="rectangle" draw:enhanced-path="M 0 0 L 21600 0 21600 21600 0 21600 0 0 Z N"/>
          </draw:custom-shape>
          <draw:custom-shape draw:style-name="gr156" draw:text-style-name="P27" draw:layer="layout" svg:width="0.4cm" svg:height="0.2cm" svg:x="13.005cm" svg:y="13.164cm">
            <text:p/>
            <draw:enhanced-geometry svg:viewBox="0 0 21600 21600" draw:mirror-horizontal="false" draw:mirror-vertical="false" draw:type="rectangle" draw:enhanced-path="M 0 0 L 21600 0 21600 21600 0 21600 0 0 Z N"/>
          </draw:custom-shape>
        </draw:g>
        <draw:frame draw:style-name="gr157" draw:text-style-name="P8" draw:layer="layout" svg:width="2.458cm" svg:height="0.607cm" svg:x="9.767cm" svg:y="13.309cm">
          <draw:text-box>
            <text:p><text:span text:style-name="T4">&lt;&lt;iterative&gt;&gt;</text:span></text:p>
          </draw:text-box>
        </draw:frame>
        <draw:frame draw:style-name="gr158" draw:text-style-name="P8" draw:layer="layout" svg:width="3.716cm" svg:height="0.635cm" svg:x="10.054cm" svg:y="19.632cm">
          <draw:text-box>
            <text:p><text:span text:style-name="T4">手続きグループはない</text:span></text:p>
          </draw:text-box>
        </draw:frame>
        <draw:custom-shape draw:style-name="gr159" draw:text-style-name="P15" xml:id="id127" draw:id="id127" draw:layer="layout" svg:width="8.948cm" svg:height="1.323cm" svg:x="6.848cm" svg:y="28.125cm">
          <text:p text:style-name="P14"><text:span text:style-name="T11">各手続きグループごとに、手続き</text:span><text:span text:style-name="T4">グループのメンバーに含まれている手続きおよび目録階層の各目録と紐づ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26" xml:id="id124" draw:id="id124" draw:layer="layout" svg:width="7.023cm" svg:height="1.863cm" svg:x="12.92cm" svg:y="21.156cm">
          <text:p text:style-name="P25"><text:span text:style-name="T11">メンバーである手続きグループのメンバーを収集する。但し、収集するのは、当該手続きと目録階層の各目録、</text:span><text:span text:style-name="T4">手続きグループの</text:span><text:span text:style-name="T4">3</text:span><text:span text:style-name="T4">種類のみ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121" draw:id="id121" draw:layer="layout" svg:width="0.54cm" svg:height="0.54cm" svg:x="13.527cm" svg:y="16.71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1" draw:text-style-name="P18" draw:layer="layout" draw:type="line" svg:x1="13.783cm" svg:y1="3.324cm" svg:x2="13.777cm" svg:y2="4.6cm" draw:start-shape="id115" draw:start-glue-point="8" draw:end-shape="id116" draw:end-glue-point="0" svg:d="M13783 3324l-6 1276" svg:viewBox="0 0 7 1277">
          <text:p/>
        </draw:connector>
        <draw:connector draw:style-name="gr162" draw:text-style-name="P18" draw:layer="layout" draw:type="line" svg:x1="13.777cm" svg:y1="6cm" svg:x2="13.805cm" svg:y2="7.703cm" draw:start-shape="id116" draw:start-glue-point="2" draw:end-shape="id117" draw:end-glue-point="0" svg:d="M13777 6000l28 1703" svg:viewBox="0 0 29 1704">
          <text:p/>
        </draw:connector>
        <draw:connector draw:style-name="gr163" draw:text-style-name="P18" draw:layer="layout" draw:type="line" svg:x1="13.805cm" svg:y1="8.953cm" svg:x2="13.8cm" svg:y2="10.824cm" draw:start-shape="id117" draw:start-glue-point="2" draw:end-shape="id118" draw:end-glue-point="0" svg:d="M13805 8953l-5 1871" svg:viewBox="0 0 6 1872">
          <text:p/>
        </draw:connector>
        <draw:connector draw:style-name="gr164" draw:text-style-name="P18" draw:layer="layout" draw:type="line" svg:x1="13.8cm" svg:y1="12.074cm" svg:x2="13.806cm" svg:y2="13.164cm" draw:start-shape="id118" draw:start-glue-point="2" draw:end-shape="id119" draw:end-glue-point="0" svg:d="M13800 12074l6 1090" svg:viewBox="0 0 7 1091">
          <text:p/>
        </draw:connector>
        <draw:connector draw:style-name="gr165" draw:text-style-name="P18" draw:layer="layout" draw:type="line" svg:x1="13.806cm" svg:y1="13.364cm" svg:x2="13.771cm" svg:y2="14.195cm" draw:start-shape="id119" draw:start-glue-point="2" draw:end-shape="id120" draw:end-glue-point="0" svg:d="M13806 13364l-35 831" svg:viewBox="0 0 36 832">
          <text:p/>
        </draw:connector>
        <draw:connector draw:style-name="gr166" draw:text-style-name="P18" draw:layer="layout" draw:type="line" svg:x1="13.797cm" svg:y1="17.256cm" svg:x2="13.779cm" svg:y2="18.071cm" draw:start-shape="id121" draw:start-glue-point="6" draw:end-shape="id122" draw:end-glue-point="0" svg:d="M13797 17256l-18 815" svg:viewBox="0 0 19 816">
          <text:p/>
        </draw:connector>
        <draw:connector draw:style-name="gr167" draw:text-style-name="P18" draw:layer="layout" draw:type="line" svg:x1="13.779cm" svg:y1="19.09cm" svg:x2="13.805cm" svg:y2="20.038cm" draw:start-shape="id122" draw:start-glue-point="2" draw:end-shape="id123" draw:end-glue-point="4" svg:d="M13779 19090l26 948" svg:viewBox="0 0 27 949">
          <text:p/>
        </draw:connector>
        <draw:connector draw:style-name="gr168" draw:text-style-name="P18" draw:layer="layout" svg:x1="14.075cm" svg:y1="20.308cm" svg:x2="16.431cm" svg:y2="21.156cm" draw:start-shape="id123" draw:start-glue-point="7" draw:end-shape="id124" draw:end-glue-point="0" svg:d="M14075 20308h2356v848" svg:viewBox="0 0 2357 849">
          <text:p/>
        </draw:connector>
        <draw:connector draw:style-name="gr169" draw:text-style-name="P18" draw:layer="layout" svg:x1="13.535cm" svg:y1="20.308cm" svg:x2="11.352cm" svg:y2="26.533cm" draw:start-shape="id123" draw:start-glue-point="5" draw:end-shape="id125" draw:end-glue-point="0" svg:d="M13535 20308h-2183v6225" svg:viewBox="0 0 2184 6226">
          <text:p/>
        </draw:connector>
        <draw:connector draw:style-name="gr170" draw:text-style-name="P18" draw:layer="layout" draw:type="line" svg:x1="16.431cm" svg:y1="23.019cm" svg:x2="16.439cm" svg:y2="24.269cm" draw:start-shape="id124" draw:start-glue-point="2" draw:end-shape="id126" draw:end-glue-point="0" svg:d="M16431 23019l8 1250" svg:viewBox="0 0 9 1251">
          <text:p/>
        </draw:connector>
        <draw:connector draw:style-name="gr171" draw:text-style-name="P18" draw:layer="layout" draw:line-skew="1.583cm" svg:x1="19.004cm" svg:y1="24.892cm" svg:x2="14.067cm" svg:y2="16.986cm" draw:start-shape="id126" draw:start-glue-point="1" draw:end-shape="id121" draw:end-glue-point="7" svg:d="M19004 24892h2136v-7906h-7073" svg:viewBox="0 0 7074 7907">
          <text:p/>
        </draw:connector>
        <draw:connector draw:style-name="gr172" draw:text-style-name="P18" draw:layer="layout" draw:type="line" svg:x1="13.771cm" svg:y1="15.769cm" svg:x2="13.797cm" svg:y2="16.716cm" draw:start-shape="id120" draw:start-glue-point="2" draw:end-shape="id121" draw:end-glue-point="4" svg:d="M13771 15769l26 947" svg:viewBox="0 0 27 948">
          <text:p/>
        </draw:connector>
        <draw:custom-shape draw:style-name="gr182" draw:text-style-name="P29" draw:layer="layout" svg:width="5.013cm" svg:height="1.653cm" svg:x="20.811cm" svg:y="25.705cm">
          <text:p text:style-name="P28"><text:span text:style-name="T2">これはメモリー上での操作であって、</text:span><text:span text:style-name="T2">DB</text:span><text:span text:style-name="T2">に反映してはいけない。</text:span></text:p>
          <draw:enhanced-geometry svg:viewBox="0 0 21600 21600" draw:text-areas="800 800 20800 20800" draw:type="round-rectangular-callout" draw:modifiers="-7340.72596729158 -3134.220072551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3" draw:text-style-name="P29" draw:layer="layout" svg:width="6.465cm" svg:height="2.276cm" draw:transform="skewX (-0.0347320521146872) translate (1.27cm 17.621cm)">
          <text:p text:style-name="P28"><text:span text:style-name="T12">ここで行っていることは、メンバーに</text:span><text:span text:style-name="T13">手続きグループが含まれていたら、それを展開してメンバーに追加し、最終的に手続きと目録だけにする処理。</text:span></text:p>
          <draw:enhanced-geometry svg:viewBox="0 0 21600 21600" draw:text-areas="800 800 20800 20800" draw:type="round-rectangular-callout" draw:modifiers="25451.6548097742 -8528.063241106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75" draw:text-style-name="P18" draw:layer="layout" draw:type="line" svg:x1="11.352cm" svg:y1="26.733cm" svg:x2="11.322cm" svg:y2="28.125cm" draw:start-shape="id125" draw:start-glue-point="2" draw:end-shape="id127" draw:end-glue-point="0" svg:d="M11352 26733l-30 1392" svg:viewBox="0 0 31 1393">
          <text:p/>
        </draw:connector>
        <draw:connector draw:style-name="gr176" draw:text-style-name="P18" draw:layer="layout" draw:type="line" svg:x1="11.322cm" svg:y1="29.448cm" svg:x2="11.293cm" svg:y2="31.023cm" draw:start-shape="id127" draw:start-glue-point="2" draw:end-shape="id128" svg:d="M11322 29448l-29 1575" svg:viewBox="0 0 30 1576">
          <text:p/>
        </draw:connector>
        <draw:connector draw:style-name="gr177" draw:text-style-name="P18" draw:layer="layout" draw:type="line" svg:x1="11.293cm" svg:y1="32.35cm" svg:x2="11.261cm" svg:y2="33.979cm" draw:start-shape="id128" draw:start-glue-point="2" draw:end-shape="id129" draw:end-glue-point="0" svg:d="M11293 32350l-32 1629" svg:viewBox="0 0 33 1630">
          <text:p/>
        </draw:connector>
        <draw:custom-shape draw:style-name="gr99" draw:text-style-name="P22" draw:layer="layout" svg:width="7.116cm" svg:height="1.75cm" svg:x="1.244cm" svg:y="1.156cm">
          <text:p text:style-name="P19"><text:span text:style-name="T9">手続きグループ収集処理</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draw:page draw:name="page5" draw:style-name="dp1" draw:master-page-name="標準">
        <draw:custom-shape draw:style-name="gr99" draw:text-style-name="P22" draw:layer="layout" svg:width="7.116cm" svg:height="1.75cm" svg:x="1.245cm" svg:y="1.157cm">
          <text:p text:style-name="P19"><text:span text:style-name="T9">会員実行権限チェック処理</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1" draw:text-style-name="P9" draw:layer="layout" svg:width="0.5cm" svg:height="0.5cm" svg:x="36.783cm" svg:y="30.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84" draw:text-style-name="P15" draw:layer="layout" svg:width="2.5cm" svg:height="1.25cm" svg:x="29.993cm" svg:y="38.0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15" draw:layer="layout" svg:width="2.5cm" svg:height="1.25cm" svg:x="31.743cm" svg:y="3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15" draw:layer="layout" svg:width="2.5cm" svg:height="1.25cm" svg:x="35.743cm" svg:y="38.5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3.25cm" svg:height="0.602cm" svg:x="34.321cm" svg:y="33.345cm">
          <draw:text-box>
            <text:p><text:span text:style-name="T4">ｘｘｘ</text:span></text:p>
          </draw:text-box>
        </draw:frame>
        <draw:frame draw:style-name="gr10" draw:text-style-name="P8" draw:layer="layout" svg:width="3.25cm" svg:height="0.602cm" svg:x="41.993cm" svg:y="32.028cm">
          <draw:text-box>
            <text:p><text:span text:style-name="T4">ｘｘｘ</text:span></text:p>
          </draw:text-box>
        </draw:frame>
        <draw:frame draw:style-name="gr10" draw:text-style-name="P8" draw:layer="layout" svg:width="3.25cm" svg:height="0.602cm" svg:x="42.743cm" svg:y="32.926cm">
          <draw:text-box>
            <text:p><text:span text:style-name="T4">ｘｘｘ</text:span></text:p>
          </draw:text-box>
        </draw:frame>
        <draw:custom-shape draw:style-name="gr185" draw:text-style-name="P29" draw:layer="layout" svg:width="5cm" svg:height="2cm" svg:x="40.993cm" svg:y="31.778cm">
          <text:p text:style-name="P28"><text:span text:style-name="T2">XXXX</text:span></text:p>
          <draw:enhanced-geometry svg:viewBox="0 0 21600 21600" draw:text-areas="800 800 20800 20800" draw:type="round-rectangular-callout" draw:modifiers="-7364.12717456509 -2612.293853073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6" draw:text-style-name="P29" draw:layer="layout" svg:width="5cm" svg:height="2cm" svg:x="41.993cm" svg:y="35.278cm">
          <text:p text:style-name="P28"><text:span text:style-name="T2">XXXX</text:span></text:p>
          <draw:enhanced-geometry svg:viewBox="0 0 21600 21600" draw:text-areas="800 800 20800 20800" draw:type="round-rectangular-callout" draw:modifiers="-7364.12717456509 -2612.293853073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7" draw:text-style-name="P17" draw:layer="layout" svg:width="3.75cm" svg:height="2.25cm" svg:x="31.178cm" svg:y="30.123cm">
          <text:p text:style-name="P16"><text:span text:style-name="T8">&lt;&lt;datastore&gt;&gt;</text:span></text:p>
          <text:p text:style-name="P16"><text:span text:style-name="T4"/></text:p>
          <draw:enhanced-geometry svg:viewBox="0 0 21600 21600" draw:type="rectangle" draw:enhanced-path="M 0 0 L 21600 0 21600 21600 0 21600 0 0 Z N"/>
        </draw:custom-shape>
        <draw:custom-shape draw:style-name="gr187" draw:text-style-name="P17" draw:layer="layout" svg:width="3.75cm" svg:height="2.25cm" svg:x="31.928cm" svg:y="35.123cm">
          <text:p text:style-name="P16"><text:span text:style-name="T8">&lt;&lt;datastore&gt;&gt;</text:span></text:p>
          <text:p text:style-name="P16"><text:span text:style-name="T4"/></text:p>
          <draw:enhanced-geometry svg:viewBox="0 0 21600 21600" draw:type="rectangle" draw:enhanced-path="M 0 0 L 21600 0 21600 21600 0 21600 0 0 Z N"/>
        </draw:custom-shape>
        <draw:custom-shape draw:style-name="gr9" draw:text-style-name="P2" draw:layer="layout" svg:width="0.54cm" svg:height="0.54cm" svg:x="30.927cm" svg:y="23.58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draw:layer="layout" svg:width="0.54cm" svg:height="0.54cm" svg:x="30.928cm" svg:y="23.5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draw:layer="layout" svg:width="0.54cm" svg:height="0.54cm" svg:x="30.928cm" svg:y="23.5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draw:layer="layout" svg:width="0.54cm" svg:height="0.54cm" svg:x="30.928cm" svg:y="23.5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draw:layer="layout" svg:width="0.54cm" svg:height="0.54cm" svg:x="30.928cm" svg:y="23.583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9" draw:text-style-name="P5" xml:id="id130" draw:id="id130" draw:layer="layout" svg:width="0.5cm" svg:height="0.5cm" svg:x="30.992cm" svg:y="31.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xml:id="id131" draw:id="id131" draw:layer="layout" svg:width="0.5cm" svg:height="0.5cm" svg:x="32.192cm" svg:y="31.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8" draw:layer="layout" draw:type="line" svg:x1="31.492cm" svg:y1="31.777cm" svg:x2="32.192cm" svg:y2="31.777cm" draw:start-shape="id130" draw:start-glue-point="10" draw:end-shape="id131" draw:end-glue-point="6" svg:d="M31492 31777h700" svg:viewBox="0 0 701 1">
            <text:p/>
          </draw:connector>
        </draw:g>
        <draw:g>
          <draw:custom-shape draw:style-name="gr4" draw:text-style-name="P5" draw:layer="layout" svg:width="0.6cm" svg:height="0.6cm" svg:x="32.242cm" svg:y="3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cm" svg:height="0.5cm" svg:x="32.292cm" svg:y="34.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 draw:text-style-name="P1" xml:id="id132" draw:id="id132" draw:layer="layout" svg:width="0.54cm" svg:height="0.54cm" svg:x="13.314cm" svg:y="2.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5" xml:id="id133" draw:id="id133" draw:layer="layout" svg:width="6.634cm" svg:height="1.296cm" svg:x="10.284cm" svg:y="4.563cm">
          <text:p text:style-name="P14"><text:span text:style-name="T4">当該会員と対象手続きの間の権限設定データを検索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15" xml:id="id135" draw:id="id135" draw:layer="layout" svg:width="8.891cm" svg:height="2.205cm" svg:x="14.683cm" svg:y="8.516cm">
          <text:p text:style-name="P14"><text:span text:style-name="T4">対象手続きを起点として手続き目録階層の下層から最上層まで、それに紐づく手続きグループを順に、当該会員との間に権限設定データがあるか検索する。見つかったところで検索を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15" xml:id="id140" draw:id="id140" draw:layer="layout" svg:width="8.389cm" svg:height="1.966cm" svg:x="18.89cm" svg:y="13.248cm">
          <text:p text:style-name="P14"><text:span text:style-name="T4">見つかった手続きグループが紐づく手続きあるいは手続き目録に紐づく他の手続きグループにも、当該会員との権限設定データがあった場合、それらの権限を合算して最終的な実行権限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1" draw:text-style-name="P26" xml:id="id139" draw:id="id139" draw:layer="layout" svg:width="8.441cm" svg:height="1.992cm" svg:x="10.054cm" svg:y="13.195cm">
          <text:p text:style-name="P25"><text:span text:style-name="T4">手続き目録階層の下層から最上層までの手続き目録を順に、当該会員との間に権限設定データがあるか検索する。見つかったところで検索を終了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2" draw:text-style-name="P15" xml:id="id136" draw:id="id136" draw:layer="layout" svg:width="6.634cm" svg:height="1.614cm" svg:x="6.377cm" svg:y="8.395cm">
          <text:p text:style-name="P14"><text:span text:style-name="T4">見つかった権限データを実行権限として採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3" draw:text-style-name="P18" draw:layer="layout" draw:type="line" svg:x1="13.584cm" svg:y1="3.325cm" svg:x2="13.601cm" svg:y2="4.563cm" draw:start-shape="id132" draw:start-glue-point="8" draw:end-shape="id133" draw:end-glue-point="0" svg:d="M13584 3325l17 1238" svg:viewBox="0 0 18 1239">
          <text:p/>
        </draw:connector>
        <draw:custom-shape draw:style-name="gr9" draw:text-style-name="P2" xml:id="id142" draw:id="id142" draw:layer="layout" svg:width="0.54cm" svg:height="0.54cm" svg:x="13.981cm" svg:y="16.64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draw:layer="layout" svg:width="0.54cm" svg:height="0.54cm" svg:x="31.38cm" svg:y="22.4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xml:id="id138" draw:id="id138" draw:layer="layout" svg:width="0.54cm" svg:height="0.54cm" svg:x="18.839cm" svg:y="12.07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9" draw:text-style-name="P2" xml:id="id134" draw:id="id134" draw:layer="layout" svg:width="0.54cm" svg:height="0.54cm" svg:x="13.288cm" svg:y="7.08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94" draw:text-style-name="P18" draw:layer="layout" draw:type="line" svg:x1="13.601cm" svg:y1="5.859cm" svg:x2="13.558cm" svg:y2="7.089cm" draw:start-shape="id133" draw:start-glue-point="2" draw:end-shape="id134" draw:end-glue-point="4" svg:d="M13601 5859l-43 1230" svg:viewBox="0 0 44 1231">
          <text:p/>
        </draw:connector>
        <draw:connector draw:style-name="gr195" draw:text-style-name="P18" draw:layer="layout" svg:x1="13.828cm" svg:y1="7.359cm" svg:x2="19.128cm" svg:y2="8.516cm" draw:start-shape="id134" draw:start-glue-point="7" draw:end-shape="id135" draw:end-glue-point="0" svg:d="M13828 7359h5300v1157" svg:viewBox="0 0 5301 1158">
          <text:p/>
        </draw:connector>
        <draw:connector draw:style-name="gr196" draw:text-style-name="P18" draw:layer="layout" svg:x1="13.288cm" svg:y1="7.359cm" svg:x2="9.694cm" svg:y2="8.395cm" draw:start-shape="id134" draw:start-glue-point="5" draw:end-shape="id136" svg:d="M13288 7359h-3594v1036" svg:viewBox="0 0 3595 1037">
          <text:p/>
        </draw:connector>
        <draw:frame draw:style-name="gr10" draw:text-style-name="P8" draw:layer="layout" svg:width="3.25cm" svg:height="0.602cm" svg:x="30.3cm" svg:y="24.826cm">
          <draw:text-box>
            <text:p><text:span text:style-name="T4">ｘｘｘ</text:span></text:p>
          </draw:text-box>
        </draw:frame>
        <draw:frame draw:style-name="gr10" draw:text-style-name="P8" draw:layer="layout" svg:width="3.25cm" svg:height="0.602cm" svg:x="19.848cm" svg:y="11.491cm">
          <draw:text-box>
            <text:p><text:span text:style-name="T4">見つかった</text:span></text:p>
          </draw:text-box>
        </draw:frame>
        <draw:frame draw:style-name="gr10" draw:text-style-name="P8" draw:layer="layout" svg:width="3.25cm" svg:height="0.602cm" svg:x="10.165cm" svg:y="6.623cm">
          <draw:text-box>
            <text:p><text:span text:style-name="T4">見つかった</text:span></text:p>
          </draw:text-box>
        </draw:frame>
        <draw:frame draw:style-name="gr10" draw:text-style-name="P8" draw:layer="layout" svg:width="3.25cm" svg:height="0.602cm" svg:x="14.081cm" svg:y="6.516cm">
          <draw:text-box>
            <text:p><text:span text:style-name="T4">見つからない</text:span></text:p>
          </draw:text-box>
        </draw:frame>
        <draw:custom-shape draw:style-name="gr11" draw:text-style-name="P9" xml:id="id144" draw:id="id144" draw:layer="layout" svg:width="0.5cm" svg:height="0.5cm" svg:x="18.962cm" svg:y="21.03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1" draw:text-style-name="P9" draw:layer="layout" svg:width="0.5cm" svg:height="0.5cm" svg:x="31.361cm" svg:y="21.109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1" draw:text-style-name="P9" xml:id="id141" draw:id="id141" draw:layer="layout" svg:width="0.5cm" svg:height="0.5cm" svg:x="22.801cm" svg:y="16.5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1" draw:text-style-name="P9" xml:id="id137" draw:id="id137" draw:layer="layout" svg:width="0.5cm" svg:height="0.5cm" svg:x="9.392cm" svg:y="11.38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197" draw:text-style-name="P18" draw:layer="layout" draw:type="line" svg:x1="9.694cm" svg:y1="10.009cm" svg:x2="9.642cm" svg:y2="11.383cm" draw:start-shape="id136" draw:start-glue-point="2" draw:end-shape="id137" draw:end-glue-point="4" svg:d="M9694 10009l-52 1374" svg:viewBox="0 0 53 1375">
          <text:p/>
        </draw:connector>
        <draw:connector draw:style-name="gr198" draw:text-style-name="P18" draw:layer="layout" draw:type="line" svg:x1="19.128cm" svg:y1="10.721cm" svg:x2="19.109cm" svg:y2="12.075cm" draw:start-shape="id135" draw:start-glue-point="2" draw:end-shape="id138" draw:end-glue-point="4" svg:d="M19128 10721l-19 1354" svg:viewBox="0 0 20 1355">
          <text:p/>
        </draw:connector>
        <draw:connector draw:style-name="gr199" draw:text-style-name="P18" draw:layer="layout" svg:x1="18.839cm" svg:y1="12.345cm" svg:x2="14.274cm" svg:y2="13.195cm" draw:start-shape="id138" draw:start-glue-point="5" draw:end-shape="id139" draw:end-glue-point="0" svg:d="M18839 12345h-4565v850" svg:viewBox="0 0 4566 851">
          <text:p/>
        </draw:connector>
        <draw:connector draw:style-name="gr200" draw:text-style-name="P18" draw:layer="layout" draw:type="line" svg:x1="23.084cm" svg:y1="15.214cm" svg:x2="23.051cm" svg:y2="16.57cm" draw:start-shape="id140" draw:start-glue-point="2" draw:end-shape="id141" draw:end-glue-point="4" svg:d="M23084 15214l-33 1356" svg:viewBox="0 0 34 1357">
          <text:p/>
        </draw:connector>
        <draw:connector draw:style-name="gr201" draw:text-style-name="P18" draw:layer="layout" svg:x1="19.379cm" svg:y1="12.345cm" svg:x2="23.084cm" svg:y2="13.248cm" draw:start-shape="id138" draw:start-glue-point="7" draw:end-shape="id140" draw:end-glue-point="0" svg:d="M19379 12345h3705v903" svg:viewBox="0 0 3706 904">
          <text:p/>
        </draw:connector>
        <draw:frame draw:style-name="gr10" draw:text-style-name="P8" draw:layer="layout" svg:width="3.25cm" svg:height="0.602cm" svg:x="14.715cm" svg:y="11.489cm">
          <draw:text-box>
            <text:p><text:span text:style-name="T4">見つからない</text:span></text:p>
          </draw:text-box>
        </draw:frame>
        <draw:connector draw:style-name="gr202" draw:text-style-name="P18" draw:layer="layout" draw:type="line" svg:x1="14.274cm" svg:y1="15.187cm" svg:x2="14.251cm" svg:y2="16.648cm" draw:start-shape="id139" draw:start-glue-point="2" draw:end-shape="id142" draw:end-glue-point="4" svg:d="M14274 15187l-23 1461" svg:viewBox="0 0 24 1462">
          <text:p/>
        </draw:connector>
        <draw:custom-shape draw:style-name="gr192" draw:text-style-name="P15" xml:id="id143" draw:id="id143" draw:layer="layout" svg:width="6.634cm" svg:height="1.614cm" svg:x="15.893cm" svg:y="18.07cm">
          <text:p text:style-name="P14"><text:span text:style-name="T4">見つかった権限データを実行権限として採用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3" draw:text-style-name="P18" draw:layer="layout" svg:x1="14.521cm" svg:y1="16.918cm" svg:x2="19.21cm" svg:y2="18.07cm" draw:start-shape="id142" draw:start-glue-point="7" draw:end-shape="id143" draw:end-glue-point="0" svg:d="M14521 16918h4689v1152" svg:viewBox="0 0 4690 1153">
          <text:p/>
        </draw:connector>
        <draw:connector draw:style-name="gr204" draw:text-style-name="P18" draw:layer="layout" draw:type="line" svg:x1="19.21cm" svg:y1="19.684cm" svg:x2="19.212cm" svg:y2="21.033cm" draw:start-shape="id143" draw:start-glue-point="2" draw:end-shape="id144" draw:end-glue-point="4" svg:d="M19210 19684l2 1349" svg:viewBox="0 0 3 1350">
          <text:p/>
        </draw:connector>
        <draw:custom-shape draw:style-name="gr192" draw:text-style-name="P15" xml:id="id145" draw:id="id145" draw:layer="layout" svg:width="6.634cm" svg:height="1.614cm" svg:x="8.318cm" svg:y="18.062cm">
          <text:p text:style-name="P14"><text:span text:style-name="T4">会員グループ実行権限チェック処理に進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5" draw:text-style-name="P18" draw:layer="layout" svg:x1="13.981cm" svg:y1="16.918cm" svg:x2="11.635cm" svg:y2="18.062cm" draw:start-shape="id142" draw:start-glue-point="5" draw:end-shape="id145" svg:d="M13981 16918h-2346v1144" svg:viewBox="0 0 2347 1145">
          <text:p/>
        </draw:connector>
        <draw:frame draw:style-name="gr10" draw:text-style-name="P8" draw:layer="layout" svg:width="3.25cm" svg:height="0.602cm" svg:x="15.165cm" svg:y="16.201cm">
          <draw:text-box>
            <text:p><text:span text:style-name="T4">見つかった</text:span></text:p>
          </draw:text-box>
        </draw:frame>
        <draw:frame draw:style-name="gr10" draw:text-style-name="P8" draw:layer="layout" svg:width="3.25cm" svg:height="0.602cm" svg:x="10.323cm" svg:y="16.066cm">
          <draw:text-box>
            <text:p><text:span text:style-name="T4">見つからない</text:span></text:p>
          </draw:text-box>
        </draw:frame>
        <draw:connector draw:style-name="gr206" draw:text-style-name="P18" draw:layer="layout" draw:type="line" svg:x1="11.635cm" svg:y1="19.676cm" svg:x2="11.562cm" svg:y2="22.439cm" draw:start-shape="id145" draw:start-glue-point="2" draw:end-shape="id146" draw:end-glue-point="0" svg:d="M11635 19676l-73 2763" svg:viewBox="0 0 74 2764">
          <text:p/>
        </draw:connector>
        <draw:g xml:id="id146" draw:id="id146">
          <draw:custom-shape draw:style-name="gr4" draw:text-style-name="P5" draw:layer="layout" svg:width="0.6cm" svg:height="0.6cm" svg:x="11.262cm" svg:y="22.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cm" svg:height="0.5cm" svg:x="11.312cm" svg:y="22.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メイリオ" svg:font-family="メイリオ" style:font-family-generic="modern" style:font-pitch="variable"/>
    <style:font-face style:name="メイリオ1" svg:font-family="メイリオ" style:font-family-generic="swiss" style:font-pitch="variable"/>
    <style:font-face style:name="游ゴシック" svg:font-family="游ゴシック" style:font-family-generic="system" style:font-pitch="variable"/>
    <style:font-face style:name="游ゴシック1" svg:font-family="游ゴシック" style:font-family-generic="swiss" style:font-pitch="variable"/>
    <style:font-face style:name="游ゴシック2" svg:font-family="游ゴシック" style:font-family-generic="roman" style:font-pitch="variable"/>
    <style:font-face style:name="游ゴシック3" svg:font-family="游ゴシック" style:font-family-generic="modern" style:font-pitch="variable"/>
    <style:font-face style:name="游明朝" svg:font-family="游明朝" style:font-family-generic="roman" style:font-pitch="variable"/>
    <style:font-face style:name="游明朝1" svg:font-family="游明朝" style:font-family-generic="swiss" style:font-pitch="variable"/>
    <style:font-face style:name="游明朝2" svg:font-family="游明朝" style:font-family-generic="system" style:font-pitch="variable"/>
    <style:font-face style:name="ＭＳ ゴシック" svg:font-family="'ＭＳ ゴシック'" style:font-family-generic="modern" style:font-pitch="variable"/>
    <style:font-face style:name="ＭＳ ゴシック1" svg:font-family="'ＭＳ ゴシック'" style:font-family-generic="modern" style:font-pitch="fixed"/>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10" draw:display-name="線の終点 10" svg:viewBox="0 0 20 20" svg:d="M0 20l10-20 10 20z"/>
    <draw:marker draw:name="線の終点_20_100" draw:display-name="線の終点 100" svg:viewBox="0 0 20 20" svg:d="M0 20l10-20 10 20z"/>
    <draw:marker draw:name="線の終点_20_101" draw:display-name="線の終点 101" svg:viewBox="0 0 20 20" svg:d="M0 20l10-20 10 20z"/>
    <draw:marker draw:name="線の終点_20_102" draw:display-name="線の終点 102" svg:viewBox="0 0 20 20" svg:d="M0 20l10-20 10 20z"/>
    <draw:marker draw:name="線の終点_20_103" draw:display-name="線の終点 103" svg:viewBox="0 0 20 20" svg:d="M0 20l10-20 10 20z"/>
    <draw:marker draw:name="線の終点_20_104" draw:display-name="線の終点 104" svg:viewBox="0 0 20 20" svg:d="M0 20l10-20 10 20z"/>
    <draw:marker draw:name="線の終点_20_105" draw:display-name="線の終点 105" svg:viewBox="0 0 20 20" svg:d="M0 20l10-20 10 20z"/>
    <draw:marker draw:name="線の終点_20_106" draw:display-name="線の終点 106" svg:viewBox="0 0 20 20" svg:d="M0 20l10-20 10 20z"/>
    <draw:marker draw:name="線の終点_20_107" draw:display-name="線の終点 107" svg:viewBox="0 0 20 20" svg:d="M0 20l10-20 10 20z"/>
    <draw:marker draw:name="線の終点_20_108" draw:display-name="線の終点 108" svg:viewBox="0 0 20 20" svg:d="M0 20l10-20 10 20z"/>
    <draw:marker draw:name="線の終点_20_109" draw:display-name="線の終点 109" svg:viewBox="0 0 20 20" svg:d="M0 20l10-20 10 20z"/>
    <draw:marker draw:name="線の終点_20_11" draw:display-name="線の終点 11" svg:viewBox="0 0 20 20" svg:d="M0 20l10-20 10 20z"/>
    <draw:marker draw:name="線の終点_20_110" draw:display-name="線の終点 110" svg:viewBox="0 0 20 20" svg:d="M0 20l10-20 10 20z"/>
    <draw:marker draw:name="線の終点_20_111" draw:display-name="線の終点 111" svg:viewBox="0 0 20 20" svg:d="M0 20l10-20 10 20z"/>
    <draw:marker draw:name="線の終点_20_112" draw:display-name="線の終点 112" svg:viewBox="0 0 20 20" svg:d="M0 20l10-20 10 20z"/>
    <draw:marker draw:name="線の終点_20_113" draw:display-name="線の終点 113" svg:viewBox="0 0 20 20" svg:d="M0 20l10-20 10 20z"/>
    <draw:marker draw:name="線の終点_20_114" draw:display-name="線の終点 114" svg:viewBox="0 0 20 20" svg:d="M0 20l10-20 10 20z"/>
    <draw:marker draw:name="線の終点_20_115" draw:display-name="線の終点 115" svg:viewBox="0 0 20 20" svg:d="M0 20l10-20 10 20z"/>
    <draw:marker draw:name="線の終点_20_116" draw:display-name="線の終点 116" svg:viewBox="0 0 20 20" svg:d="M0 20l10-20 10 20z"/>
    <draw:marker draw:name="線の終点_20_117" draw:display-name="線の終点 117" svg:viewBox="0 0 20 20" svg:d="M0 20l10-20 10 20z"/>
    <draw:marker draw:name="線の終点_20_118" draw:display-name="線の終点 118" svg:viewBox="0 0 20 20" svg:d="M0 20l10-20 10 20z"/>
    <draw:marker draw:name="線の終点_20_119" draw:display-name="線の終点 119" svg:viewBox="0 0 20 20" svg:d="M0 20l10-20 10 20z"/>
    <draw:marker draw:name="線の終点_20_12" draw:display-name="線の終点 12" svg:viewBox="0 0 20 20" svg:d="M0 20l10-20 10 20z"/>
    <draw:marker draw:name="線の終点_20_120" draw:display-name="線の終点 120" svg:viewBox="0 0 20 20" svg:d="M0 20l10-20 10 20z"/>
    <draw:marker draw:name="線の終点_20_121" draw:display-name="線の終点 121" svg:viewBox="0 0 20 20" svg:d="M0 20l10-20 10 20z"/>
    <draw:marker draw:name="線の終点_20_122" draw:display-name="線の終点 122" svg:viewBox="0 0 20 20" svg:d="M0 20l10-20 10 20z"/>
    <draw:marker draw:name="線の終点_20_123" draw:display-name="線の終点 123" svg:viewBox="0 0 20 20" svg:d="M0 20l10-20 10 20z"/>
    <draw:marker draw:name="線の終点_20_124" draw:display-name="線の終点 124" svg:viewBox="0 0 20 20" svg:d="M0 20l10-20 10 20z"/>
    <draw:marker draw:name="線の終点_20_125" draw:display-name="線の終点 125" svg:viewBox="0 0 20 20" svg:d="M0 20l10-20 10 20z"/>
    <draw:marker draw:name="線の終点_20_126" draw:display-name="線の終点 126" svg:viewBox="0 0 20 20" svg:d="M0 20l10-20 10 20z"/>
    <draw:marker draw:name="線の終点_20_127" draw:display-name="線の終点 127" svg:viewBox="0 0 20 20" svg:d="M0 20l10-20 10 20z"/>
    <draw:marker draw:name="線の終点_20_128" draw:display-name="線の終点 128" svg:viewBox="0 0 20 20" svg:d="M0 20l10-20 10 20z"/>
    <draw:marker draw:name="線の終点_20_129" draw:display-name="線の終点 129" svg:viewBox="0 0 20 20" svg:d="M0 20l10-20 10 20z"/>
    <draw:marker draw:name="線の終点_20_13" draw:display-name="線の終点 13" svg:viewBox="0 0 20 20" svg:d="M0 20l10-20 10 20z"/>
    <draw:marker draw:name="線の終点_20_14" draw:display-name="線の終点 14" svg:viewBox="0 0 20 20" svg:d="M0 20l10-20 10 20z"/>
    <draw:marker draw:name="線の終点_20_15" draw:display-name="線の終点 15" svg:viewBox="0 0 20 20" svg:d="M0 20l10-20 10 20z"/>
    <draw:marker draw:name="線の終点_20_16" draw:display-name="線の終点 16" svg:viewBox="0 0 20 20" svg:d="M0 20l10-20 10 20z"/>
    <draw:marker draw:name="線の終点_20_17" draw:display-name="線の終点 17" svg:viewBox="0 0 20 20" svg:d="M0 20l10-20 10 20z"/>
    <draw:marker draw:name="線の終点_20_18" draw:display-name="線の終点 18" svg:viewBox="0 0 20 20" svg:d="M0 20l10-20 10 20z"/>
    <draw:marker draw:name="線の終点_20_19" draw:display-name="線の終点 19" svg:viewBox="0 0 20 20" svg:d="M0 20l10-20 10 20z"/>
    <draw:marker draw:name="線の終点_20_20" draw:display-name="線の終点 20" svg:viewBox="0 0 20 20" svg:d="M0 20l10-20 10 20z"/>
    <draw:marker draw:name="線の終点_20_21" draw:display-name="線の終点 21" svg:viewBox="0 0 20 20" svg:d="M0 20l10-20 10 20z"/>
    <draw:marker draw:name="線の終点_20_22" draw:display-name="線の終点 22" svg:viewBox="0 0 20 20" svg:d="M0 20l10-20 10 20z"/>
    <draw:marker draw:name="線の終点_20_23" draw:display-name="線の終点 23" svg:viewBox="0 0 20 20" svg:d="M0 20l10-20 10 20z"/>
    <draw:marker draw:name="線の終点_20_24" draw:display-name="線の終点 24" svg:viewBox="0 0 20 20" svg:d="M0 20l10-20 10 20z"/>
    <draw:marker draw:name="線の終点_20_26" draw:display-name="線の終点 26" svg:viewBox="0 0 20 20" svg:d="M0 20l10-20 10 20z"/>
    <draw:marker draw:name="線の終点_20_27" draw:display-name="線の終点 27" svg:viewBox="0 0 20 20" svg:d="M0 20l10-20 10 20z"/>
    <draw:marker draw:name="線の終点_20_28" draw:display-name="線の終点 28" svg:viewBox="0 0 20 20" svg:d="M0 20l10-20 10 20z"/>
    <draw:marker draw:name="線の終点_20_29" draw:display-name="線の終点 29" svg:viewBox="0 0 20 20" svg:d="M0 20l10-20 10 20z"/>
    <draw:marker draw:name="線の終点_20_30" draw:display-name="線の終点 30" svg:viewBox="0 0 20 20" svg:d="M0 20l10-20 10 20z"/>
    <draw:marker draw:name="線の終点_20_31" draw:display-name="線の終点 31" svg:viewBox="0 0 20 20" svg:d="M0 20l10-20 10 20z"/>
    <draw:marker draw:name="線の終点_20_32" draw:display-name="線の終点 32" svg:viewBox="0 0 20 20" svg:d="M0 20l10-20 10 20z"/>
    <draw:marker draw:name="線の終点_20_33" draw:display-name="線の終点 33" svg:viewBox="0 0 20 20" svg:d="M0 20l10-20 10 20z"/>
    <draw:marker draw:name="線の終点_20_34" draw:display-name="線の終点 34" svg:viewBox="0 0 20 20" svg:d="M0 20l10-20 10 20z"/>
    <draw:marker draw:name="線の終点_20_35" draw:display-name="線の終点 35" svg:viewBox="0 0 20 20" svg:d="M0 20l10-20 10 20z"/>
    <draw:marker draw:name="線の終点_20_36" draw:display-name="線の終点 36" svg:viewBox="0 0 20 20" svg:d="M0 20l10-20 10 20z"/>
    <draw:marker draw:name="線の終点_20_37" draw:display-name="線の終点 37" svg:viewBox="0 0 20 20" svg:d="M0 20l10-20 10 20z"/>
    <draw:marker draw:name="線の終点_20_38" draw:display-name="線の終点 38" svg:viewBox="0 0 20 20" svg:d="M0 20l10-20 10 20z"/>
    <draw:marker draw:name="線の終点_20_39" draw:display-name="線の終点 39" svg:viewBox="0 0 20 20" svg:d="M0 20l10-20 10 20z"/>
    <draw:marker draw:name="線の終点_20_40" draw:display-name="線の終点 40" svg:viewBox="0 0 20 20" svg:d="M0 20l10-20 10 20z"/>
    <draw:marker draw:name="線の終点_20_41" draw:display-name="線の終点 41" svg:viewBox="0 0 20 20" svg:d="M0 20l10-20 10 20z"/>
    <draw:marker draw:name="線の終点_20_42" draw:display-name="線の終点 42" svg:viewBox="0 0 20 20" svg:d="M0 20l10-20 10 20z"/>
    <draw:marker draw:name="線の終点_20_43" draw:display-name="線の終点 43" svg:viewBox="0 0 20 20" svg:d="M0 20l10-20 10 20z"/>
    <draw:marker draw:name="線の終点_20_44" draw:display-name="線の終点 44" svg:viewBox="0 0 20 20" svg:d="M0 20l10-20 10 20z"/>
    <draw:marker draw:name="線の終点_20_45" draw:display-name="線の終点 45" svg:viewBox="0 0 20 20" svg:d="M0 20l10-20 10 20z"/>
    <draw:marker draw:name="線の終点_20_46" draw:display-name="線の終点 46" svg:viewBox="0 0 20 20" svg:d="M0 20l10-20 10 20z"/>
    <draw:marker draw:name="線の終点_20_47" draw:display-name="線の終点 47" svg:viewBox="0 0 20 20" svg:d="M0 20l10-20 10 20z"/>
    <draw:marker draw:name="線の終点_20_48" draw:display-name="線の終点 48" svg:viewBox="0 0 20 20" svg:d="M0 20l10-20 10 20z"/>
    <draw:marker draw:name="線の終点_20_49" draw:display-name="線の終点 49" svg:viewBox="0 0 20 20" svg:d="M0 20l10-20 10 20z"/>
    <draw:marker draw:name="線の終点_20_50" draw:display-name="線の終点 50" svg:viewBox="0 0 20 20" svg:d="M0 20l10-20 10 20z"/>
    <draw:marker draw:name="線の終点_20_51" draw:display-name="線の終点 51" svg:viewBox="0 0 20 20" svg:d="M0 20l10-20 10 20z"/>
    <draw:marker draw:name="線の終点_20_52" draw:display-name="線の終点 52" svg:viewBox="0 0 20 20" svg:d="M0 20l10-20 10 20z"/>
    <draw:marker draw:name="線の終点_20_53" draw:display-name="線の終点 53" svg:viewBox="0 0 20 20" svg:d="M0 20l10-20 10 20z"/>
    <draw:marker draw:name="線の終点_20_54" draw:display-name="線の終点 54" svg:viewBox="0 0 20 20" svg:d="M0 20l10-20 10 20z"/>
    <draw:marker draw:name="線の終点_20_55" draw:display-name="線の終点 55" svg:viewBox="0 0 20 20" svg:d="M0 20l10-20 10 20z"/>
    <draw:marker draw:name="線の終点_20_56" draw:display-name="線の終点 56" svg:viewBox="0 0 20 20" svg:d="M0 20l10-20 10 20z"/>
    <draw:marker draw:name="線の終点_20_57" draw:display-name="線の終点 57" svg:viewBox="0 0 20 20" svg:d="M0 20l10-20 10 20z"/>
    <draw:marker draw:name="線の終点_20_58" draw:display-name="線の終点 58" svg:viewBox="0 0 20 20" svg:d="M0 20l10-20 10 20z"/>
    <draw:marker draw:name="線の終点_20_59" draw:display-name="線の終点 59" svg:viewBox="0 0 20 20" svg:d="M0 20l10-20 10 20z"/>
    <draw:marker draw:name="線の終点_20_6" draw:display-name="線の終点 6" svg:viewBox="0 0 20 20" svg:d="M0 20l10-20 10 20z"/>
    <draw:marker draw:name="線の終点_20_60" draw:display-name="線の終点 60" svg:viewBox="0 0 20 20" svg:d="M0 20l10-20 10 20z"/>
    <draw:marker draw:name="線の終点_20_61" draw:display-name="線の終点 61" svg:viewBox="0 0 20 20" svg:d="M0 20l10-20 10 20z"/>
    <draw:marker draw:name="線の終点_20_62" draw:display-name="線の終点 62" svg:viewBox="0 0 20 20" svg:d="M0 20l10-20 10 20z"/>
    <draw:marker draw:name="線の終点_20_63" draw:display-name="線の終点 63" svg:viewBox="0 0 20 20" svg:d="M0 20l10-20 10 20z"/>
    <draw:marker draw:name="線の終点_20_64" draw:display-name="線の終点 64" svg:viewBox="0 0 20 20" svg:d="M0 20l10-20 10 20z"/>
    <draw:marker draw:name="線の終点_20_65" draw:display-name="線の終点 65" svg:viewBox="0 0 20 20" svg:d="M0 20l10-20 10 20z"/>
    <draw:marker draw:name="線の終点_20_66" draw:display-name="線の終点 66" svg:viewBox="0 0 20 20" svg:d="M0 20l10-20 10 20z"/>
    <draw:marker draw:name="線の終点_20_67" draw:display-name="線の終点 67" svg:viewBox="0 0 20 20" svg:d="M0 20l10-20 10 20z"/>
    <draw:marker draw:name="線の終点_20_68" draw:display-name="線の終点 68" svg:viewBox="0 0 20 20" svg:d="M0 20l10-20 10 20z"/>
    <draw:marker draw:name="線の終点_20_69" draw:display-name="線の終点 69" svg:viewBox="0 0 20 20" svg:d="M0 20l10-20 10 20z"/>
    <draw:marker draw:name="線の終点_20_7" draw:display-name="線の終点 7" svg:viewBox="0 0 20 20" svg:d="M0 20l10-20 10 20z"/>
    <draw:marker draw:name="線の終点_20_70" draw:display-name="線の終点 70" svg:viewBox="0 0 20 20" svg:d="M0 20l10-20 10 20z"/>
    <draw:marker draw:name="線の終点_20_71" draw:display-name="線の終点 71" svg:viewBox="0 0 20 20" svg:d="M0 20l10-20 10 20z"/>
    <draw:marker draw:name="線の終点_20_72" draw:display-name="線の終点 72" svg:viewBox="0 0 20 20" svg:d="M0 20l10-20 10 20z"/>
    <draw:marker draw:name="線の終点_20_73" draw:display-name="線の終点 73" svg:viewBox="0 0 20 20" svg:d="M0 20l10-20 10 20z"/>
    <draw:marker draw:name="線の終点_20_74" draw:display-name="線の終点 74" svg:viewBox="0 0 20 20" svg:d="M0 20l10-20 10 20z"/>
    <draw:marker draw:name="線の終点_20_75" draw:display-name="線の終点 75" svg:viewBox="0 0 20 20" svg:d="M0 20l10-20 10 20z"/>
    <draw:marker draw:name="線の終点_20_76" draw:display-name="線の終点 76" svg:viewBox="0 0 20 20" svg:d="M0 20l10-20 10 20z"/>
    <draw:marker draw:name="線の終点_20_77" draw:display-name="線の終点 77" svg:viewBox="0 0 20 20" svg:d="M0 20l10-20 10 20z"/>
    <draw:marker draw:name="線の終点_20_78" draw:display-name="線の終点 78" svg:viewBox="0 0 20 20" svg:d="M0 20l10-20 10 20z"/>
    <draw:marker draw:name="線の終点_20_79" draw:display-name="線の終点 79" svg:viewBox="0 0 20 20" svg:d="M0 20l10-20 10 20z"/>
    <draw:marker draw:name="線の終点_20_8" draw:display-name="線の終点 8" svg:viewBox="0 0 20 20" svg:d="M0 20l10-20 10 20z"/>
    <draw:marker draw:name="線の終点_20_80" draw:display-name="線の終点 80" svg:viewBox="0 0 20 20" svg:d="M0 20l10-20 10 20z"/>
    <draw:marker draw:name="線の終点_20_81" draw:display-name="線の終点 81" svg:viewBox="0 0 20 20" svg:d="M0 20l10-20 10 20z"/>
    <draw:marker draw:name="線の終点_20_82" draw:display-name="線の終点 82" svg:viewBox="0 0 20 20" svg:d="M0 20l10-20 10 20z"/>
    <draw:marker draw:name="線の終点_20_83" draw:display-name="線の終点 83" svg:viewBox="0 0 20 20" svg:d="M0 20l10-20 10 20z"/>
    <draw:marker draw:name="線の終点_20_84" draw:display-name="線の終点 84" svg:viewBox="0 0 20 20" svg:d="M0 20l10-20 10 20z"/>
    <draw:marker draw:name="線の終点_20_85" draw:display-name="線の終点 85" svg:viewBox="0 0 20 20" svg:d="M0 20l10-20 10 20z"/>
    <draw:marker draw:name="線の終点_20_86" draw:display-name="線の終点 86" svg:viewBox="0 0 20 20" svg:d="M0 20l10-20 10 20z"/>
    <draw:marker draw:name="線の終点_20_87" draw:display-name="線の終点 87" svg:viewBox="0 0 20 20" svg:d="M0 20l10-20 10 20z"/>
    <draw:marker draw:name="線の終点_20_88" draw:display-name="線の終点 88" svg:viewBox="0 0 20 20" svg:d="M0 20l10-20 10 20z"/>
    <draw:marker draw:name="線の終点_20_89" draw:display-name="線の終点 89" svg:viewBox="0 0 20 20" svg:d="M0 20l10-20 10 20z"/>
    <draw:marker draw:name="線の終点_20_9" draw:display-name="線の終点 9" svg:viewBox="0 0 20 20" svg:d="M0 20l10-20 10 20z"/>
    <draw:marker draw:name="線の終点_20_90" draw:display-name="線の終点 90" svg:viewBox="0 0 20 20" svg:d="M0 20l10-20 10 20z"/>
    <draw:marker draw:name="線の終点_20_91" draw:display-name="線の終点 91" svg:viewBox="0 0 20 20" svg:d="M0 20l10-20 10 20z"/>
    <draw:marker draw:name="線の終点_20_92" draw:display-name="線の終点 92" svg:viewBox="0 0 20 20" svg:d="M0 20l10-20 10 20z"/>
    <draw:marker draw:name="線の終点_20_93" draw:display-name="線の終点 93" svg:viewBox="0 0 20 20" svg:d="M0 20l10-20 10 20z"/>
    <draw:marker draw:name="線の終点_20_94" draw:display-name="線の終点 94" svg:viewBox="0 0 20 20" svg:d="M0 20l10-20 10 20z"/>
    <draw:marker draw:name="線の終点_20_95" draw:display-name="線の終点 95" svg:viewBox="0 0 20 20" svg:d="M0 20l10-20 10 20z"/>
    <draw:marker draw:name="線の終点_20_96" draw:display-name="線の終点 96" svg:viewBox="0 0 20 20" svg:d="M0 20l10-20 10 20z"/>
    <draw:marker draw:name="線の終点_20_97" draw:display-name="線の終点 97" svg:viewBox="0 0 20 20" svg:d="M0 20l10-20 10 20z"/>
    <draw:marker draw:name="線の終点_20_98" draw:display-name="線の終点 98" svg:viewBox="0 0 20 20" svg:d="M0 20l10-20 10 20z"/>
    <draw:marker draw:name="線の終点_20_99" draw:display-name="線の終点 9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游明朝2"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24T19:54:42.513000000</meta:creation-date>
    <dc:date>2022-02-06T22:41:48.425000000</dc:date>
    <meta:editing-duration>PT4H35M18S</meta:editing-duration>
    <meta:editing-cycles>61</meta:editing-cycles>
    <meta:generator>LibreOffice/7.2.5.2$Windows_X86_64 LibreOffice_project/499f9727c189e6ef3471021d6132d4c694f357e5</meta:generator>
    <meta:print-date>2022-01-24T22:28:23.992000000</meta:print-date>
    <meta:document-statistic meta:object-count="411"/>
  </office:meta>
</office:document-meta>
</file>